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27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table:shapes>
          <draw:frame draw:z-index="0" draw:style-name="gr1" draw:text-style-name="P1" svg:width="247.16mm" svg:height="127.51mm" svg:x="119.55mm" svg:y="4.51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number-columns-repeated="6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2.33031" calcext:value-type="float">
            <text:p>2,3303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UM([.F13:.F29])" office:value-type="percentage" office:value="0.669574019307249" calcext:value-type="percentage">
            <text:p>66,9574%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0.929944" calcext:value-type="float">
            <text:p>0,92994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-254874" calcext:value-type="float">
            <text:p>-254874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-1.13515" calcext:value-type="float">
            <text:p>-1,1351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1018.52" calcext:value-type="float">
            <text:p>1018,5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-0.19585" calcext:value-type="float">
            <text:p>-0,1958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-44.3178" calcext:value-type="float">
            <text:p>-44,317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314.010818290674" calcext:value-type="float">
            <text:p>314</text:p>
          </table:table-cell>
          <table:table-cell table:style-name="ce10" table:formula="of:=ABS([.E13]-[.C13])/[.C13]" office:value-type="percentage" office:value="0.0000344531550126341" calcext:value-type="percentage">
            <text:p>0,00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401.93896107117" calcext:value-type="float">
            <text:p>402</text:p>
          </table:table-cell>
          <table:table-cell table:style-name="ce10" table:formula="of:=ABS([.E14]-[.C14])/[.C14]" office:value-type="percentage" office:value="0.305804903158601" calcext:value-type="percentage">
            <text:p>30,58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926.450659572895" calcext:value-type="float">
            <text:p>926</text:p>
          </table:table-cell>
          <table:table-cell table:style-name="ce10" table:formula="of:=ABS([.E15]-[.C15])/[.C15]" office:value-type="percentage" office:value="0.0989924787341578" calcext:value-type="percentage">
            <text:p>9,90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331.65611535765" calcext:value-type="float">
            <text:p>1 332</text:p>
          </table:table-cell>
          <table:table-cell table:style-name="ce10" table:formula="of:=ABS([.E16]-[.C16])/[.C16]" office:value-type="percentage" office:value="0.00399692194641282" calcext:value-type="percentage">
            <text:p>0,40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2014.00377578955" calcext:value-type="float">
            <text:p>2 014</text:p>
          </table:table-cell>
          <table:table-cell table:style-name="ce10" table:formula="of:=ABS([.E17]-[.C17])/[.C17]" office:value-type="percentage" office:value="0.00000187477137446466" calcext:value-type="percentage">
            <text:p>0,00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894.2211782022" calcext:value-type="float">
            <text:p>2 894</text:p>
          </table:table-cell>
          <table:table-cell table:style-name="ce10" table:formula="of:=ABS([.E18]-[.C18])/[.C18]" office:value-type="percentage" office:value="0.0343892702652614" calcext:value-type="percentage">
            <text:p>3,44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879.03933638277" calcext:value-type="float">
            <text:p>3 879</text:p>
          </table:table-cell>
          <table:table-cell table:style-name="ce10" table:formula="of:=ABS([.E19]-[.C19])/[.C19]" office:value-type="percentage" office:value="0.155445387245205" calcext:value-type="percentage">
            <text:p>15,54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061.93291671652" calcext:value-type="float">
            <text:p>6 062</text:p>
          </table:table-cell>
          <table:table-cell table:style-name="ce10" table:formula="of:=ABS([.E20]-[.C20])/[.C20]" office:value-type="percentage" office:value="0.000505702107745986" calcext:value-type="percentage">
            <text:p>0,05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7805.46288733258" calcext:value-type="float">
            <text:p>7 805</text:p>
          </table:table-cell>
          <table:table-cell table:style-name="ce10" table:formula="of:=ABS([.E21]-[.C21])/[.C21]" office:value-type="percentage" office:value="0.00160362147191376" calcext:value-type="percentage">
            <text:p>0,16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9844.39916330568" calcext:value-type="float">
            <text:p>9 844</text:p>
          </table:table-cell>
          <table:table-cell table:style-name="ce10" table:formula="of:=ABS([.E22]-[.C22])/[.C22]" office:value-type="percentage" office:value="0.00187249779215174" calcext:value-type="percentage">
            <text:p>0,19%</text:p>
          </table:table-cell>
          <table:table-cell table:number-columns-repeated="5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141.9127920737" calcext:value-type="float">
            <text:p>12 142</text:p>
          </table:table-cell>
          <table:table-cell table:style-name="ce10" table:formula="of:=ABS([.E23]-[.C23])/[.C23]" office:value-type="percentage" office:value="0.0158046341565884" calcext:value-type="percentage">
            <text:p>1,58%</text:p>
          </table:table-cell>
          <table:table-cell table:number-columns-repeated="5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540.7313001133" calcext:value-type="float">
            <text:p>14 541</text:p>
          </table:table-cell>
          <table:table-cell table:style-name="ce10" table:formula="of:=ABS([.E24]-[.C24])/[.C24]" office:value-type="percentage" office:value="0.00111758603329378" calcext:value-type="percentage">
            <text:p>0,11%</text:p>
          </table:table-cell>
          <table:table-cell table:number-columns-repeated="5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438.2627621191" calcext:value-type="float">
            <text:p>17 438</text:p>
          </table:table-cell>
          <table:table-cell table:style-name="ce10" table:formula="of:=ABS([.E25]-[.C25])/[.C25]" office:value-type="percentage" office:value="0.00271765638083463" calcext:value-type="percentage">
            <text:p>0,27%</text:p>
          </table:table-cell>
          <table:table-cell table:number-columns-repeated="5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551.5361452527" calcext:value-type="float">
            <text:p>20 552</text:p>
          </table:table-cell>
          <table:table-cell table:style-name="ce10" table:formula="of:=ABS([.E26]-[.C26])/[.C26]" office:value-type="percentage" office:value="0.00380338607597015" calcext:value-type="percentage">
            <text:p>0,38%</text:p>
          </table:table-cell>
          <table:table-cell table:number-columns-repeated="5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4067.3494420152" calcext:value-type="float">
            <text:p>24 067</text:p>
          </table:table-cell>
          <table:table-cell table:style-name="ce10" table:formula="of:=ABS([.E27]-[.C27])/[.C27]" office:value-type="percentage" office:value="0.0198196040557463" calcext:value-type="percentage">
            <text:p>1,98%</text:p>
          </table:table-cell>
          <table:table-cell table:number-columns-repeated="5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8276.3240861256" calcext:value-type="float">
            <text:p>28 276</text:p>
          </table:table-cell>
          <table:table-cell table:style-name="ce10" table:formula="of:=ABS([.E28]-[.C28])/[.C28]" office:value-type="percentage" office:value="0.0000114615265806506" calcext:value-type="percentage">
            <text:p>0,00%</text:p>
          </table:table-cell>
          <table:table-cell table:number-columns-repeated="5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office:value-type="float" office:value="31481" calcext:value-type="float">
            <text:p>31 481</text:p>
          </table:table-cell>
          <table:table-cell/>
          <table:table-cell table:formula="of:=[.F$2]*[.C28]^[.F$3]+[.F$4]*[.C28]^[.F$5]+[.F$6]*[.C28]^[.F$7]+[.F$8]" office:value-type="float" office:value="32225.6068845294" calcext:value-type="float">
            <text:p>32 226</text:p>
          </table:table-cell>
          <table:table-cell table:style-name="ce10" table:formula="of:=ABS([.E29]-[.C29])/[.C29]" office:value-type="percentage" office:value="0.0236525804303987" calcext:value-type="percentage">
            <text:p>2,37%</text:p>
          </table:table-cell>
          <table:table-cell table:number-columns-repeated="5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table:formula="of:=IF([.E30]&lt;10000000000;[.E30];10000000000)" office:value-type="float" office:value="35597.3552854147" calcext:value-type="float">
            <text:p>35 597</text:p>
          </table:table-cell>
          <table:table-cell/>
          <table:table-cell table:formula="of:=[.F$2]*[.C29]^[.F$3]+[.F$4]*[.C29]^[.F$5]+[.F$6]*[.C29]^[.F$7]+[.F$8]" office:value-type="float" office:value="35597.3552854147" calcext:value-type="float">
            <text:p>35 597</text:p>
          </table:table-cell>
          <table:table-cell table:number-columns-repeated="6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table:formula="of:=IF([.E31]&lt;10000000000;[.E31];10000000000)" office:value-type="float" office:value="39893.3725128214" calcext:value-type="float">
            <text:p>39 893</text:p>
          </table:table-cell>
          <table:table-cell/>
          <table:table-cell table:formula="of:=[.F$2]*[.C30]^[.F$3]+[.F$4]*[.C30]^[.F$5]+[.F$6]*[.C30]^[.F$7]+[.F$8]" office:value-type="float" office:value="39893.3725128214" calcext:value-type="float">
            <text:p>39 893</text:p>
          </table:table-cell>
          <table:table-cell table:number-columns-repeated="6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table:formula="of:=IF([.E32]&lt;10000000000;[.E32];10000000000)" office:value-type="float" office:value="44340.2598148658" calcext:value-type="float">
            <text:p>44 340</text:p>
          </table:table-cell>
          <table:table-cell/>
          <table:table-cell table:formula="of:=[.F$2]*[.C31]^[.F$3]+[.F$4]*[.C31]^[.F$5]+[.F$6]*[.C31]^[.F$7]+[.F$8]" office:value-type="float" office:value="44340.2598148658" calcext:value-type="float">
            <text:p>44 340</text:p>
          </table:table-cell>
          <table:table-cell table:number-columns-repeated="6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table:formula="of:=IF([.E33]&lt;10000000000;[.E33];10000000000)" office:value-type="float" office:value="48908.3878202668" calcext:value-type="float">
            <text:p>48 908</text:p>
          </table:table-cell>
          <table:table-cell/>
          <table:table-cell table:formula="of:=[.F$2]*[.C32]^[.F$3]+[.F$4]*[.C32]^[.F$5]+[.F$6]*[.C32]^[.F$7]+[.F$8]" office:value-type="float" office:value="48908.3878202668" calcext:value-type="float">
            <text:p>48 908</text:p>
          </table:table-cell>
          <table:table-cell table:number-columns-repeated="6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table:formula="of:=IF([.E34]&lt;10000000000;[.E34];10000000000)" office:value-type="float" office:value="53567.9885478555" calcext:value-type="float">
            <text:p>53 568</text:p>
          </table:table-cell>
          <table:table-cell/>
          <table:table-cell table:formula="of:=[.F$2]*[.C33]^[.F$3]+[.F$4]*[.C33]^[.F$5]+[.F$6]*[.C33]^[.F$7]+[.F$8]" office:value-type="float" office:value="53567.9885478555" calcext:value-type="float">
            <text:p>53 568</text:p>
          </table:table-cell>
          <table:table-cell table:number-columns-repeated="6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table:formula="of:=IF([.E35]&lt;10000000000;[.E35];10000000000)" office:value-type="float" office:value="58289.7757796224" calcext:value-type="float">
            <text:p>58 290</text:p>
          </table:table-cell>
          <table:table-cell/>
          <table:table-cell table:formula="of:=[.F$2]*[.C34]^[.F$3]+[.F$4]*[.C34]^[.F$5]+[.F$6]*[.C34]^[.F$7]+[.F$8]" office:value-type="float" office:value="58289.7757796224" calcext:value-type="float">
            <text:p>58 290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table:formula="of:=IF([.E36]&lt;10000000000;[.E36];10000000000)" office:value-type="float" office:value="63045.4756202013" calcext:value-type="float">
            <text:p>63 045</text:p>
          </table:table-cell>
          <table:table-cell/>
          <table:table-cell table:formula="of:=[.F$2]*[.C35]^[.F$3]+[.F$4]*[.C35]^[.F$5]+[.F$6]*[.C35]^[.F$7]+[.F$8]" office:value-type="float" office:value="63045.4756202013" calcext:value-type="float">
            <text:p>63 045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67808.2621738575" calcext:value-type="float">
            <text:p>67 808</text:p>
          </table:table-cell>
          <table:table-cell/>
          <table:table-cell table:formula="of:=[.F$2]*[.C36]^[.F$3]+[.F$4]*[.C36]^[.F$5]+[.F$6]*[.C36]^[.F$7]+[.F$8]" office:value-type="float" office:value="67808.2621738575" calcext:value-type="float">
            <text:p>67 808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72553.0984260817" calcext:value-type="float">
            <text:p>72 553</text:p>
          </table:table-cell>
          <table:table-cell/>
          <table:table-cell table:formula="of:=[.F$2]*[.C37]^[.F$3]+[.F$4]*[.C37]^[.F$5]+[.F$6]*[.C37]^[.F$7]+[.F$8]" office:value-type="float" office:value="72553.0984260817" calcext:value-type="float">
            <text:p>72 553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77256.9864421169" calcext:value-type="float">
            <text:p>77 257</text:p>
          </table:table-cell>
          <table:table-cell/>
          <table:table-cell table:formula="of:=[.F$2]*[.C38]^[.F$3]+[.F$4]*[.C38]^[.F$5]+[.F$6]*[.C38]^[.F$7]+[.F$8]" office:value-type="float" office:value="77256.9864421169" calcext:value-type="float">
            <text:p>77 257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81899.1339230456" calcext:value-type="float">
            <text:p>81 899</text:p>
          </table:table-cell>
          <table:table-cell/>
          <table:table-cell table:formula="of:=[.F$2]*[.C39]^[.F$3]+[.F$4]*[.C39]^[.F$5]+[.F$6]*[.C39]^[.F$7]+[.F$8]" office:value-type="float" office:value="81899.1339230456" calcext:value-type="float">
            <text:p>81 899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86461.0460915877" calcext:value-type="float">
            <text:p>86 461</text:p>
          </table:table-cell>
          <table:table-cell/>
          <table:table-cell table:formula="of:=[.F$2]*[.C40]^[.F$3]+[.F$4]*[.C40]^[.F$5]+[.F$6]*[.C40]^[.F$7]+[.F$8]" office:value-type="float" office:value="86461.0460915877" calcext:value-type="float">
            <text:p>86 461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90926.5529537639" calcext:value-type="float">
            <text:p>90 927</text:p>
          </table:table-cell>
          <table:table-cell/>
          <table:table-cell table:formula="of:=[.F$2]*[.C41]^[.F$3]+[.F$4]*[.C41]^[.F$5]+[.F$6]*[.C41]^[.F$7]+[.F$8]" office:value-type="float" office:value="90926.5529537639" calcext:value-type="float">
            <text:p>90 927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95281.7823554755" calcext:value-type="float">
            <text:p>95 282</text:p>
          </table:table-cell>
          <table:table-cell/>
          <table:table-cell table:formula="of:=[.F$2]*[.C42]^[.F$3]+[.F$4]*[.C42]^[.F$5]+[.F$6]*[.C42]^[.F$7]+[.F$8]" office:value-type="float" office:value="95281.7823554755" calcext:value-type="float">
            <text:p>95 282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99515.0890819627" calcext:value-type="float">
            <text:p>99 515</text:p>
          </table:table-cell>
          <table:table-cell/>
          <table:table-cell table:formula="of:=[.F$2]*[.C43]^[.F$3]+[.F$4]*[.C43]^[.F$5]+[.F$6]*[.C43]^[.F$7]+[.F$8]" office:value-type="float" office:value="99515.0890819627" calcext:value-type="float">
            <text:p>99 515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103616.949679612" calcext:value-type="float">
            <text:p>103 617</text:p>
          </table:table-cell>
          <table:table-cell/>
          <table:table-cell table:formula="of:=[.F$2]*[.C44]^[.F$3]+[.F$4]*[.C44]^[.F$5]+[.F$6]*[.C44]^[.F$7]+[.F$8]" office:value-type="float" office:value="103616.949679612" calcext:value-type="float">
            <text:p>103 617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107579.831842926" calcext:value-type="float">
            <text:p>107 580</text:p>
          </table:table-cell>
          <table:table-cell/>
          <table:table-cell table:formula="of:=[.F$2]*[.C45]^[.F$3]+[.F$4]*[.C45]^[.F$5]+[.F$6]*[.C45]^[.F$7]+[.F$8]" office:value-type="float" office:value="107579.831842926" calcext:value-type="float">
            <text:p>107 580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111398.046213172" calcext:value-type="float">
            <text:p>111 398</text:p>
          </table:table-cell>
          <table:table-cell/>
          <table:table-cell table:formula="of:=[.F$2]*[.C46]^[.F$3]+[.F$4]*[.C46]^[.F$5]+[.F$6]*[.C46]^[.F$7]+[.F$8]" office:value-type="float" office:value="111398.046213172" calcext:value-type="float">
            <text:p>111 398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115067.58736645" calcext:value-type="float">
            <text:p>115 068</text:p>
          </table:table-cell>
          <table:table-cell/>
          <table:table-cell table:formula="of:=[.F$2]*[.C47]^[.F$3]+[.F$4]*[.C47]^[.F$5]+[.F$6]*[.C47]^[.F$7]+[.F$8]" office:value-type="float" office:value="115067.58736645" calcext:value-type="float">
            <text:p>115 068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118585.969694322" calcext:value-type="float">
            <text:p>118 586</text:p>
          </table:table-cell>
          <table:table-cell/>
          <table:table-cell table:formula="of:=[.F$2]*[.C48]^[.F$3]+[.F$4]*[.C48]^[.F$5]+[.F$6]*[.C48]^[.F$7]+[.F$8]" office:value-type="float" office:value="118585.969694322" calcext:value-type="float">
            <text:p>118 586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121952.062848284" calcext:value-type="float">
            <text:p>121 952</text:p>
          </table:table-cell>
          <table:table-cell/>
          <table:table-cell table:formula="of:=[.F$2]*[.C49]^[.F$3]+[.F$4]*[.C49]^[.F$5]+[.F$6]*[.C49]^[.F$7]+[.F$8]" office:value-type="float" office:value="121952.062848284" calcext:value-type="float">
            <text:p>121 952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125165.930462918" calcext:value-type="float">
            <text:p>125 166</text:p>
          </table:table-cell>
          <table:table-cell/>
          <table:table-cell table:formula="of:=[.F$2]*[.C50]^[.F$3]+[.F$4]*[.C50]^[.F$5]+[.F$6]*[.C50]^[.F$7]+[.F$8]" office:value-type="float" office:value="125165.930462918" calcext:value-type="float">
            <text:p>125 166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128228.675011706" calcext:value-type="float">
            <text:p>128 229</text:p>
          </table:table-cell>
          <table:table-cell/>
          <table:table-cell table:formula="of:=[.F$2]*[.C51]^[.F$3]+[.F$4]*[.C51]^[.F$5]+[.F$6]*[.C51]^[.F$7]+[.F$8]" office:value-type="float" office:value="128228.675011706" calcext:value-type="float">
            <text:p>128 229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131142.290894024" calcext:value-type="float">
            <text:p>131 142</text:p>
          </table:table-cell>
          <table:table-cell/>
          <table:table-cell table:formula="of:=[.F$2]*[.C52]^[.F$3]+[.F$4]*[.C52]^[.F$5]+[.F$6]*[.C52]^[.F$7]+[.F$8]" office:value-type="float" office:value="131142.290894024" calcext:value-type="float">
            <text:p>131 142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133909.527204227" calcext:value-type="float">
            <text:p>133 910</text:p>
          </table:table-cell>
          <table:table-cell/>
          <table:table-cell table:formula="of:=[.F$2]*[.C53]^[.F$3]+[.F$4]*[.C53]^[.F$5]+[.F$6]*[.C53]^[.F$7]+[.F$8]" office:value-type="float" office:value="133909.527204227" calcext:value-type="float">
            <text:p>133 910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136533.761090821" calcext:value-type="float">
            <text:p>136 534</text:p>
          </table:table-cell>
          <table:table-cell/>
          <table:table-cell table:formula="of:=[.F$2]*[.C54]^[.F$3]+[.F$4]*[.C54]^[.F$5]+[.F$6]*[.C54]^[.F$7]+[.F$8]" office:value-type="float" office:value="136533.761090821" calcext:value-type="float">
            <text:p>136 534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139018.882168757" calcext:value-type="float">
            <text:p>139 019</text:p>
          </table:table-cell>
          <table:table-cell/>
          <table:table-cell table:formula="of:=[.F$2]*[.C55]^[.F$3]+[.F$4]*[.C55]^[.F$5]+[.F$6]*[.C55]^[.F$7]+[.F$8]" office:value-type="float" office:value="139018.882168757" calcext:value-type="float">
            <text:p>139 019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141369.188091824" calcext:value-type="float">
            <text:p>141 369</text:p>
          </table:table-cell>
          <table:table-cell/>
          <table:table-cell table:formula="of:=[.F$2]*[.C56]^[.F$3]+[.F$4]*[.C56]^[.F$5]+[.F$6]*[.C56]^[.F$7]+[.F$8]" office:value-type="float" office:value="141369.188091824" calcext:value-type="float">
            <text:p>141 369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143589.291114801" calcext:value-type="float">
            <text:p>143 589</text:p>
          </table:table-cell>
          <table:table-cell/>
          <table:table-cell table:formula="of:=[.F$2]*[.C57]^[.F$3]+[.F$4]*[.C57]^[.F$5]+[.F$6]*[.C57]^[.F$7]+[.F$8]" office:value-type="float" office:value="143589.291114801" calcext:value-type="float">
            <text:p>143 589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145684.035265912" calcext:value-type="float">
            <text:p>145 684</text:p>
          </table:table-cell>
          <table:table-cell/>
          <table:table-cell table:formula="of:=[.F$2]*[.C58]^[.F$3]+[.F$4]*[.C58]^[.F$5]+[.F$6]*[.C58]^[.F$7]+[.F$8]" office:value-type="float" office:value="145684.035265912" calcext:value-type="float">
            <text:p>145 684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147658.423598909" calcext:value-type="float">
            <text:p>147 658</text:p>
          </table:table-cell>
          <table:table-cell/>
          <table:table-cell table:formula="of:=[.F$2]*[.C59]^[.F$3]+[.F$4]*[.C59]^[.F$5]+[.F$6]*[.C59]^[.F$7]+[.F$8]" office:value-type="float" office:value="147658.423598909" calcext:value-type="float">
            <text:p>147 658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149517.554891151" calcext:value-type="float">
            <text:p>149 518</text:p>
          </table:table-cell>
          <table:table-cell/>
          <table:table-cell table:formula="of:=[.F$2]*[.C60]^[.F$3]+[.F$4]*[.C60]^[.F$5]+[.F$6]*[.C60]^[.F$7]+[.F$8]" office:value-type="float" office:value="149517.554891151" calcext:value-type="float">
            <text:p>149 518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151266.569090463" calcext:value-type="float">
            <text:p>151 267</text:p>
          </table:table-cell>
          <table:table-cell/>
          <table:table-cell table:formula="of:=[.F$2]*[.C61]^[.F$3]+[.F$4]*[.C61]^[.F$5]+[.F$6]*[.C61]^[.F$7]+[.F$8]" office:value-type="float" office:value="151266.569090463" calcext:value-type="float">
            <text:p>151 267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152910.600781538" calcext:value-type="float">
            <text:p>152 911</text:p>
          </table:table-cell>
          <table:table-cell/>
          <table:table-cell table:formula="of:=[.F$2]*[.C62]^[.F$3]+[.F$4]*[.C62]^[.F$5]+[.F$6]*[.C62]^[.F$7]+[.F$8]" office:value-type="float" office:value="152910.600781538" calcext:value-type="float">
            <text:p>152 911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154454.73993531" calcext:value-type="float">
            <text:p>154 455</text:p>
          </table:table-cell>
          <table:table-cell/>
          <table:table-cell table:formula="of:=[.F$2]*[.C63]^[.F$3]+[.F$4]*[.C63]^[.F$5]+[.F$6]*[.C63]^[.F$7]+[.F$8]" office:value-type="float" office:value="154454.73993531" calcext:value-type="float">
            <text:p>154 455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155903.999216292" calcext:value-type="float">
            <text:p>155 904</text:p>
          </table:table-cell>
          <table:table-cell/>
          <table:table-cell table:formula="of:=[.F$2]*[.C64]^[.F$3]+[.F$4]*[.C64]^[.F$5]+[.F$6]*[.C64]^[.F$7]+[.F$8]" office:value-type="float" office:value="155903.999216292" calcext:value-type="float">
            <text:p>155 904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157263.287148275" calcext:value-type="float">
            <text:p>157 263</text:p>
          </table:table-cell>
          <table:table-cell/>
          <table:table-cell table:formula="of:=[.F$2]*[.C65]^[.F$3]+[.F$4]*[.C65]^[.F$5]+[.F$6]*[.C65]^[.F$7]+[.F$8]" office:value-type="float" office:value="157263.287148275" calcext:value-type="float">
            <text:p>157 263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158537.386474137" calcext:value-type="float">
            <text:p>158 537</text:p>
          </table:table-cell>
          <table:table-cell/>
          <table:table-cell table:formula="of:=[.F$2]*[.C66]^[.F$3]+[.F$4]*[.C66]^[.F$5]+[.F$6]*[.C66]^[.F$7]+[.F$8]" office:value-type="float" office:value="158537.386474137" calcext:value-type="float">
            <text:p>158 537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159730.93708735" calcext:value-type="float">
            <text:p>159 731</text:p>
          </table:table-cell>
          <table:table-cell/>
          <table:table-cell table:formula="of:=[.F$2]*[.C67]^[.F$3]+[.F$4]*[.C67]^[.F$5]+[.F$6]*[.C67]^[.F$7]+[.F$8]" office:value-type="float" office:value="159730.93708735" calcext:value-type="float">
            <text:p>159 731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160848.422958548" calcext:value-type="float">
            <text:p>160 848</text:p>
          </table:table-cell>
          <table:table-cell/>
          <table:table-cell table:formula="of:=[.F$2]*[.C68]^[.F$3]+[.F$4]*[.C68]^[.F$5]+[.F$6]*[.C68]^[.F$7]+[.F$8]" office:value-type="float" office:value="160848.422958548" calcext:value-type="float">
            <text:p>160 848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161894.1625281" calcext:value-type="float">
            <text:p>161 894</text:p>
          </table:table-cell>
          <table:table-cell/>
          <table:table-cell table:formula="of:=[.F$2]*[.C69]^[.F$3]+[.F$4]*[.C69]^[.F$5]+[.F$6]*[.C69]^[.F$7]+[.F$8]" office:value-type="float" office:value="161894.1625281" calcext:value-type="float">
            <text:p>161 894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162872.302083492" calcext:value-type="float">
            <text:p>162 872</text:p>
          </table:table-cell>
          <table:table-cell/>
          <table:table-cell table:formula="of:=[.F$2]*[.C70]^[.F$3]+[.F$4]*[.C70]^[.F$5]+[.F$6]*[.C70]^[.F$7]+[.F$8]" office:value-type="float" office:value="162872.302083492" calcext:value-type="float">
            <text:p>162 872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163786.811687183" calcext:value-type="float">
            <text:p>163 787</text:p>
          </table:table-cell>
          <table:table-cell/>
          <table:table-cell table:formula="of:=[.F$2]*[.C71]^[.F$3]+[.F$4]*[.C71]^[.F$5]+[.F$6]*[.C71]^[.F$7]+[.F$8]" office:value-type="float" office:value="163786.811687183" calcext:value-type="float">
            <text:p>163 787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164641.483265701" calcext:value-type="float">
            <text:p>164 641</text:p>
          </table:table-cell>
          <table:table-cell/>
          <table:table-cell table:formula="of:=[.F$2]*[.C72]^[.F$3]+[.F$4]*[.C72]^[.F$5]+[.F$6]*[.C72]^[.F$7]+[.F$8]" office:value-type="float" office:value="164641.483265701" calcext:value-type="float">
            <text:p>164 641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165439.930513402" calcext:value-type="float">
            <text:p>165 440</text:p>
          </table:table-cell>
          <table:table-cell/>
          <table:table-cell table:formula="of:=[.F$2]*[.C73]^[.F$3]+[.F$4]*[.C73]^[.F$5]+[.F$6]*[.C73]^[.F$7]+[.F$8]" office:value-type="float" office:value="165439.930513402" calcext:value-type="float">
            <text:p>165 440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166185.590304221" calcext:value-type="float">
            <text:p>166 186</text:p>
          </table:table-cell>
          <table:table-cell/>
          <table:table-cell table:formula="of:=[.F$2]*[.C74]^[.F$3]+[.F$4]*[.C74]^[.F$5]+[.F$6]*[.C74]^[.F$7]+[.F$8]" office:value-type="float" office:value="166185.590304221" calcext:value-type="float">
            <text:p>166 186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166881.725341643" calcext:value-type="float">
            <text:p>166 882</text:p>
          </table:table-cell>
          <table:table-cell/>
          <table:table-cell table:formula="of:=[.F$2]*[.C75]^[.F$3]+[.F$4]*[.C75]^[.F$5]+[.F$6]*[.C75]^[.F$7]+[.F$8]" office:value-type="float" office:value="166881.725341643" calcext:value-type="float">
            <text:p>166 882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167531.427810932" calcext:value-type="float">
            <text:p>167 531</text:p>
          </table:table-cell>
          <table:table-cell/>
          <table:table-cell table:formula="of:=[.F$2]*[.C76]^[.F$3]+[.F$4]*[.C76]^[.F$5]+[.F$6]*[.C76]^[.F$7]+[.F$8]" office:value-type="float" office:value="167531.427810932" calcext:value-type="float">
            <text:p>167 531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168137.623828411" calcext:value-type="float">
            <text:p>168 138</text:p>
          </table:table-cell>
          <table:table-cell/>
          <table:table-cell table:formula="of:=[.F$2]*[.C77]^[.F$3]+[.F$4]*[.C77]^[.F$5]+[.F$6]*[.C77]^[.F$7]+[.F$8]" office:value-type="float" office:value="168137.623828411" calcext:value-type="float">
            <text:p>168 138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168703.078510331" calcext:value-type="float">
            <text:p>168 703</text:p>
          </table:table-cell>
          <table:table-cell/>
          <table:table-cell table:formula="of:=[.F$2]*[.C78]^[.F$3]+[.F$4]*[.C78]^[.F$5]+[.F$6]*[.C78]^[.F$7]+[.F$8]" office:value-type="float" office:value="168703.078510331" calcext:value-type="float">
            <text:p>168 703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169230.401508783" calcext:value-type="float">
            <text:p>169 230</text:p>
          </table:table-cell>
          <table:table-cell/>
          <table:table-cell table:formula="of:=[.F$2]*[.C79]^[.F$3]+[.F$4]*[.C79]^[.F$5]+[.F$6]*[.C79]^[.F$7]+[.F$8]" office:value-type="float" office:value="169230.401508783" calcext:value-type="float">
            <text:p>169 230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169722.052884313" calcext:value-type="float">
            <text:p>169 722</text:p>
          </table:table-cell>
          <table:table-cell/>
          <table:table-cell table:formula="of:=[.F$2]*[.C80]^[.F$3]+[.F$4]*[.C80]^[.F$5]+[.F$6]*[.C80]^[.F$7]+[.F$8]" office:value-type="float" office:value="169722.052884313" calcext:value-type="float">
            <text:p>169 722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170180.349204568" calcext:value-type="float">
            <text:p>170 180</text:p>
          </table:table-cell>
          <table:table-cell/>
          <table:table-cell table:formula="of:=[.F$2]*[.C81]^[.F$3]+[.F$4]*[.C81]^[.F$5]+[.F$6]*[.C81]^[.F$7]+[.F$8]" office:value-type="float" office:value="170180.349204568" calcext:value-type="float">
            <text:p>170 180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170607.469775736" calcext:value-type="float">
            <text:p>170 607</text:p>
          </table:table-cell>
          <table:table-cell/>
          <table:table-cell table:formula="of:=[.F$2]*[.C82]^[.F$3]+[.F$4]*[.C82]^[.F$5]+[.F$6]*[.C82]^[.F$7]+[.F$8]" office:value-type="float" office:value="170607.469775736" calcext:value-type="float">
            <text:p>170 607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171005.462928772" calcext:value-type="float">
            <text:p>171 005</text:p>
          </table:table-cell>
          <table:table-cell/>
          <table:table-cell table:formula="of:=[.F$2]*[.C83]^[.F$3]+[.F$4]*[.C83]^[.F$5]+[.F$6]*[.C83]^[.F$7]+[.F$8]" office:value-type="float" office:value="171005.462928772" calcext:value-type="float">
            <text:p>171 005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171376.252295762" calcext:value-type="float">
            <text:p>171 376</text:p>
          </table:table-cell>
          <table:table-cell/>
          <table:table-cell table:formula="of:=[.F$2]*[.C84]^[.F$3]+[.F$4]*[.C84]^[.F$5]+[.F$6]*[.C84]^[.F$7]+[.F$8]" office:value-type="float" office:value="171376.252295762" calcext:value-type="float">
            <text:p>171 376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171721.643023405" calcext:value-type="float">
            <text:p>171 722</text:p>
          </table:table-cell>
          <table:table-cell/>
          <table:table-cell table:formula="of:=[.F$2]*[.C85]^[.F$3]+[.F$4]*[.C85]^[.F$5]+[.F$6]*[.C85]^[.F$7]+[.F$8]" office:value-type="float" office:value="171721.643023405" calcext:value-type="float">
            <text:p>171 722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172043.327880644" calcext:value-type="float">
            <text:p>172 043</text:p>
          </table:table-cell>
          <table:table-cell/>
          <table:table-cell table:formula="of:=[.F$2]*[.C86]^[.F$3]+[.F$4]*[.C86]^[.F$5]+[.F$6]*[.C86]^[.F$7]+[.F$8]" office:value-type="float" office:value="172043.327880644" calcext:value-type="float">
            <text:p>172 043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172342.893226153" calcext:value-type="float">
            <text:p>172 343</text:p>
          </table:table-cell>
          <table:table-cell/>
          <table:table-cell table:formula="of:=[.F$2]*[.C87]^[.F$3]+[.F$4]*[.C87]^[.F$5]+[.F$6]*[.C87]^[.F$7]+[.F$8]" office:value-type="float" office:value="172342.893226153" calcext:value-type="float">
            <text:p>172 343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172621.824808854" calcext:value-type="float">
            <text:p>172 622</text:p>
          </table:table-cell>
          <table:table-cell/>
          <table:table-cell table:formula="of:=[.F$2]*[.C88]^[.F$3]+[.F$4]*[.C88]^[.F$5]+[.F$6]*[.C88]^[.F$7]+[.F$8]" office:value-type="float" office:value="172621.824808854" calcext:value-type="float">
            <text:p>172 622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172881.51338097" calcext:value-type="float">
            <text:p>172 882</text:p>
          </table:table-cell>
          <table:table-cell/>
          <table:table-cell table:formula="of:=[.F$2]*[.C89]^[.F$3]+[.F$4]*[.C89]^[.F$5]+[.F$6]*[.C89]^[.F$7]+[.F$8]" office:value-type="float" office:value="172881.51338097" calcext:value-type="float">
            <text:p>172 882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173123.260108549" calcext:value-type="float">
            <text:p>173 123</text:p>
          </table:table-cell>
          <table:table-cell/>
          <table:table-cell table:formula="of:=[.F$2]*[.C90]^[.F$3]+[.F$4]*[.C90]^[.F$5]+[.F$6]*[.C90]^[.F$7]+[.F$8]" office:value-type="float" office:value="173123.260108549" calcext:value-type="float">
            <text:p>173 123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173348.281768942" calcext:value-type="float">
            <text:p>173 348</text:p>
          </table:table-cell>
          <table:table-cell/>
          <table:table-cell table:formula="of:=[.F$2]*[.C91]^[.F$3]+[.F$4]*[.C91]^[.F$5]+[.F$6]*[.C91]^[.F$7]+[.F$8]" office:value-type="float" office:value="173348.281768942" calcext:value-type="float">
            <text:p>173 348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173557.715728572" calcext:value-type="float">
            <text:p>173 558</text:p>
          </table:table-cell>
          <table:table-cell/>
          <table:table-cell table:formula="of:=[.F$2]*[.C92]^[.F$3]+[.F$4]*[.C92]^[.F$5]+[.F$6]*[.C92]^[.F$7]+[.F$8]" office:value-type="float" office:value="173557.715728572" calcext:value-type="float">
            <text:p>173 558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173752.624697482" calcext:value-type="float">
            <text:p>173 753</text:p>
          </table:table-cell>
          <table:table-cell/>
          <table:table-cell table:formula="of:=[.F$2]*[.C93]^[.F$3]+[.F$4]*[.C93]^[.F$5]+[.F$6]*[.C93]^[.F$7]+[.F$8]" office:value-type="float" office:value="173752.624697482" calcext:value-type="float">
            <text:p>173 753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173934.001259859" calcext:value-type="float">
            <text:p>173 934</text:p>
          </table:table-cell>
          <table:table-cell/>
          <table:table-cell table:formula="of:=[.F$2]*[.C94]^[.F$3]+[.F$4]*[.C94]^[.F$5]+[.F$6]*[.C94]^[.F$7]+[.F$8]" office:value-type="float" office:value="173934.001259859" calcext:value-type="float">
            <text:p>173 934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174102.772181817" calcext:value-type="float">
            <text:p>174 103</text:p>
          </table:table-cell>
          <table:table-cell/>
          <table:table-cell table:formula="of:=[.F$2]*[.C95]^[.F$3]+[.F$4]*[.C95]^[.F$5]+[.F$6]*[.C95]^[.F$7]+[.F$8]" office:value-type="float" office:value="174102.772181817" calcext:value-type="float">
            <text:p>174 103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174259.802499557" calcext:value-type="float">
            <text:p>174 260</text:p>
          </table:table-cell>
          <table:table-cell/>
          <table:table-cell table:formula="of:=[.F$2]*[.C96]^[.F$3]+[.F$4]*[.C96]^[.F$5]+[.F$6]*[.C96]^[.F$7]+[.F$8]" office:value-type="float" office:value="174259.802499557" calcext:value-type="float">
            <text:p>174 260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174405.899392348" calcext:value-type="float">
            <text:p>174 406</text:p>
          </table:table-cell>
          <table:table-cell/>
          <table:table-cell table:formula="of:=[.F$2]*[.C97]^[.F$3]+[.F$4]*[.C97]^[.F$5]+[.F$6]*[.C97]^[.F$7]+[.F$8]" office:value-type="float" office:value="174405.899392348" calcext:value-type="float">
            <text:p>174 406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174541.815845941" calcext:value-type="float">
            <text:p>174 542</text:p>
          </table:table-cell>
          <table:table-cell/>
          <table:table-cell table:formula="of:=[.F$2]*[.C98]^[.F$3]+[.F$4]*[.C98]^[.F$5]+[.F$6]*[.C98]^[.F$7]+[.F$8]" office:value-type="float" office:value="174541.815845941" calcext:value-type="float">
            <text:p>174 542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174668.254112818" calcext:value-type="float">
            <text:p>174 668</text:p>
          </table:table-cell>
          <table:table-cell/>
          <table:table-cell table:formula="of:=[.F$2]*[.C99]^[.F$3]+[.F$4]*[.C99]^[.F$5]+[.F$6]*[.C99]^[.F$7]+[.F$8]" office:value-type="float" office:value="174668.254112818" calcext:value-type="float">
            <text:p>174 668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174785.868976359" calcext:value-type="float">
            <text:p>174 786</text:p>
          </table:table-cell>
          <table:table-cell/>
          <table:table-cell table:formula="of:=[.F$2]*[.C100]^[.F$3]+[.F$4]*[.C100]^[.F$5]+[.F$6]*[.C100]^[.F$7]+[.F$8]" office:value-type="float" office:value="174785.868976359" calcext:value-type="float">
            <text:p>174 786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174895.270826409" calcext:value-type="float">
            <text:p>174 895</text:p>
          </table:table-cell>
          <table:table-cell/>
          <table:table-cell table:formula="of:=[.F$2]*[.C101]^[.F$3]+[.F$4]*[.C101]^[.F$5]+[.F$6]*[.C101]^[.F$7]+[.F$8]" office:value-type="float" office:value="174895.270826409" calcext:value-type="float">
            <text:p>174 895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174997.028554065" calcext:value-type="float">
            <text:p>174 997</text:p>
          </table:table-cell>
          <table:table-cell/>
          <table:table-cell table:formula="of:=[.F$2]*[.C102]^[.F$3]+[.F$4]*[.C102]^[.F$5]+[.F$6]*[.C102]^[.F$7]+[.F$8]" office:value-type="float" office:value="174997.028554065" calcext:value-type="float">
            <text:p>174 997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175091.672273651" calcext:value-type="float">
            <text:p>175 092</text:p>
          </table:table-cell>
          <table:table-cell/>
          <table:table-cell table:formula="of:=[.F$2]*[.C103]^[.F$3]+[.F$4]*[.C103]^[.F$5]+[.F$6]*[.C103]^[.F$7]+[.F$8]" office:value-type="float" office:value="175091.672273651" calcext:value-type="float">
            <text:p>175 092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175179.695879902" calcext:value-type="float">
            <text:p>175 180</text:p>
          </table:table-cell>
          <table:table-cell/>
          <table:table-cell table:formula="of:=[.F$2]*[.C104]^[.F$3]+[.F$4]*[.C104]^[.F$5]+[.F$6]*[.C104]^[.F$7]+[.F$8]" office:value-type="float" office:value="175179.695879902" calcext:value-type="float">
            <text:p>175 180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175261.559448401" calcext:value-type="float">
            <text:p>175 262</text:p>
          </table:table-cell>
          <table:table-cell/>
          <table:table-cell table:formula="of:=[.F$2]*[.C105]^[.F$3]+[.F$4]*[.C105]^[.F$5]+[.F$6]*[.C105]^[.F$7]+[.F$8]" office:value-type="float" office:value="175261.559448401" calcext:value-type="float">
            <text:p>175 262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175337.691487163" calcext:value-type="float">
            <text:p>175 338</text:p>
          </table:table-cell>
          <table:table-cell/>
          <table:table-cell table:formula="of:=[.F$2]*[.C106]^[.F$3]+[.F$4]*[.C106]^[.F$5]+[.F$6]*[.C106]^[.F$7]+[.F$8]" office:value-type="float" office:value="175337.691487163" calcext:value-type="float">
            <text:p>175 338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175408.49104717" calcext:value-type="float">
            <text:p>175 408</text:p>
          </table:table-cell>
          <table:table-cell/>
          <table:table-cell table:formula="of:=[.F$2]*[.C107]^[.F$3]+[.F$4]*[.C107]^[.F$5]+[.F$6]*[.C107]^[.F$7]+[.F$8]" office:value-type="float" office:value="175408.49104717" calcext:value-type="float">
            <text:p>175 408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175474.32969943" calcext:value-type="float">
            <text:p>175 474</text:p>
          </table:table-cell>
          <table:table-cell/>
          <table:table-cell table:formula="of:=[.F$2]*[.C108]^[.F$3]+[.F$4]*[.C108]^[.F$5]+[.F$6]*[.C108]^[.F$7]+[.F$8]" office:value-type="float" office:value="175474.32969943" calcext:value-type="float">
            <text:p>175 474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175535.553385939" calcext:value-type="float">
            <text:p>175 536</text:p>
          </table:table-cell>
          <table:table-cell/>
          <table:table-cell table:formula="of:=[.F$2]*[.C109]^[.F$3]+[.F$4]*[.C109]^[.F$5]+[.F$6]*[.C109]^[.F$7]+[.F$8]" office:value-type="float" office:value="175535.553385939" calcext:value-type="float">
            <text:p>175 536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175592.484151656" calcext:value-type="float">
            <text:p>175 592</text:p>
          </table:table-cell>
          <table:table-cell/>
          <table:table-cell table:formula="of:=[.F$2]*[.C110]^[.F$3]+[.F$4]*[.C110]^[.F$5]+[.F$6]*[.C110]^[.F$7]+[.F$8]" office:value-type="float" office:value="175592.484151656" calcext:value-type="float">
            <text:p>175 592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175645.421764351" calcext:value-type="float">
            <text:p>175 645</text:p>
          </table:table-cell>
          <table:table-cell/>
          <table:table-cell table:formula="of:=[.F$2]*[.C111]^[.F$3]+[.F$4]*[.C111]^[.F$5]+[.F$6]*[.C111]^[.F$7]+[.F$8]" office:value-type="float" office:value="175645.421764351" calcext:value-type="float">
            <text:p>175 645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175694.645228893" calcext:value-type="float">
            <text:p>175 695</text:p>
          </table:table-cell>
          <table:table-cell/>
          <table:table-cell table:formula="of:=[.F$2]*[.C112]^[.F$3]+[.F$4]*[.C112]^[.F$5]+[.F$6]*[.C112]^[.F$7]+[.F$8]" office:value-type="float" office:value="175694.645228893" calcext:value-type="float">
            <text:p>175 695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175740.41420227" calcext:value-type="float">
            <text:p>175 740</text:p>
          </table:table-cell>
          <table:table-cell/>
          <table:table-cell table:formula="of:=[.F$2]*[.C113]^[.F$3]+[.F$4]*[.C113]^[.F$5]+[.F$6]*[.C113]^[.F$7]+[.F$8]" office:value-type="float" office:value="175740.41420227" calcext:value-type="float">
            <text:p>175 740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175782.970315334" calcext:value-type="float">
            <text:p>175 783</text:p>
          </table:table-cell>
          <table:table-cell/>
          <table:table-cell table:formula="of:=[.F$2]*[.C114]^[.F$3]+[.F$4]*[.C114]^[.F$5]+[.F$6]*[.C114]^[.F$7]+[.F$8]" office:value-type="float" office:value="175782.970315334" calcext:value-type="float">
            <text:p>175 783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175822.538406993" calcext:value-type="float">
            <text:p>175 823</text:p>
          </table:table-cell>
          <table:table-cell/>
          <table:table-cell table:formula="of:=[.F$2]*[.C115]^[.F$3]+[.F$4]*[.C115]^[.F$5]+[.F$6]*[.C115]^[.F$7]+[.F$8]" office:value-type="float" office:value="175822.538406993" calcext:value-type="float">
            <text:p>175 823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175859.32767625" calcext:value-type="float">
            <text:p>175 859</text:p>
          </table:table-cell>
          <table:table-cell/>
          <table:table-cell table:formula="of:=[.F$2]*[.C116]^[.F$3]+[.F$4]*[.C116]^[.F$5]+[.F$6]*[.C116]^[.F$7]+[.F$8]" office:value-type="float" office:value="175859.32767625" calcext:value-type="float">
            <text:p>175 859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175893.532757252" calcext:value-type="float">
            <text:p>175 894</text:p>
          </table:table-cell>
          <table:table-cell/>
          <table:table-cell table:formula="of:=[.F$2]*[.C117]^[.F$3]+[.F$4]*[.C117]^[.F$5]+[.F$6]*[.C117]^[.F$7]+[.F$8]" office:value-type="float" office:value="175893.532757252" calcext:value-type="float">
            <text:p>175 894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175925.3347222" calcext:value-type="float">
            <text:p>175 925</text:p>
          </table:table-cell>
          <table:table-cell/>
          <table:table-cell table:formula="of:=[.F$2]*[.C118]^[.F$3]+[.F$4]*[.C118]^[.F$5]+[.F$6]*[.C118]^[.F$7]+[.F$8]" office:value-type="float" office:value="175925.3347222" calcext:value-type="float">
            <text:p>175 925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175954.902016718" calcext:value-type="float">
            <text:p>175 955</text:p>
          </table:table-cell>
          <table:table-cell/>
          <table:table-cell table:formula="of:=[.F$2]*[.C119]^[.F$3]+[.F$4]*[.C119]^[.F$5]+[.F$6]*[.C119]^[.F$7]+[.F$8]" office:value-type="float" office:value="175954.902016718" calcext:value-type="float">
            <text:p>175 955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175982.391332029" calcext:value-type="float">
            <text:p>175 982</text:p>
          </table:table-cell>
          <table:table-cell/>
          <table:table-cell table:formula="of:=[.F$2]*[.C120]^[.F$3]+[.F$4]*[.C120]^[.F$5]+[.F$6]*[.C120]^[.F$7]+[.F$8]" office:value-type="float" office:value="175982.391332029" calcext:value-type="float">
            <text:p>175 982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176007.948418018" calcext:value-type="float">
            <text:p>176 008</text:p>
          </table:table-cell>
          <table:table-cell/>
          <table:table-cell table:formula="of:=[.F$2]*[.C121]^[.F$3]+[.F$4]*[.C121]^[.F$5]+[.F$6]*[.C121]^[.F$7]+[.F$8]" office:value-type="float" office:value="176007.948418018" calcext:value-type="float">
            <text:p>176 008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176031.708841029" calcext:value-type="float">
            <text:p>176 032</text:p>
          </table:table-cell>
          <table:table-cell/>
          <table:table-cell table:formula="of:=[.F$2]*[.C122]^[.F$3]+[.F$4]*[.C122]^[.F$5]+[.F$6]*[.C122]^[.F$7]+[.F$8]" office:value-type="float" office:value="176031.708841029" calcext:value-type="float">
            <text:p>176 032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176053.798690033" calcext:value-type="float">
            <text:p>176 054</text:p>
          </table:table-cell>
          <table:table-cell/>
          <table:table-cell table:formula="of:=[.F$2]*[.C123]^[.F$3]+[.F$4]*[.C123]^[.F$5]+[.F$6]*[.C123]^[.F$7]+[.F$8]" office:value-type="float" office:value="176053.798690033" calcext:value-type="float">
            <text:p>176 054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176074.335234554" calcext:value-type="float">
            <text:p>176 074</text:p>
          </table:table-cell>
          <table:table-cell/>
          <table:table-cell table:formula="of:=[.F$2]*[.C124]^[.F$3]+[.F$4]*[.C124]^[.F$5]+[.F$6]*[.C124]^[.F$7]+[.F$8]" office:value-type="float" office:value="176074.335234554" calcext:value-type="float">
            <text:p>176 074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176093.427537553" calcext:value-type="float">
            <text:p>176 093</text:p>
          </table:table-cell>
          <table:table-cell/>
          <table:table-cell table:formula="of:=[.F$2]*[.C125]^[.F$3]+[.F$4]*[.C125]^[.F$5]+[.F$6]*[.C125]^[.F$7]+[.F$8]" office:value-type="float" office:value="176093.427537553" calcext:value-type="float">
            <text:p>176 093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176111.177026265" calcext:value-type="float">
            <text:p>176 111</text:p>
          </table:table-cell>
          <table:table-cell/>
          <table:table-cell table:formula="of:=[.F$2]*[.C126]^[.F$3]+[.F$4]*[.C126]^[.F$5]+[.F$6]*[.C126]^[.F$7]+[.F$8]" office:value-type="float" office:value="176111.177026265" calcext:value-type="float">
            <text:p>176 111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176127.678023807" calcext:value-type="float">
            <text:p>176 128</text:p>
          </table:table-cell>
          <table:table-cell/>
          <table:table-cell table:formula="of:=[.F$2]*[.C127]^[.F$3]+[.F$4]*[.C127]^[.F$5]+[.F$6]*[.C127]^[.F$7]+[.F$8]" office:value-type="float" office:value="176127.678023807" calcext:value-type="float">
            <text:p>176 128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176143.018244179" calcext:value-type="float">
            <text:p>176 143</text:p>
          </table:table-cell>
          <table:table-cell/>
          <table:table-cell table:formula="of:=[.F$2]*[.C128]^[.F$3]+[.F$4]*[.C128]^[.F$5]+[.F$6]*[.C128]^[.F$7]+[.F$8]" office:value-type="float" office:value="176143.018244179" calcext:value-type="float">
            <text:p>176 143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176157.279253121" calcext:value-type="float">
            <text:p>176 157</text:p>
          </table:table-cell>
          <table:table-cell/>
          <table:table-cell table:formula="of:=[.F$2]*[.C129]^[.F$3]+[.F$4]*[.C129]^[.F$5]+[.F$6]*[.C129]^[.F$7]+[.F$8]" office:value-type="float" office:value="176157.279253121" calcext:value-type="float">
            <text:p>176 157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176170.536897151" calcext:value-type="float">
            <text:p>176 171</text:p>
          </table:table-cell>
          <table:table-cell/>
          <table:table-cell table:formula="of:=[.F$2]*[.C130]^[.F$3]+[.F$4]*[.C130]^[.F$5]+[.F$6]*[.C130]^[.F$7]+[.F$8]" office:value-type="float" office:value="176170.536897151" calcext:value-type="float">
            <text:p>176 171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176182.861702909" calcext:value-type="float">
            <text:p>176 183</text:p>
          </table:table-cell>
          <table:table-cell/>
          <table:table-cell table:formula="of:=[.F$2]*[.C131]^[.F$3]+[.F$4]*[.C131]^[.F$5]+[.F$6]*[.C131]^[.F$7]+[.F$8]" office:value-type="float" office:value="176182.861702909" calcext:value-type="float">
            <text:p>176 183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176194.319248863" calcext:value-type="float">
            <text:p>176 194</text:p>
          </table:table-cell>
          <table:table-cell/>
          <table:table-cell table:formula="of:=[.F$2]*[.C132]^[.F$3]+[.F$4]*[.C132]^[.F$5]+[.F$6]*[.C132]^[.F$7]+[.F$8]" office:value-type="float" office:value="176194.319248863" calcext:value-type="float">
            <text:p>176 194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176204.970511224" calcext:value-type="float">
            <text:p>176 205</text:p>
          </table:table-cell>
          <table:table-cell/>
          <table:table-cell table:formula="of:=[.F$2]*[.C133]^[.F$3]+[.F$4]*[.C133]^[.F$5]+[.F$6]*[.C133]^[.F$7]+[.F$8]" office:value-type="float" office:value="176204.970511224" calcext:value-type="float">
            <text:p>176 205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176214.872185856" calcext:value-type="float">
            <text:p>176 215</text:p>
          </table:table-cell>
          <table:table-cell/>
          <table:table-cell table:formula="of:=[.F$2]*[.C134]^[.F$3]+[.F$4]*[.C134]^[.F$5]+[.F$6]*[.C134]^[.F$7]+[.F$8]" office:value-type="float" office:value="176214.872185856" calcext:value-type="float">
            <text:p>176 215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176224.076987817" calcext:value-type="float">
            <text:p>176 224</text:p>
          </table:table-cell>
          <table:table-cell/>
          <table:table-cell table:formula="of:=[.F$2]*[.C135]^[.F$3]+[.F$4]*[.C135]^[.F$5]+[.F$6]*[.C135]^[.F$7]+[.F$8]" office:value-type="float" office:value="176224.076987817" calcext:value-type="float">
            <text:p>176 224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176232.633930058" calcext:value-type="float">
            <text:p>176 233</text:p>
          </table:table-cell>
          <table:table-cell/>
          <table:table-cell table:formula="of:=[.F$2]*[.C136]^[.F$3]+[.F$4]*[.C136]^[.F$5]+[.F$6]*[.C136]^[.F$7]+[.F$8]" office:value-type="float" office:value="176232.633930058" calcext:value-type="float">
            <text:p>176 233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176240.588582723" calcext:value-type="float">
            <text:p>176 241</text:p>
          </table:table-cell>
          <table:table-cell/>
          <table:table-cell table:formula="of:=[.F$2]*[.C137]^[.F$3]+[.F$4]*[.C137]^[.F$5]+[.F$6]*[.C137]^[.F$7]+[.F$8]" office:value-type="float" office:value="176240.588582723" calcext:value-type="float">
            <text:p>176 241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176247.983314388" calcext:value-type="float">
            <text:p>176 248</text:p>
          </table:table-cell>
          <table:table-cell/>
          <table:table-cell table:formula="of:=[.F$2]*[.C138]^[.F$3]+[.F$4]*[.C138]^[.F$5]+[.F$6]*[.C138]^[.F$7]+[.F$8]" office:value-type="float" office:value="176247.983314388" calcext:value-type="float">
            <text:p>176 248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176254.857516465" calcext:value-type="float">
            <text:p>176 255</text:p>
          </table:table-cell>
          <table:table-cell/>
          <table:table-cell table:formula="of:=[.F$2]*[.C139]^[.F$3]+[.F$4]*[.C139]^[.F$5]+[.F$6]*[.C139]^[.F$7]+[.F$8]" office:value-type="float" office:value="176254.857516465" calcext:value-type="float">
            <text:p>176 255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176261.247811957" calcext:value-type="float">
            <text:p>176 261</text:p>
          </table:table-cell>
          <table:table-cell/>
          <table:table-cell table:formula="of:=[.F$2]*[.C140]^[.F$3]+[.F$4]*[.C140]^[.F$5]+[.F$6]*[.C140]^[.F$7]+[.F$8]" office:value-type="float" office:value="176261.247811957" calcext:value-type="float">
            <text:p>176 261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176267.188249635" calcext:value-type="float">
            <text:p>176 267</text:p>
          </table:table-cell>
          <table:table-cell/>
          <table:table-cell table:formula="of:=[.F$2]*[.C141]^[.F$3]+[.F$4]*[.C141]^[.F$5]+[.F$6]*[.C141]^[.F$7]+[.F$8]" office:value-type="float" office:value="176267.188249635" calcext:value-type="float">
            <text:p>176 267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176272.710484643" calcext:value-type="float">
            <text:p>176 273</text:p>
          </table:table-cell>
          <table:table-cell/>
          <table:table-cell table:formula="of:=[.F$2]*[.C142]^[.F$3]+[.F$4]*[.C142]^[.F$5]+[.F$6]*[.C142]^[.F$7]+[.F$8]" office:value-type="float" office:value="176272.710484643" calcext:value-type="float">
            <text:p>176 273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176277.843946486" calcext:value-type="float">
            <text:p>176 278</text:p>
          </table:table-cell>
          <table:table-cell/>
          <table:table-cell table:formula="of:=[.F$2]*[.C143]^[.F$3]+[.F$4]*[.C143]^[.F$5]+[.F$6]*[.C143]^[.F$7]+[.F$8]" office:value-type="float" office:value="176277.843946486" calcext:value-type="float">
            <text:p>176 278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176282.615995258" calcext:value-type="float">
            <text:p>176 283</text:p>
          </table:table-cell>
          <table:table-cell/>
          <table:table-cell table:formula="of:=[.F$2]*[.C144]^[.F$3]+[.F$4]*[.C144]^[.F$5]+[.F$6]*[.C144]^[.F$7]+[.F$8]" office:value-type="float" office:value="176282.615995258" calcext:value-type="float">
            <text:p>176 283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176287.052066945" calcext:value-type="float">
            <text:p>176 287</text:p>
          </table:table-cell>
          <table:table-cell/>
          <table:table-cell table:formula="of:=[.F$2]*[.C145]^[.F$3]+[.F$4]*[.C145]^[.F$5]+[.F$6]*[.C145]^[.F$7]+[.F$8]" office:value-type="float" office:value="176287.052066945" calcext:value-type="float">
            <text:p>176 287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176291.175808553" calcext:value-type="float">
            <text:p>176 291</text:p>
          </table:table-cell>
          <table:table-cell/>
          <table:table-cell table:formula="of:=[.F$2]*[.C146]^[.F$3]+[.F$4]*[.C146]^[.F$5]+[.F$6]*[.C146]^[.F$7]+[.F$8]" office:value-type="float" office:value="176291.175808553" calcext:value-type="float">
            <text:p>176 291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176295.009203766" calcext:value-type="float">
            <text:p>176 295</text:p>
          </table:table-cell>
          <table:table-cell/>
          <table:table-cell table:formula="of:=[.F$2]*[.C147]^[.F$3]+[.F$4]*[.C147]^[.F$5]+[.F$6]*[.C147]^[.F$7]+[.F$8]" office:value-type="float" office:value="176295.009203766" calcext:value-type="float">
            <text:p>176 295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176298.572689812" calcext:value-type="float">
            <text:p>176 299</text:p>
          </table:table-cell>
          <table:table-cell/>
          <table:table-cell table:formula="of:=[.F$2]*[.C148]^[.F$3]+[.F$4]*[.C148]^[.F$5]+[.F$6]*[.C148]^[.F$7]+[.F$8]" office:value-type="float" office:value="176298.572689812" calcext:value-type="float">
            <text:p>176 299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176301.88526612" calcext:value-type="float">
            <text:p>176 302</text:p>
          </table:table-cell>
          <table:table-cell/>
          <table:table-cell table:formula="of:=[.F$2]*[.C149]^[.F$3]+[.F$4]*[.C149]^[.F$5]+[.F$6]*[.C149]^[.F$7]+[.F$8]" office:value-type="float" office:value="176301.88526612" calcext:value-type="float">
            <text:p>176 302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176304.964595376" calcext:value-type="float">
            <text:p>176 305</text:p>
          </table:table-cell>
          <table:table-cell/>
          <table:table-cell table:formula="of:=[.F$2]*[.C150]^[.F$3]+[.F$4]*[.C150]^[.F$5]+[.F$6]*[.C150]^[.F$7]+[.F$8]" office:value-type="float" office:value="176304.964595376" calcext:value-type="float">
            <text:p>176 305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176307.827097479" calcext:value-type="float">
            <text:p>176 308</text:p>
          </table:table-cell>
          <table:table-cell/>
          <table:table-cell table:formula="of:=[.F$2]*[.C151]^[.F$3]+[.F$4]*[.C151]^[.F$5]+[.F$6]*[.C151]^[.F$7]+[.F$8]" office:value-type="float" office:value="176307.827097479" calcext:value-type="float">
            <text:p>176 308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176310.488036907" calcext:value-type="float">
            <text:p>176 310</text:p>
          </table:table-cell>
          <table:table-cell/>
          <table:table-cell table:formula="of:=[.F$2]*[.C152]^[.F$3]+[.F$4]*[.C152]^[.F$5]+[.F$6]*[.C152]^[.F$7]+[.F$8]" office:value-type="float" office:value="176310.488036907" calcext:value-type="float">
            <text:p>176 310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176312.961603959" calcext:value-type="float">
            <text:p>176 313</text:p>
          </table:table-cell>
          <table:table-cell/>
          <table:table-cell table:formula="of:=[.F$2]*[.C153]^[.F$3]+[.F$4]*[.C153]^[.F$5]+[.F$6]*[.C153]^[.F$7]+[.F$8]" office:value-type="float" office:value="176312.961603959" calcext:value-type="float">
            <text:p>176 313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176315.260990283" calcext:value-type="float">
            <text:p>176 315</text:p>
          </table:table-cell>
          <table:table-cell/>
          <table:table-cell table:formula="of:=[.F$2]*[.C154]^[.F$3]+[.F$4]*[.C154]^[.F$5]+[.F$6]*[.C154]^[.F$7]+[.F$8]" office:value-type="float" office:value="176315.260990283" calcext:value-type="float">
            <text:p>176 315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176317.398459108" calcext:value-type="float">
            <text:p>176 317</text:p>
          </table:table-cell>
          <table:table-cell/>
          <table:table-cell table:formula="of:=[.F$2]*[.C155]^[.F$3]+[.F$4]*[.C155]^[.F$5]+[.F$6]*[.C155]^[.F$7]+[.F$8]" office:value-type="float" office:value="176317.398459108" calcext:value-type="float">
            <text:p>176 317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176319.385410544" calcext:value-type="float">
            <text:p>176 319</text:p>
          </table:table-cell>
          <table:table-cell/>
          <table:table-cell table:formula="of:=[.F$2]*[.C156]^[.F$3]+[.F$4]*[.C156]^[.F$5]+[.F$6]*[.C156]^[.F$7]+[.F$8]" office:value-type="float" office:value="176319.385410544" calcext:value-type="float">
            <text:p>176 319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176321.232442292" calcext:value-type="float">
            <text:p>176 321</text:p>
          </table:table-cell>
          <table:table-cell/>
          <table:table-cell table:formula="of:=[.F$2]*[.C157]^[.F$3]+[.F$4]*[.C157]^[.F$5]+[.F$6]*[.C157]^[.F$7]+[.F$8]" office:value-type="float" office:value="176321.232442292" calcext:value-type="float">
            <text:p>176 321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176322.94940609" calcext:value-type="float">
            <text:p>176 323</text:p>
          </table:table-cell>
          <table:table-cell/>
          <table:table-cell table:formula="of:=[.F$2]*[.C158]^[.F$3]+[.F$4]*[.C158]^[.F$5]+[.F$6]*[.C158]^[.F$7]+[.F$8]" office:value-type="float" office:value="176322.94940609" calcext:value-type="float">
            <text:p>176 323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176324.545460194" calcext:value-type="float">
            <text:p>176 325</text:p>
          </table:table-cell>
          <table:table-cell/>
          <table:table-cell table:formula="of:=[.F$2]*[.C159]^[.F$3]+[.F$4]*[.C159]^[.F$5]+[.F$6]*[.C159]^[.F$7]+[.F$8]" office:value-type="float" office:value="176324.545460194" calcext:value-type="float">
            <text:p>176 325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176326.029118167" calcext:value-type="float">
            <text:p>176 326</text:p>
          </table:table-cell>
          <table:table-cell/>
          <table:table-cell table:formula="of:=[.F$2]*[.C160]^[.F$3]+[.F$4]*[.C160]^[.F$5]+[.F$6]*[.C160]^[.F$7]+[.F$8]" office:value-type="float" office:value="176326.029118167" calcext:value-type="float">
            <text:p>176 326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176327.408294243" calcext:value-type="float">
            <text:p>176 327</text:p>
          </table:table-cell>
          <table:table-cell/>
          <table:table-cell table:formula="of:=[.F$2]*[.C161]^[.F$3]+[.F$4]*[.C161]^[.F$5]+[.F$6]*[.C161]^[.F$7]+[.F$8]" office:value-type="float" office:value="176327.408294243" calcext:value-type="float">
            <text:p>176 327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176328.6903455" calcext:value-type="float">
            <text:p>176 329</text:p>
          </table:table-cell>
          <table:table-cell/>
          <table:table-cell table:formula="of:=[.F$2]*[.C162]^[.F$3]+[.F$4]*[.C162]^[.F$5]+[.F$6]*[.C162]^[.F$7]+[.F$8]" office:value-type="float" office:value="176328.6903455" calcext:value-type="float">
            <text:p>176 329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176329.882111067" calcext:value-type="float">
            <text:p>176 330</text:p>
          </table:table-cell>
          <table:table-cell/>
          <table:table-cell table:formula="of:=[.F$2]*[.C163]^[.F$3]+[.F$4]*[.C163]^[.F$5]+[.F$6]*[.C163]^[.F$7]+[.F$8]" office:value-type="float" office:value="176329.882111067" calcext:value-type="float">
            <text:p>176 330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176330.989948575" calcext:value-type="float">
            <text:p>176 331</text:p>
          </table:table-cell>
          <table:table-cell/>
          <table:table-cell table:formula="of:=[.F$2]*[.C164]^[.F$3]+[.F$4]*[.C164]^[.F$5]+[.F$6]*[.C164]^[.F$7]+[.F$8]" office:value-type="float" office:value="176330.989948575" calcext:value-type="float">
            <text:p>176 331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176332.019768044" calcext:value-type="float">
            <text:p>176 332</text:p>
          </table:table-cell>
          <table:table-cell/>
          <table:table-cell table:formula="of:=[.F$2]*[.C165]^[.F$3]+[.F$4]*[.C165]^[.F$5]+[.F$6]*[.C165]^[.F$7]+[.F$8]" office:value-type="float" office:value="176332.019768044" calcext:value-type="float">
            <text:p>176 332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176332.977063391" calcext:value-type="float">
            <text:p>176 333</text:p>
          </table:table-cell>
          <table:table-cell/>
          <table:table-cell table:formula="of:=[.F$2]*[.C166]^[.F$3]+[.F$4]*[.C166]^[.F$5]+[.F$6]*[.C166]^[.F$7]+[.F$8]" office:value-type="float" office:value="176332.977063391" calcext:value-type="float">
            <text:p>176 333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176333.866941711" calcext:value-type="float">
            <text:p>176 334</text:p>
          </table:table-cell>
          <table:table-cell/>
          <table:table-cell table:formula="of:=[.F$2]*[.C167]^[.F$3]+[.F$4]*[.C167]^[.F$5]+[.F$6]*[.C167]^[.F$7]+[.F$8]" office:value-type="float" office:value="176333.866941711" calcext:value-type="float">
            <text:p>176 334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176334.694150509" calcext:value-type="float">
            <text:p>176 335</text:p>
          </table:table-cell>
          <table:table-cell/>
          <table:table-cell table:formula="of:=[.F$2]*[.C168]^[.F$3]+[.F$4]*[.C168]^[.F$5]+[.F$6]*[.C168]^[.F$7]+[.F$8]" office:value-type="float" office:value="176334.694150509" calcext:value-type="float">
            <text:p>176 335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176335.463103015" calcext:value-type="float">
            <text:p>176 335</text:p>
          </table:table-cell>
          <table:table-cell/>
          <table:table-cell table:formula="of:=[.F$2]*[.C169]^[.F$3]+[.F$4]*[.C169]^[.F$5]+[.F$6]*[.C169]^[.F$7]+[.F$8]" office:value-type="float" office:value="176335.463103015" calcext:value-type="float">
            <text:p>176 335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176336.177901709" calcext:value-type="float">
            <text:p>176 336</text:p>
          </table:table-cell>
          <table:table-cell/>
          <table:table-cell table:formula="of:=[.F$2]*[.C170]^[.F$3]+[.F$4]*[.C170]^[.F$5]+[.F$6]*[.C170]^[.F$7]+[.F$8]" office:value-type="float" office:value="176336.177901709" calcext:value-type="float">
            <text:p>176 336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176336.842360202" calcext:value-type="float">
            <text:p>176 337</text:p>
          </table:table-cell>
          <table:table-cell/>
          <table:table-cell table:formula="of:=[.F$2]*[.C171]^[.F$3]+[.F$4]*[.C171]^[.F$5]+[.F$6]*[.C171]^[.F$7]+[.F$8]" office:value-type="float" office:value="176336.842360202" calcext:value-type="float">
            <text:p>176 337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176337.460023568" calcext:value-type="float">
            <text:p>176 337</text:p>
          </table:table-cell>
          <table:table-cell/>
          <table:table-cell table:formula="of:=[.F$2]*[.C172]^[.F$3]+[.F$4]*[.C172]^[.F$5]+[.F$6]*[.C172]^[.F$7]+[.F$8]" office:value-type="float" office:value="176337.460023568" calcext:value-type="float">
            <text:p>176 337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176338.034187253" calcext:value-type="float">
            <text:p>176 338</text:p>
          </table:table-cell>
          <table:table-cell/>
          <table:table-cell table:formula="of:=[.F$2]*[.C173]^[.F$3]+[.F$4]*[.C173]^[.F$5]+[.F$6]*[.C173]^[.F$7]+[.F$8]" office:value-type="float" office:value="176338.034187253" calcext:value-type="float">
            <text:p>176 338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176338.567914649" calcext:value-type="float">
            <text:p>176 339</text:p>
          </table:table-cell>
          <table:table-cell/>
          <table:table-cell table:formula="of:=[.F$2]*[.C174]^[.F$3]+[.F$4]*[.C174]^[.F$5]+[.F$6]*[.C174]^[.F$7]+[.F$8]" office:value-type="float" office:value="176338.567914649" calcext:value-type="float">
            <text:p>176 339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176339.064053428" calcext:value-type="float">
            <text:p>176 339</text:p>
          </table:table-cell>
          <table:table-cell/>
          <table:table-cell table:formula="of:=[.F$2]*[.C175]^[.F$3]+[.F$4]*[.C175]^[.F$5]+[.F$6]*[.C175]^[.F$7]+[.F$8]" office:value-type="float" office:value="176339.064053428" calcext:value-type="float">
            <text:p>176 339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176339.525250736" calcext:value-type="float">
            <text:p>176 340</text:p>
          </table:table-cell>
          <table:table-cell/>
          <table:table-cell table:formula="of:=[.F$2]*[.C176]^[.F$3]+[.F$4]*[.C176]^[.F$5]+[.F$6]*[.C176]^[.F$7]+[.F$8]" office:value-type="float" office:value="176339.525250736" calcext:value-type="float">
            <text:p>176 340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176339.953967309" calcext:value-type="float">
            <text:p>176 340</text:p>
          </table:table-cell>
          <table:table-cell/>
          <table:table-cell table:formula="of:=[.F$2]*[.C177]^[.F$3]+[.F$4]*[.C177]^[.F$5]+[.F$6]*[.C177]^[.F$7]+[.F$8]" office:value-type="float" office:value="176339.953967309" calcext:value-type="float">
            <text:p>176 340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176340.352490595" calcext:value-type="float">
            <text:p>176 340</text:p>
          </table:table-cell>
          <table:table-cell/>
          <table:table-cell table:formula="of:=[.F$2]*[.C178]^[.F$3]+[.F$4]*[.C178]^[.F$5]+[.F$6]*[.C178]^[.F$7]+[.F$8]" office:value-type="float" office:value="176340.352490595" calcext:value-type="float">
            <text:p>176 340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176340.722946961" calcext:value-type="float">
            <text:p>176 341</text:p>
          </table:table-cell>
          <table:table-cell/>
          <table:table-cell table:formula="of:=[.F$2]*[.C179]^[.F$3]+[.F$4]*[.C179]^[.F$5]+[.F$6]*[.C179]^[.F$7]+[.F$8]" office:value-type="float" office:value="176340.722946961" calcext:value-type="float">
            <text:p>176 341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176341.067313033" calcext:value-type="float">
            <text:p>176 341</text:p>
          </table:table-cell>
          <table:table-cell/>
          <table:table-cell table:formula="of:=[.F$2]*[.C180]^[.F$3]+[.F$4]*[.C180]^[.F$5]+[.F$6]*[.C180]^[.F$7]+[.F$8]" office:value-type="float" office:value="176341.067313033" calcext:value-type="float">
            <text:p>176 341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176341.387426237" calcext:value-type="float">
            <text:p>176 341</text:p>
          </table:table-cell>
          <table:table-cell/>
          <table:table-cell table:formula="of:=[.F$2]*[.C181]^[.F$3]+[.F$4]*[.C181]^[.F$5]+[.F$6]*[.C181]^[.F$7]+[.F$8]" office:value-type="float" office:value="176341.387426237" calcext:value-type="float">
            <text:p>176 341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176341.684994606" calcext:value-type="float">
            <text:p>176 342</text:p>
          </table:table-cell>
          <table:table-cell/>
          <table:table-cell table:formula="of:=[.F$2]*[.C182]^[.F$3]+[.F$4]*[.C182]^[.F$5]+[.F$6]*[.C182]^[.F$7]+[.F$8]" office:value-type="float" office:value="176341.684994606" calcext:value-type="float">
            <text:p>176 342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176341.961605885" calcext:value-type="float">
            <text:p>176 342</text:p>
          </table:table-cell>
          <table:table-cell/>
          <table:table-cell table:formula="of:=[.F$2]*[.C183]^[.F$3]+[.F$4]*[.C183]^[.F$5]+[.F$6]*[.C183]^[.F$7]+[.F$8]" office:value-type="float" office:value="176341.961605885" calcext:value-type="float">
            <text:p>176 342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176342.218736007" calcext:value-type="float">
            <text:p>176 342</text:p>
          </table:table-cell>
          <table:table-cell/>
          <table:table-cell table:formula="of:=[.F$2]*[.C184]^[.F$3]+[.F$4]*[.C184]^[.F$5]+[.F$6]*[.C184]^[.F$7]+[.F$8]" office:value-type="float" office:value="176342.218736007" calcext:value-type="float">
            <text:p>176 342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176342.457756966" calcext:value-type="float">
            <text:p>176 342</text:p>
          </table:table-cell>
          <table:table-cell/>
          <table:table-cell table:formula="of:=[.F$2]*[.C185]^[.F$3]+[.F$4]*[.C185]^[.F$5]+[.F$6]*[.C185]^[.F$7]+[.F$8]" office:value-type="float" office:value="176342.457756966" calcext:value-type="float">
            <text:p>176 342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176342.679944131" calcext:value-type="float">
            <text:p>176 343</text:p>
          </table:table-cell>
          <table:table-cell/>
          <table:table-cell table:formula="of:=[.F$2]*[.C186]^[.F$3]+[.F$4]*[.C186]^[.F$5]+[.F$6]*[.C186]^[.F$7]+[.F$8]" office:value-type="float" office:value="176342.679944131" calcext:value-type="float">
            <text:p>176 343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176342.886483055" calcext:value-type="float">
            <text:p>176 343</text:p>
          </table:table-cell>
          <table:table-cell/>
          <table:table-cell table:formula="of:=[.F$2]*[.C187]^[.F$3]+[.F$4]*[.C187]^[.F$5]+[.F$6]*[.C187]^[.F$7]+[.F$8]" office:value-type="float" office:value="176342.886483055" calcext:value-type="float">
            <text:p>176 343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176343.0784758" calcext:value-type="float">
            <text:p>176 343</text:p>
          </table:table-cell>
          <table:table-cell/>
          <table:table-cell table:formula="of:=[.F$2]*[.C188]^[.F$3]+[.F$4]*[.C188]^[.F$5]+[.F$6]*[.C188]^[.F$7]+[.F$8]" office:value-type="float" office:value="176343.0784758" calcext:value-type="float">
            <text:p>176 343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176343.256946814" calcext:value-type="float">
            <text:p>176 343</text:p>
          </table:table-cell>
          <table:table-cell/>
          <table:table-cell table:formula="of:=[.F$2]*[.C189]^[.F$3]+[.F$4]*[.C189]^[.F$5]+[.F$6]*[.C189]^[.F$7]+[.F$8]" office:value-type="float" office:value="176343.256946814" calcext:value-type="float">
            <text:p>176 343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176343.422848397" calcext:value-type="float">
            <text:p>176 343</text:p>
          </table:table-cell>
          <table:table-cell/>
          <table:table-cell table:formula="of:=[.F$2]*[.C190]^[.F$3]+[.F$4]*[.C190]^[.F$5]+[.F$6]*[.C190]^[.F$7]+[.F$8]" office:value-type="float" office:value="176343.422848397" calcext:value-type="float">
            <text:p>176 343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176343.577065785" calcext:value-type="float">
            <text:p>176 344</text:p>
          </table:table-cell>
          <table:table-cell/>
          <table:table-cell table:formula="of:=[.F$2]*[.C191]^[.F$3]+[.F$4]*[.C191]^[.F$5]+[.F$6]*[.C191]^[.F$7]+[.F$8]" office:value-type="float" office:value="176343.577065785" calcext:value-type="float">
            <text:p>176 344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176343.720421867" calcext:value-type="float">
            <text:p>176 344</text:p>
          </table:table-cell>
          <table:table-cell/>
          <table:table-cell table:formula="of:=[.F$2]*[.C192]^[.F$3]+[.F$4]*[.C192]^[.F$5]+[.F$6]*[.C192]^[.F$7]+[.F$8]" office:value-type="float" office:value="176343.720421867" calcext:value-type="float">
            <text:p>176 344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176343.853681583" calcext:value-type="float">
            <text:p>176 344</text:p>
          </table:table-cell>
          <table:table-cell/>
          <table:table-cell table:formula="of:=[.F$2]*[.C193]^[.F$3]+[.F$4]*[.C193]^[.F$5]+[.F$6]*[.C193]^[.F$7]+[.F$8]" office:value-type="float" office:value="176343.853681583" calcext:value-type="float">
            <text:p>176 344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176343.977555999" calcext:value-type="float">
            <text:p>176 344</text:p>
          </table:table-cell>
          <table:table-cell/>
          <table:table-cell table:formula="of:=[.F$2]*[.C194]^[.F$3]+[.F$4]*[.C194]^[.F$5]+[.F$6]*[.C194]^[.F$7]+[.F$8]" office:value-type="float" office:value="176343.977555999" calcext:value-type="float">
            <text:p>176 344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176344.092706101" calcext:value-type="float">
            <text:p>176 344</text:p>
          </table:table-cell>
          <table:table-cell/>
          <table:table-cell table:formula="of:=[.F$2]*[.C195]^[.F$3]+[.F$4]*[.C195]^[.F$5]+[.F$6]*[.C195]^[.F$7]+[.F$8]" office:value-type="float" office:value="176344.092706101" calcext:value-type="float">
            <text:p>176 344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176344.199746328" calcext:value-type="float">
            <text:p>176 344</text:p>
          </table:table-cell>
          <table:table-cell/>
          <table:table-cell table:formula="of:=[.F$2]*[.C196]^[.F$3]+[.F$4]*[.C196]^[.F$5]+[.F$6]*[.C196]^[.F$7]+[.F$8]" office:value-type="float" office:value="176344.199746328" calcext:value-type="float">
            <text:p>176 344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176344.299247843" calcext:value-type="float">
            <text:p>176 344</text:p>
          </table:table-cell>
          <table:table-cell/>
          <table:table-cell table:formula="of:=[.F$2]*[.C197]^[.F$3]+[.F$4]*[.C197]^[.F$5]+[.F$6]*[.C197]^[.F$7]+[.F$8]" office:value-type="float" office:value="176344.299247843" calcext:value-type="float">
            <text:p>176 344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176344.391741584" calcext:value-type="float">
            <text:p>176 344</text:p>
          </table:table-cell>
          <table:table-cell/>
          <table:table-cell table:formula="of:=[.F$2]*[.C198]^[.F$3]+[.F$4]*[.C198]^[.F$5]+[.F$6]*[.C198]^[.F$7]+[.F$8]" office:value-type="float" office:value="176344.391741584" calcext:value-type="float">
            <text:p>176 344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176344.477721098" calcext:value-type="float">
            <text:p>176 344</text:p>
          </table:table-cell>
          <table:table-cell/>
          <table:table-cell table:formula="of:=[.F$2]*[.C199]^[.F$3]+[.F$4]*[.C199]^[.F$5]+[.F$6]*[.C199]^[.F$7]+[.F$8]" office:value-type="float" office:value="176344.477721098" calcext:value-type="float">
            <text:p>176 344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176344.557645171" calcext:value-type="float">
            <text:p>176 345</text:p>
          </table:table-cell>
          <table:table-cell/>
          <table:table-cell table:formula="of:=[.F$2]*[.C200]^[.F$3]+[.F$4]*[.C200]^[.F$5]+[.F$6]*[.C200]^[.F$7]+[.F$8]" office:value-type="float" office:value="176344.557645171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176344.631940279" calcext:value-type="float">
            <text:p>176 345</text:p>
          </table:table-cell>
          <table:table-cell/>
          <table:table-cell table:formula="of:=[.F$2]*[.C201]^[.F$3]+[.F$4]*[.C201]^[.F$5]+[.F$6]*[.C201]^[.F$7]+[.F$8]" office:value-type="float" office:value="176344.631940279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176344.701002861" calcext:value-type="float">
            <text:p>176 345</text:p>
          </table:table-cell>
          <table:table-cell/>
          <table:table-cell table:formula="of:=[.F$2]*[.C202]^[.F$3]+[.F$4]*[.C202]^[.F$5]+[.F$6]*[.C202]^[.F$7]+[.F$8]" office:value-type="float" office:value="176344.701002861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176344.765201436" calcext:value-type="float">
            <text:p>176 345</text:p>
          </table:table-cell>
          <table:table-cell/>
          <table:table-cell table:formula="of:=[.F$2]*[.C203]^[.F$3]+[.F$4]*[.C203]^[.F$5]+[.F$6]*[.C203]^[.F$7]+[.F$8]" office:value-type="float" office:value="176344.765201436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176344.824878571" calcext:value-type="float">
            <text:p>176 345</text:p>
          </table:table-cell>
          <table:table-cell/>
          <table:table-cell table:formula="of:=[.F$2]*[.C204]^[.F$3]+[.F$4]*[.C204]^[.F$5]+[.F$6]*[.C204]^[.F$7]+[.F$8]" office:value-type="float" office:value="176344.824878571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176344.880352704" calcext:value-type="float">
            <text:p>176 345</text:p>
          </table:table-cell>
          <table:table-cell/>
          <table:table-cell table:formula="of:=[.F$2]*[.C205]^[.F$3]+[.F$4]*[.C205]^[.F$5]+[.F$6]*[.C205]^[.F$7]+[.F$8]" office:value-type="float" office:value="176344.880352704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176344.931919848" calcext:value-type="float">
            <text:p>176 345</text:p>
          </table:table-cell>
          <table:table-cell/>
          <table:table-cell table:formula="of:=[.F$2]*[.C206]^[.F$3]+[.F$4]*[.C206]^[.F$5]+[.F$6]*[.C206]^[.F$7]+[.F$8]" office:value-type="float" office:value="176344.931919848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176344.979855166" calcext:value-type="float">
            <text:p>176 345</text:p>
          </table:table-cell>
          <table:table-cell/>
          <table:table-cell table:formula="of:=[.F$2]*[.C207]^[.F$3]+[.F$4]*[.C207]^[.F$5]+[.F$6]*[.C207]^[.F$7]+[.F$8]" office:value-type="float" office:value="176344.979855166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176345.024414445" calcext:value-type="float">
            <text:p>176 345</text:p>
          </table:table-cell>
          <table:table-cell/>
          <table:table-cell table:formula="of:=[.F$2]*[.C208]^[.F$3]+[.F$4]*[.C208]^[.F$5]+[.F$6]*[.C208]^[.F$7]+[.F$8]" office:value-type="float" office:value="176345.024414445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176345.065835454" calcext:value-type="float">
            <text:p>176 345</text:p>
          </table:table-cell>
          <table:table-cell/>
          <table:table-cell table:formula="of:=[.F$2]*[.C209]^[.F$3]+[.F$4]*[.C209]^[.F$5]+[.F$6]*[.C209]^[.F$7]+[.F$8]" office:value-type="float" office:value="176345.065835454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176345.104339218" calcext:value-type="float">
            <text:p>176 345</text:p>
          </table:table-cell>
          <table:table-cell/>
          <table:table-cell table:formula="of:=[.F$2]*[.C210]^[.F$3]+[.F$4]*[.C210]^[.F$5]+[.F$6]*[.C210]^[.F$7]+[.F$8]" office:value-type="float" office:value="176345.104339218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176345.140131196" calcext:value-type="float">
            <text:p>176 345</text:p>
          </table:table-cell>
          <table:table-cell/>
          <table:table-cell table:formula="of:=[.F$2]*[.C211]^[.F$3]+[.F$4]*[.C211]^[.F$5]+[.F$6]*[.C211]^[.F$7]+[.F$8]" office:value-type="float" office:value="176345.140131196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176345.173402376" calcext:value-type="float">
            <text:p>176 345</text:p>
          </table:table-cell>
          <table:table-cell/>
          <table:table-cell table:formula="of:=[.F$2]*[.C212]^[.F$3]+[.F$4]*[.C212]^[.F$5]+[.F$6]*[.C212]^[.F$7]+[.F$8]" office:value-type="float" office:value="176345.173402376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176345.204330296" calcext:value-type="float">
            <text:p>176 345</text:p>
          </table:table-cell>
          <table:table-cell/>
          <table:table-cell table:formula="of:=[.F$2]*[.C213]^[.F$3]+[.F$4]*[.C213]^[.F$5]+[.F$6]*[.C213]^[.F$7]+[.F$8]" office:value-type="float" office:value="176345.204330296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176345.233079988" calcext:value-type="float">
            <text:p>176 345</text:p>
          </table:table-cell>
          <table:table-cell/>
          <table:table-cell table:formula="of:=[.F$2]*[.C214]^[.F$3]+[.F$4]*[.C214]^[.F$5]+[.F$6]*[.C214]^[.F$7]+[.F$8]" office:value-type="float" office:value="176345.233079988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176345.259804863" calcext:value-type="float">
            <text:p>176 345</text:p>
          </table:table-cell>
          <table:table-cell/>
          <table:table-cell table:formula="of:=[.F$2]*[.C215]^[.F$3]+[.F$4]*[.C215]^[.F$5]+[.F$6]*[.C215]^[.F$7]+[.F$8]" office:value-type="float" office:value="176345.259804863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176345.284647527" calcext:value-type="float">
            <text:p>176 345</text:p>
          </table:table-cell>
          <table:table-cell/>
          <table:table-cell table:formula="of:=[.F$2]*[.C216]^[.F$3]+[.F$4]*[.C216]^[.F$5]+[.F$6]*[.C216]^[.F$7]+[.F$8]" office:value-type="float" office:value="176345.284647527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176345.307740542" calcext:value-type="float">
            <text:p>176 345</text:p>
          </table:table-cell>
          <table:table-cell/>
          <table:table-cell table:formula="of:=[.F$2]*[.C217]^[.F$3]+[.F$4]*[.C217]^[.F$5]+[.F$6]*[.C217]^[.F$7]+[.F$8]" office:value-type="float" office:value="176345.307740542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176345.329207135" calcext:value-type="float">
            <text:p>176 345</text:p>
          </table:table-cell>
          <table:table-cell/>
          <table:table-cell table:formula="of:=[.F$2]*[.C218]^[.F$3]+[.F$4]*[.C218]^[.F$5]+[.F$6]*[.C218]^[.F$7]+[.F$8]" office:value-type="float" office:value="176345.329207135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176345.349161853" calcext:value-type="float">
            <text:p>176 345</text:p>
          </table:table-cell>
          <table:table-cell/>
          <table:table-cell table:formula="of:=[.F$2]*[.C219]^[.F$3]+[.F$4]*[.C219]^[.F$5]+[.F$6]*[.C219]^[.F$7]+[.F$8]" office:value-type="float" office:value="176345.349161853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176345.367711175" calcext:value-type="float">
            <text:p>176 345</text:p>
          </table:table-cell>
          <table:table-cell/>
          <table:table-cell table:formula="of:=[.F$2]*[.C220]^[.F$3]+[.F$4]*[.C220]^[.F$5]+[.F$6]*[.C220]^[.F$7]+[.F$8]" office:value-type="float" office:value="176345.367711175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176345.384954084" calcext:value-type="float">
            <text:p>176 345</text:p>
          </table:table-cell>
          <table:table-cell/>
          <table:table-cell table:formula="of:=[.F$2]*[.C221]^[.F$3]+[.F$4]*[.C221]^[.F$5]+[.F$6]*[.C221]^[.F$7]+[.F$8]" office:value-type="float" office:value="176345.384954084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176345.400982587" calcext:value-type="float">
            <text:p>176 345</text:p>
          </table:table-cell>
          <table:table-cell/>
          <table:table-cell table:formula="of:=[.F$2]*[.C222]^[.F$3]+[.F$4]*[.C222]^[.F$5]+[.F$6]*[.C222]^[.F$7]+[.F$8]" office:value-type="float" office:value="176345.400982587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176345.415882216" calcext:value-type="float">
            <text:p>176 345</text:p>
          </table:table-cell>
          <table:table-cell/>
          <table:table-cell table:formula="of:=[.F$2]*[.C223]^[.F$3]+[.F$4]*[.C223]^[.F$5]+[.F$6]*[.C223]^[.F$7]+[.F$8]" office:value-type="float" office:value="176345.415882216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176345.429732475" calcext:value-type="float">
            <text:p>176 345</text:p>
          </table:table-cell>
          <table:table-cell/>
          <table:table-cell table:formula="of:=[.F$2]*[.C224]^[.F$3]+[.F$4]*[.C224]^[.F$5]+[.F$6]*[.C224]^[.F$7]+[.F$8]" office:value-type="float" office:value="176345.429732475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176345.44260727" calcext:value-type="float">
            <text:p>176 345</text:p>
          </table:table-cell>
          <table:table-cell/>
          <table:table-cell table:formula="of:=[.F$2]*[.C225]^[.F$3]+[.F$4]*[.C225]^[.F$5]+[.F$6]*[.C225]^[.F$7]+[.F$8]" office:value-type="float" office:value="176345.44260727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176345.454575304" calcext:value-type="float">
            <text:p>176 345</text:p>
          </table:table-cell>
          <table:table-cell/>
          <table:table-cell table:formula="of:=[.F$2]*[.C226]^[.F$3]+[.F$4]*[.C226]^[.F$5]+[.F$6]*[.C226]^[.F$7]+[.F$8]" office:value-type="float" office:value="176345.454575304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176345.465700438" calcext:value-type="float">
            <text:p>176 345</text:p>
          </table:table-cell>
          <table:table-cell/>
          <table:table-cell table:formula="of:=[.F$2]*[.C227]^[.F$3]+[.F$4]*[.C227]^[.F$5]+[.F$6]*[.C227]^[.F$7]+[.F$8]" office:value-type="float" office:value="176345.465700438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176345.476042036" calcext:value-type="float">
            <text:p>176 345</text:p>
          </table:table-cell>
          <table:table-cell/>
          <table:table-cell table:formula="of:=[.F$2]*[.C228]^[.F$3]+[.F$4]*[.C228]^[.F$5]+[.F$6]*[.C228]^[.F$7]+[.F$8]" office:value-type="float" office:value="176345.476042036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176345.485655284" calcext:value-type="float">
            <text:p>176 345</text:p>
          </table:table-cell>
          <table:table-cell/>
          <table:table-cell table:formula="of:=[.F$2]*[.C229]^[.F$3]+[.F$4]*[.C229]^[.F$5]+[.F$6]*[.C229]^[.F$7]+[.F$8]" office:value-type="float" office:value="176345.485655284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176345.494591478" calcext:value-type="float">
            <text:p>176 345</text:p>
          </table:table-cell>
          <table:table-cell/>
          <table:table-cell table:formula="of:=[.F$2]*[.C230]^[.F$3]+[.F$4]*[.C230]^[.F$5]+[.F$6]*[.C230]^[.F$7]+[.F$8]" office:value-type="float" office:value="176345.494591478" calcext:value-type="float">
            <text:p>176 345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176345.502898302" calcext:value-type="float">
            <text:p>176 346</text:p>
          </table:table-cell>
          <table:table-cell/>
          <table:table-cell table:formula="of:=[.F$2]*[.C231]^[.F$3]+[.F$4]*[.C231]^[.F$5]+[.F$6]*[.C231]^[.F$7]+[.F$8]" office:value-type="float" office:value="176345.50289830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176345.510620082" calcext:value-type="float">
            <text:p>176 346</text:p>
          </table:table-cell>
          <table:table-cell/>
          <table:table-cell table:formula="of:=[.F$2]*[.C232]^[.F$3]+[.F$4]*[.C232]^[.F$5]+[.F$6]*[.C232]^[.F$7]+[.F$8]" office:value-type="float" office:value="176345.51062008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176345.517798024" calcext:value-type="float">
            <text:p>176 346</text:p>
          </table:table-cell>
          <table:table-cell/>
          <table:table-cell table:formula="of:=[.F$2]*[.C233]^[.F$3]+[.F$4]*[.C233]^[.F$5]+[.F$6]*[.C233]^[.F$7]+[.F$8]" office:value-type="float" office:value="176345.51779802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176345.524470427" calcext:value-type="float">
            <text:p>176 346</text:p>
          </table:table-cell>
          <table:table-cell/>
          <table:table-cell table:formula="of:=[.F$2]*[.C234]^[.F$3]+[.F$4]*[.C234]^[.F$5]+[.F$6]*[.C234]^[.F$7]+[.F$8]" office:value-type="float" office:value="176345.52447042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176345.530672899" calcext:value-type="float">
            <text:p>176 346</text:p>
          </table:table-cell>
          <table:table-cell/>
          <table:table-cell table:formula="of:=[.F$2]*[.C235]^[.F$3]+[.F$4]*[.C235]^[.F$5]+[.F$6]*[.C235]^[.F$7]+[.F$8]" office:value-type="float" office:value="176345.53067289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176345.536438535" calcext:value-type="float">
            <text:p>176 346</text:p>
          </table:table-cell>
          <table:table-cell/>
          <table:table-cell table:formula="of:=[.F$2]*[.C236]^[.F$3]+[.F$4]*[.C236]^[.F$5]+[.F$6]*[.C236]^[.F$7]+[.F$8]" office:value-type="float" office:value="176345.53643853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176345.541798101" calcext:value-type="float">
            <text:p>176 346</text:p>
          </table:table-cell>
          <table:table-cell/>
          <table:table-cell table:formula="of:=[.F$2]*[.C237]^[.F$3]+[.F$4]*[.C237]^[.F$5]+[.F$6]*[.C237]^[.F$7]+[.F$8]" office:value-type="float" office:value="176345.54179810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176345.546780196" calcext:value-type="float">
            <text:p>176 346</text:p>
          </table:table-cell>
          <table:table-cell/>
          <table:table-cell table:formula="of:=[.F$2]*[.C238]^[.F$3]+[.F$4]*[.C238]^[.F$5]+[.F$6]*[.C238]^[.F$7]+[.F$8]" office:value-type="float" office:value="176345.54678019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176345.551411407" calcext:value-type="float">
            <text:p>176 346</text:p>
          </table:table-cell>
          <table:table-cell/>
          <table:table-cell table:formula="of:=[.F$2]*[.C239]^[.F$3]+[.F$4]*[.C239]^[.F$5]+[.F$6]*[.C239]^[.F$7]+[.F$8]" office:value-type="float" office:value="176345.55141140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176345.555716444" calcext:value-type="float">
            <text:p>176 346</text:p>
          </table:table-cell>
          <table:table-cell/>
          <table:table-cell table:formula="of:=[.F$2]*[.C240]^[.F$3]+[.F$4]*[.C240]^[.F$5]+[.F$6]*[.C240]^[.F$7]+[.F$8]" office:value-type="float" office:value="176345.55571644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176345.559718281" calcext:value-type="float">
            <text:p>176 346</text:p>
          </table:table-cell>
          <table:table-cell/>
          <table:table-cell table:formula="of:=[.F$2]*[.C241]^[.F$3]+[.F$4]*[.C241]^[.F$5]+[.F$6]*[.C241]^[.F$7]+[.F$8]" office:value-type="float" office:value="176345.55971828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176345.563438271" calcext:value-type="float">
            <text:p>176 346</text:p>
          </table:table-cell>
          <table:table-cell/>
          <table:table-cell table:formula="of:=[.F$2]*[.C242]^[.F$3]+[.F$4]*[.C242]^[.F$5]+[.F$6]*[.C242]^[.F$7]+[.F$8]" office:value-type="float" office:value="176345.56343827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176345.566896264" calcext:value-type="float">
            <text:p>176 346</text:p>
          </table:table-cell>
          <table:table-cell/>
          <table:table-cell table:formula="of:=[.F$2]*[.C243]^[.F$3]+[.F$4]*[.C243]^[.F$5]+[.F$6]*[.C243]^[.F$7]+[.F$8]" office:value-type="float" office:value="176345.56689626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176345.570110714" calcext:value-type="float">
            <text:p>176 346</text:p>
          </table:table-cell>
          <table:table-cell/>
          <table:table-cell table:formula="of:=[.F$2]*[.C244]^[.F$3]+[.F$4]*[.C244]^[.F$5]+[.F$6]*[.C244]^[.F$7]+[.F$8]" office:value-type="float" office:value="176345.57011071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176345.573098773" calcext:value-type="float">
            <text:p>176 346</text:p>
          </table:table-cell>
          <table:table-cell/>
          <table:table-cell table:formula="of:=[.F$2]*[.C245]^[.F$3]+[.F$4]*[.C245]^[.F$5]+[.F$6]*[.C245]^[.F$7]+[.F$8]" office:value-type="float" office:value="176345.57309877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176345.575876384" calcext:value-type="float">
            <text:p>176 346</text:p>
          </table:table-cell>
          <table:table-cell/>
          <table:table-cell table:formula="of:=[.F$2]*[.C246]^[.F$3]+[.F$4]*[.C246]^[.F$5]+[.F$6]*[.C246]^[.F$7]+[.F$8]" office:value-type="float" office:value="176345.57587638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176345.57845837" calcext:value-type="float">
            <text:p>176 346</text:p>
          </table:table-cell>
          <table:table-cell/>
          <table:table-cell table:formula="of:=[.F$2]*[.C247]^[.F$3]+[.F$4]*[.C247]^[.F$5]+[.F$6]*[.C247]^[.F$7]+[.F$8]" office:value-type="float" office:value="176345.5784583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176345.580858509" calcext:value-type="float">
            <text:p>176 346</text:p>
          </table:table-cell>
          <table:table-cell/>
          <table:table-cell table:formula="of:=[.F$2]*[.C248]^[.F$3]+[.F$4]*[.C248]^[.F$5]+[.F$6]*[.C248]^[.F$7]+[.F$8]" office:value-type="float" office:value="176345.58085850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176345.583089608" calcext:value-type="float">
            <text:p>176 346</text:p>
          </table:table-cell>
          <table:table-cell/>
          <table:table-cell table:formula="of:=[.F$2]*[.C249]^[.F$3]+[.F$4]*[.C249]^[.F$5]+[.F$6]*[.C249]^[.F$7]+[.F$8]" office:value-type="float" office:value="176345.58308960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176345.585163571" calcext:value-type="float">
            <text:p>176 346</text:p>
          </table:table-cell>
          <table:table-cell/>
          <table:table-cell table:formula="of:=[.F$2]*[.C250]^[.F$3]+[.F$4]*[.C250]^[.F$5]+[.F$6]*[.C250]^[.F$7]+[.F$8]" office:value-type="float" office:value="176345.58516357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176345.587091468" calcext:value-type="float">
            <text:p>176 346</text:p>
          </table:table-cell>
          <table:table-cell/>
          <table:table-cell table:formula="of:=[.F$2]*[.C251]^[.F$3]+[.F$4]*[.C251]^[.F$5]+[.F$6]*[.C251]^[.F$7]+[.F$8]" office:value-type="float" office:value="176345.58709146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176345.588883583" calcext:value-type="float">
            <text:p>176 346</text:p>
          </table:table-cell>
          <table:table-cell/>
          <table:table-cell table:formula="of:=[.F$2]*[.C252]^[.F$3]+[.F$4]*[.C252]^[.F$5]+[.F$6]*[.C252]^[.F$7]+[.F$8]" office:value-type="float" office:value="176345.58888358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176345.590549482" calcext:value-type="float">
            <text:p>176 346</text:p>
          </table:table-cell>
          <table:table-cell/>
          <table:table-cell table:formula="of:=[.F$2]*[.C253]^[.F$3]+[.F$4]*[.C253]^[.F$5]+[.F$6]*[.C253]^[.F$7]+[.F$8]" office:value-type="float" office:value="176345.59054948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176345.592098052" calcext:value-type="float">
            <text:p>176 346</text:p>
          </table:table-cell>
          <table:table-cell/>
          <table:table-cell table:formula="of:=[.F$2]*[.C254]^[.F$3]+[.F$4]*[.C254]^[.F$5]+[.F$6]*[.C254]^[.F$7]+[.F$8]" office:value-type="float" office:value="176345.59209805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176345.593537557" calcext:value-type="float">
            <text:p>176 346</text:p>
          </table:table-cell>
          <table:table-cell/>
          <table:table-cell table:formula="of:=[.F$2]*[.C255]^[.F$3]+[.F$4]*[.C255]^[.F$5]+[.F$6]*[.C255]^[.F$7]+[.F$8]" office:value-type="float" office:value="176345.59353755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176345.594875679" calcext:value-type="float">
            <text:p>176 346</text:p>
          </table:table-cell>
          <table:table-cell/>
          <table:table-cell table:formula="of:=[.F$2]*[.C256]^[.F$3]+[.F$4]*[.C256]^[.F$5]+[.F$6]*[.C256]^[.F$7]+[.F$8]" office:value-type="float" office:value="176345.59487567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176345.596119558" calcext:value-type="float">
            <text:p>176 346</text:p>
          </table:table-cell>
          <table:table-cell/>
          <table:table-cell table:formula="of:=[.F$2]*[.C257]^[.F$3]+[.F$4]*[.C257]^[.F$5]+[.F$6]*[.C257]^[.F$7]+[.F$8]" office:value-type="float" office:value="176345.59611955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176345.597275832" calcext:value-type="float">
            <text:p>176 346</text:p>
          </table:table-cell>
          <table:table-cell/>
          <table:table-cell table:formula="of:=[.F$2]*[.C258]^[.F$3]+[.F$4]*[.C258]^[.F$5]+[.F$6]*[.C258]^[.F$7]+[.F$8]" office:value-type="float" office:value="176345.59727583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176345.59835067" calcext:value-type="float">
            <text:p>176 346</text:p>
          </table:table-cell>
          <table:table-cell/>
          <table:table-cell table:formula="of:=[.F$2]*[.C259]^[.F$3]+[.F$4]*[.C259]^[.F$5]+[.F$6]*[.C259]^[.F$7]+[.F$8]" office:value-type="float" office:value="176345.5983506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176345.599349808" calcext:value-type="float">
            <text:p>176 346</text:p>
          </table:table-cell>
          <table:table-cell/>
          <table:table-cell table:formula="of:=[.F$2]*[.C260]^[.F$3]+[.F$4]*[.C260]^[.F$5]+[.F$6]*[.C260]^[.F$7]+[.F$8]" office:value-type="float" office:value="176345.59934980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176345.600278577" calcext:value-type="float">
            <text:p>176 346</text:p>
          </table:table-cell>
          <table:table-cell/>
          <table:table-cell table:formula="of:=[.F$2]*[.C261]^[.F$3]+[.F$4]*[.C261]^[.F$5]+[.F$6]*[.C261]^[.F$7]+[.F$8]" office:value-type="float" office:value="176345.60027857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176345.601141934" calcext:value-type="float">
            <text:p>176 346</text:p>
          </table:table-cell>
          <table:table-cell/>
          <table:table-cell table:formula="of:=[.F$2]*[.C262]^[.F$3]+[.F$4]*[.C262]^[.F$5]+[.F$6]*[.C262]^[.F$7]+[.F$8]" office:value-type="float" office:value="176345.60114193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176345.601944485" calcext:value-type="float">
            <text:p>176 346</text:p>
          </table:table-cell>
          <table:table-cell/>
          <table:table-cell table:formula="of:=[.F$2]*[.C263]^[.F$3]+[.F$4]*[.C263]^[.F$5]+[.F$6]*[.C263]^[.F$7]+[.F$8]" office:value-type="float" office:value="176345.60194448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176345.602690513" calcext:value-type="float">
            <text:p>176 346</text:p>
          </table:table-cell>
          <table:table-cell/>
          <table:table-cell table:formula="of:=[.F$2]*[.C264]^[.F$3]+[.F$4]*[.C264]^[.F$5]+[.F$6]*[.C264]^[.F$7]+[.F$8]" office:value-type="float" office:value="176345.60269051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176345.603383999" calcext:value-type="float">
            <text:p>176 346</text:p>
          </table:table-cell>
          <table:table-cell/>
          <table:table-cell table:formula="of:=[.F$2]*[.C265]^[.F$3]+[.F$4]*[.C265]^[.F$5]+[.F$6]*[.C265]^[.F$7]+[.F$8]" office:value-type="float" office:value="176345.60338399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176345.604028643" calcext:value-type="float">
            <text:p>176 346</text:p>
          </table:table-cell>
          <table:table-cell/>
          <table:table-cell table:formula="of:=[.F$2]*[.C266]^[.F$3]+[.F$4]*[.C266]^[.F$5]+[.F$6]*[.C266]^[.F$7]+[.F$8]" office:value-type="float" office:value="176345.60402864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176345.604627885" calcext:value-type="float">
            <text:p>176 346</text:p>
          </table:table-cell>
          <table:table-cell/>
          <table:table-cell table:formula="of:=[.F$2]*[.C267]^[.F$3]+[.F$4]*[.C267]^[.F$5]+[.F$6]*[.C267]^[.F$7]+[.F$8]" office:value-type="float" office:value="176345.60462788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176345.605184923" calcext:value-type="float">
            <text:p>176 346</text:p>
          </table:table-cell>
          <table:table-cell/>
          <table:table-cell table:formula="of:=[.F$2]*[.C268]^[.F$3]+[.F$4]*[.C268]^[.F$5]+[.F$6]*[.C268]^[.F$7]+[.F$8]" office:value-type="float" office:value="176345.60518492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176345.605702729" calcext:value-type="float">
            <text:p>176 346</text:p>
          </table:table-cell>
          <table:table-cell/>
          <table:table-cell table:formula="of:=[.F$2]*[.C269]^[.F$3]+[.F$4]*[.C269]^[.F$5]+[.F$6]*[.C269]^[.F$7]+[.F$8]" office:value-type="float" office:value="176345.60570272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176345.606184066" calcext:value-type="float">
            <text:p>176 346</text:p>
          </table:table-cell>
          <table:table-cell/>
          <table:table-cell table:formula="of:=[.F$2]*[.C270]^[.F$3]+[.F$4]*[.C270]^[.F$5]+[.F$6]*[.C270]^[.F$7]+[.F$8]" office:value-type="float" office:value="176345.60618406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176345.606631504" calcext:value-type="float">
            <text:p>176 346</text:p>
          </table:table-cell>
          <table:table-cell/>
          <table:table-cell table:formula="of:=[.F$2]*[.C271]^[.F$3]+[.F$4]*[.C271]^[.F$5]+[.F$6]*[.C271]^[.F$7]+[.F$8]" office:value-type="float" office:value="176345.60663150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176345.607047428" calcext:value-type="float">
            <text:p>176 346</text:p>
          </table:table-cell>
          <table:table-cell/>
          <table:table-cell table:formula="of:=[.F$2]*[.C272]^[.F$3]+[.F$4]*[.C272]^[.F$5]+[.F$6]*[.C272]^[.F$7]+[.F$8]" office:value-type="float" office:value="176345.60704742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176345.607434059" calcext:value-type="float">
            <text:p>176 346</text:p>
          </table:table-cell>
          <table:table-cell/>
          <table:table-cell table:formula="of:=[.F$2]*[.C273]^[.F$3]+[.F$4]*[.C273]^[.F$5]+[.F$6]*[.C273]^[.F$7]+[.F$8]" office:value-type="float" office:value="176345.60743405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176345.60779346" calcext:value-type="float">
            <text:p>176 346</text:p>
          </table:table-cell>
          <table:table-cell/>
          <table:table-cell table:formula="of:=[.F$2]*[.C274]^[.F$3]+[.F$4]*[.C274]^[.F$5]+[.F$6]*[.C274]^[.F$7]+[.F$8]" office:value-type="float" office:value="176345.6077934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176345.608127549" calcext:value-type="float">
            <text:p>176 346</text:p>
          </table:table-cell>
          <table:table-cell/>
          <table:table-cell table:formula="of:=[.F$2]*[.C275]^[.F$3]+[.F$4]*[.C275]^[.F$5]+[.F$6]*[.C275]^[.F$7]+[.F$8]" office:value-type="float" office:value="176345.60812754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176345.608438108" calcext:value-type="float">
            <text:p>176 346</text:p>
          </table:table-cell>
          <table:table-cell/>
          <table:table-cell table:formula="of:=[.F$2]*[.C276]^[.F$3]+[.F$4]*[.C276]^[.F$5]+[.F$6]*[.C276]^[.F$7]+[.F$8]" office:value-type="float" office:value="176345.60843810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176345.608726795" calcext:value-type="float">
            <text:p>176 346</text:p>
          </table:table-cell>
          <table:table-cell/>
          <table:table-cell table:formula="of:=[.F$2]*[.C277]^[.F$3]+[.F$4]*[.C277]^[.F$5]+[.F$6]*[.C277]^[.F$7]+[.F$8]" office:value-type="float" office:value="176345.60872679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176345.608995149" calcext:value-type="float">
            <text:p>176 346</text:p>
          </table:table-cell>
          <table:table-cell/>
          <table:table-cell table:formula="of:=[.F$2]*[.C278]^[.F$3]+[.F$4]*[.C278]^[.F$5]+[.F$6]*[.C278]^[.F$7]+[.F$8]" office:value-type="float" office:value="176345.60899514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176345.609244604" calcext:value-type="float">
            <text:p>176 346</text:p>
          </table:table-cell>
          <table:table-cell/>
          <table:table-cell table:formula="of:=[.F$2]*[.C279]^[.F$3]+[.F$4]*[.C279]^[.F$5]+[.F$6]*[.C279]^[.F$7]+[.F$8]" office:value-type="float" office:value="176345.60924460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176345.609476489" calcext:value-type="float">
            <text:p>176 346</text:p>
          </table:table-cell>
          <table:table-cell/>
          <table:table-cell table:formula="of:=[.F$2]*[.C280]^[.F$3]+[.F$4]*[.C280]^[.F$5]+[.F$6]*[.C280]^[.F$7]+[.F$8]" office:value-type="float" office:value="176345.60947648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176345.609692043" calcext:value-type="float">
            <text:p>176 346</text:p>
          </table:table-cell>
          <table:table-cell/>
          <table:table-cell table:formula="of:=[.F$2]*[.C281]^[.F$3]+[.F$4]*[.C281]^[.F$5]+[.F$6]*[.C281]^[.F$7]+[.F$8]" office:value-type="float" office:value="176345.60969204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176345.609892416" calcext:value-type="float">
            <text:p>176 346</text:p>
          </table:table-cell>
          <table:table-cell/>
          <table:table-cell table:formula="of:=[.F$2]*[.C282]^[.F$3]+[.F$4]*[.C282]^[.F$5]+[.F$6]*[.C282]^[.F$7]+[.F$8]" office:value-type="float" office:value="176345.60989241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176345.610078677" calcext:value-type="float">
            <text:p>176 346</text:p>
          </table:table-cell>
          <table:table-cell/>
          <table:table-cell table:formula="of:=[.F$2]*[.C283]^[.F$3]+[.F$4]*[.C283]^[.F$5]+[.F$6]*[.C283]^[.F$7]+[.F$8]" office:value-type="float" office:value="176345.61007867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176345.610251819" calcext:value-type="float">
            <text:p>176 346</text:p>
          </table:table-cell>
          <table:table-cell/>
          <table:table-cell table:formula="of:=[.F$2]*[.C284]^[.F$3]+[.F$4]*[.C284]^[.F$5]+[.F$6]*[.C284]^[.F$7]+[.F$8]" office:value-type="float" office:value="176345.61025181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176345.610412767" calcext:value-type="float">
            <text:p>176 346</text:p>
          </table:table-cell>
          <table:table-cell/>
          <table:table-cell table:formula="of:=[.F$2]*[.C285]^[.F$3]+[.F$4]*[.C285]^[.F$5]+[.F$6]*[.C285]^[.F$7]+[.F$8]" office:value-type="float" office:value="176345.61041276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176345.61056238" calcext:value-type="float">
            <text:p>176 346</text:p>
          </table:table-cell>
          <table:table-cell/>
          <table:table-cell table:formula="of:=[.F$2]*[.C286]^[.F$3]+[.F$4]*[.C286]^[.F$5]+[.F$6]*[.C286]^[.F$7]+[.F$8]" office:value-type="float" office:value="176345.6105623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176345.610701456" calcext:value-type="float">
            <text:p>176 346</text:p>
          </table:table-cell>
          <table:table-cell/>
          <table:table-cell table:formula="of:=[.F$2]*[.C287]^[.F$3]+[.F$4]*[.C287]^[.F$5]+[.F$6]*[.C287]^[.F$7]+[.F$8]" office:value-type="float" office:value="176345.61070145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176345.610830736" calcext:value-type="float">
            <text:p>176 346</text:p>
          </table:table-cell>
          <table:table-cell/>
          <table:table-cell table:formula="of:=[.F$2]*[.C288]^[.F$3]+[.F$4]*[.C288]^[.F$5]+[.F$6]*[.C288]^[.F$7]+[.F$8]" office:value-type="float" office:value="176345.61083073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176345.610950912" calcext:value-type="float">
            <text:p>176 346</text:p>
          </table:table-cell>
          <table:table-cell/>
          <table:table-cell table:formula="of:=[.F$2]*[.C289]^[.F$3]+[.F$4]*[.C289]^[.F$5]+[.F$6]*[.C289]^[.F$7]+[.F$8]" office:value-type="float" office:value="176345.61095091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176345.611062623" calcext:value-type="float">
            <text:p>176 346</text:p>
          </table:table-cell>
          <table:table-cell/>
          <table:table-cell table:formula="of:=[.F$2]*[.C290]^[.F$3]+[.F$4]*[.C290]^[.F$5]+[.F$6]*[.C290]^[.F$7]+[.F$8]" office:value-type="float" office:value="176345.61106262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176345.611166467" calcext:value-type="float">
            <text:p>176 346</text:p>
          </table:table-cell>
          <table:table-cell/>
          <table:table-cell table:formula="of:=[.F$2]*[.C291]^[.F$3]+[.F$4]*[.C291]^[.F$5]+[.F$6]*[.C291]^[.F$7]+[.F$8]" office:value-type="float" office:value="176345.61116646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176345.611262997" calcext:value-type="float">
            <text:p>176 346</text:p>
          </table:table-cell>
          <table:table-cell/>
          <table:table-cell table:formula="of:=[.F$2]*[.C292]^[.F$3]+[.F$4]*[.C292]^[.F$5]+[.F$6]*[.C292]^[.F$7]+[.F$8]" office:value-type="float" office:value="176345.61126299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176345.611352729" calcext:value-type="float">
            <text:p>176 346</text:p>
          </table:table-cell>
          <table:table-cell/>
          <table:table-cell table:formula="of:=[.F$2]*[.C293]^[.F$3]+[.F$4]*[.C293]^[.F$5]+[.F$6]*[.C293]^[.F$7]+[.F$8]" office:value-type="float" office:value="176345.61135272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176345.61143614" calcext:value-type="float">
            <text:p>176 346</text:p>
          </table:table-cell>
          <table:table-cell/>
          <table:table-cell table:formula="of:=[.F$2]*[.C294]^[.F$3]+[.F$4]*[.C294]^[.F$5]+[.F$6]*[.C294]^[.F$7]+[.F$8]" office:value-type="float" office:value="176345.6114361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176345.611513678" calcext:value-type="float">
            <text:p>176 346</text:p>
          </table:table-cell>
          <table:table-cell/>
          <table:table-cell table:formula="of:=[.F$2]*[.C295]^[.F$3]+[.F$4]*[.C295]^[.F$5]+[.F$6]*[.C295]^[.F$7]+[.F$8]" office:value-type="float" office:value="176345.61151367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176345.611585754" calcext:value-type="float">
            <text:p>176 346</text:p>
          </table:table-cell>
          <table:table-cell/>
          <table:table-cell table:formula="of:=[.F$2]*[.C296]^[.F$3]+[.F$4]*[.C296]^[.F$5]+[.F$6]*[.C296]^[.F$7]+[.F$8]" office:value-type="float" office:value="176345.61158575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176345.611652754" calcext:value-type="float">
            <text:p>176 346</text:p>
          </table:table-cell>
          <table:table-cell/>
          <table:table-cell table:formula="of:=[.F$2]*[.C297]^[.F$3]+[.F$4]*[.C297]^[.F$5]+[.F$6]*[.C297]^[.F$7]+[.F$8]" office:value-type="float" office:value="176345.61165275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176345.611715035" calcext:value-type="float">
            <text:p>176 346</text:p>
          </table:table-cell>
          <table:table-cell/>
          <table:table-cell table:formula="of:=[.F$2]*[.C298]^[.F$3]+[.F$4]*[.C298]^[.F$5]+[.F$6]*[.C298]^[.F$7]+[.F$8]" office:value-type="float" office:value="176345.61171503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176345.61177293" calcext:value-type="float">
            <text:p>176 346</text:p>
          </table:table-cell>
          <table:table-cell/>
          <table:table-cell table:formula="of:=[.F$2]*[.C299]^[.F$3]+[.F$4]*[.C299]^[.F$5]+[.F$6]*[.C299]^[.F$7]+[.F$8]" office:value-type="float" office:value="176345.6117729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176345.611826747" calcext:value-type="float">
            <text:p>176 346</text:p>
          </table:table-cell>
          <table:table-cell/>
          <table:table-cell table:formula="of:=[.F$2]*[.C300]^[.F$3]+[.F$4]*[.C300]^[.F$5]+[.F$6]*[.C300]^[.F$7]+[.F$8]" office:value-type="float" office:value="176345.61182674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176345.611876774" calcext:value-type="float">
            <text:p>176 346</text:p>
          </table:table-cell>
          <table:table-cell/>
          <table:table-cell table:formula="of:=[.F$2]*[.C301]^[.F$3]+[.F$4]*[.C301]^[.F$5]+[.F$6]*[.C301]^[.F$7]+[.F$8]" office:value-type="float" office:value="176345.61187677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176345.611923278" calcext:value-type="float">
            <text:p>176 346</text:p>
          </table:table-cell>
          <table:table-cell/>
          <table:table-cell table:formula="of:=[.F$2]*[.C302]^[.F$3]+[.F$4]*[.C302]^[.F$5]+[.F$6]*[.C302]^[.F$7]+[.F$8]" office:value-type="float" office:value="176345.61192327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176345.611966506" calcext:value-type="float">
            <text:p>176 346</text:p>
          </table:table-cell>
          <table:table-cell/>
          <table:table-cell table:formula="of:=[.F$2]*[.C303]^[.F$3]+[.F$4]*[.C303]^[.F$5]+[.F$6]*[.C303]^[.F$7]+[.F$8]" office:value-type="float" office:value="176345.61196650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176345.61200669" calcext:value-type="float">
            <text:p>176 346</text:p>
          </table:table-cell>
          <table:table-cell/>
          <table:table-cell table:formula="of:=[.F$2]*[.C304]^[.F$3]+[.F$4]*[.C304]^[.F$5]+[.F$6]*[.C304]^[.F$7]+[.F$8]" office:value-type="float" office:value="176345.6120066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176345.612044044" calcext:value-type="float">
            <text:p>176 346</text:p>
          </table:table-cell>
          <table:table-cell/>
          <table:table-cell table:formula="of:=[.F$2]*[.C305]^[.F$3]+[.F$4]*[.C305]^[.F$5]+[.F$6]*[.C305]^[.F$7]+[.F$8]" office:value-type="float" office:value="176345.61204404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176345.612078767" calcext:value-type="float">
            <text:p>176 346</text:p>
          </table:table-cell>
          <table:table-cell/>
          <table:table-cell table:formula="of:=[.F$2]*[.C306]^[.F$3]+[.F$4]*[.C306]^[.F$5]+[.F$6]*[.C306]^[.F$7]+[.F$8]" office:value-type="float" office:value="176345.61207876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176345.612111045" calcext:value-type="float">
            <text:p>176 346</text:p>
          </table:table-cell>
          <table:table-cell/>
          <table:table-cell table:formula="of:=[.F$2]*[.C307]^[.F$3]+[.F$4]*[.C307]^[.F$5]+[.F$6]*[.C307]^[.F$7]+[.F$8]" office:value-type="float" office:value="176345.61211104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176345.612141049" calcext:value-type="float">
            <text:p>176 346</text:p>
          </table:table-cell>
          <table:table-cell/>
          <table:table-cell table:formula="of:=[.F$2]*[.C308]^[.F$3]+[.F$4]*[.C308]^[.F$5]+[.F$6]*[.C308]^[.F$7]+[.F$8]" office:value-type="float" office:value="176345.61214104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176345.61216894" calcext:value-type="float">
            <text:p>176 346</text:p>
          </table:table-cell>
          <table:table-cell/>
          <table:table-cell table:formula="of:=[.F$2]*[.C309]^[.F$3]+[.F$4]*[.C309]^[.F$5]+[.F$6]*[.C309]^[.F$7]+[.F$8]" office:value-type="float" office:value="176345.6121689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176345.612194866" calcext:value-type="float">
            <text:p>176 346</text:p>
          </table:table-cell>
          <table:table-cell/>
          <table:table-cell table:formula="of:=[.F$2]*[.C310]^[.F$3]+[.F$4]*[.C310]^[.F$5]+[.F$6]*[.C310]^[.F$7]+[.F$8]" office:value-type="float" office:value="176345.61219486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176345.612218967" calcext:value-type="float">
            <text:p>176 346</text:p>
          </table:table-cell>
          <table:table-cell/>
          <table:table-cell table:formula="of:=[.F$2]*[.C311]^[.F$3]+[.F$4]*[.C311]^[.F$5]+[.F$6]*[.C311]^[.F$7]+[.F$8]" office:value-type="float" office:value="176345.61221896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176345.61224137" calcext:value-type="float">
            <text:p>176 346</text:p>
          </table:table-cell>
          <table:table-cell/>
          <table:table-cell table:formula="of:=[.F$2]*[.C312]^[.F$3]+[.F$4]*[.C312]^[.F$5]+[.F$6]*[.C312]^[.F$7]+[.F$8]" office:value-type="float" office:value="176345.6122413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176345.612262196" calcext:value-type="float">
            <text:p>176 346</text:p>
          </table:table-cell>
          <table:table-cell/>
          <table:table-cell table:formula="of:=[.F$2]*[.C313]^[.F$3]+[.F$4]*[.C313]^[.F$5]+[.F$6]*[.C313]^[.F$7]+[.F$8]" office:value-type="float" office:value="176345.61226219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176345.612281554" calcext:value-type="float">
            <text:p>176 346</text:p>
          </table:table-cell>
          <table:table-cell/>
          <table:table-cell table:formula="of:=[.F$2]*[.C314]^[.F$3]+[.F$4]*[.C314]^[.F$5]+[.F$6]*[.C314]^[.F$7]+[.F$8]" office:value-type="float" office:value="176345.61228155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176345.61229955" calcext:value-type="float">
            <text:p>176 346</text:p>
          </table:table-cell>
          <table:table-cell/>
          <table:table-cell table:formula="of:=[.F$2]*[.C315]^[.F$3]+[.F$4]*[.C315]^[.F$5]+[.F$6]*[.C315]^[.F$7]+[.F$8]" office:value-type="float" office:value="176345.6122995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176345.612316278" calcext:value-type="float">
            <text:p>176 346</text:p>
          </table:table-cell>
          <table:table-cell/>
          <table:table-cell table:formula="of:=[.F$2]*[.C316]^[.F$3]+[.F$4]*[.C316]^[.F$5]+[.F$6]*[.C316]^[.F$7]+[.F$8]" office:value-type="float" office:value="176345.61231627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176345.612331827" calcext:value-type="float">
            <text:p>176 346</text:p>
          </table:table-cell>
          <table:table-cell/>
          <table:table-cell table:formula="of:=[.F$2]*[.C317]^[.F$3]+[.F$4]*[.C317]^[.F$5]+[.F$6]*[.C317]^[.F$7]+[.F$8]" office:value-type="float" office:value="176345.61233182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176345.612346282" calcext:value-type="float">
            <text:p>176 346</text:p>
          </table:table-cell>
          <table:table-cell/>
          <table:table-cell table:formula="of:=[.F$2]*[.C318]^[.F$3]+[.F$4]*[.C318]^[.F$5]+[.F$6]*[.C318]^[.F$7]+[.F$8]" office:value-type="float" office:value="176345.61234628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176345.612359718" calcext:value-type="float">
            <text:p>176 346</text:p>
          </table:table-cell>
          <table:table-cell/>
          <table:table-cell table:formula="of:=[.F$2]*[.C319]^[.F$3]+[.F$4]*[.C319]^[.F$5]+[.F$6]*[.C319]^[.F$7]+[.F$8]" office:value-type="float" office:value="176345.61235971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176345.612372209" calcext:value-type="float">
            <text:p>176 346</text:p>
          </table:table-cell>
          <table:table-cell/>
          <table:table-cell table:formula="of:=[.F$2]*[.C320]^[.F$3]+[.F$4]*[.C320]^[.F$5]+[.F$6]*[.C320]^[.F$7]+[.F$8]" office:value-type="float" office:value="176345.61237220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176345.612383819" calcext:value-type="float">
            <text:p>176 346</text:p>
          </table:table-cell>
          <table:table-cell/>
          <table:table-cell table:formula="of:=[.F$2]*[.C321]^[.F$3]+[.F$4]*[.C321]^[.F$5]+[.F$6]*[.C321]^[.F$7]+[.F$8]" office:value-type="float" office:value="176345.61238381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176345.612394612" calcext:value-type="float">
            <text:p>176 346</text:p>
          </table:table-cell>
          <table:table-cell/>
          <table:table-cell table:formula="of:=[.F$2]*[.C322]^[.F$3]+[.F$4]*[.C322]^[.F$5]+[.F$6]*[.C322]^[.F$7]+[.F$8]" office:value-type="float" office:value="176345.61239461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176345.612404645" calcext:value-type="float">
            <text:p>176 346</text:p>
          </table:table-cell>
          <table:table-cell/>
          <table:table-cell table:formula="of:=[.F$2]*[.C323]^[.F$3]+[.F$4]*[.C323]^[.F$5]+[.F$6]*[.C323]^[.F$7]+[.F$8]" office:value-type="float" office:value="176345.61240464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176345.612413971" calcext:value-type="float">
            <text:p>176 346</text:p>
          </table:table-cell>
          <table:table-cell/>
          <table:table-cell table:formula="of:=[.F$2]*[.C324]^[.F$3]+[.F$4]*[.C324]^[.F$5]+[.F$6]*[.C324]^[.F$7]+[.F$8]" office:value-type="float" office:value="176345.61241397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176345.61242264" calcext:value-type="float">
            <text:p>176 346</text:p>
          </table:table-cell>
          <table:table-cell/>
          <table:table-cell table:formula="of:=[.F$2]*[.C325]^[.F$3]+[.F$4]*[.C325]^[.F$5]+[.F$6]*[.C325]^[.F$7]+[.F$8]" office:value-type="float" office:value="176345.6124226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176345.612430699" calcext:value-type="float">
            <text:p>176 346</text:p>
          </table:table-cell>
          <table:table-cell/>
          <table:table-cell table:formula="of:=[.F$2]*[.C326]^[.F$3]+[.F$4]*[.C326]^[.F$5]+[.F$6]*[.C326]^[.F$7]+[.F$8]" office:value-type="float" office:value="176345.61243069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176345.61243819" calcext:value-type="float">
            <text:p>176 346</text:p>
          </table:table-cell>
          <table:table-cell/>
          <table:table-cell table:formula="of:=[.F$2]*[.C327]^[.F$3]+[.F$4]*[.C327]^[.F$5]+[.F$6]*[.C327]^[.F$7]+[.F$8]" office:value-type="float" office:value="176345.6124381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176345.612445154" calcext:value-type="float">
            <text:p>176 346</text:p>
          </table:table-cell>
          <table:table-cell/>
          <table:table-cell table:formula="of:=[.F$2]*[.C328]^[.F$3]+[.F$4]*[.C328]^[.F$5]+[.F$6]*[.C328]^[.F$7]+[.F$8]" office:value-type="float" office:value="176345.61244515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176345.612451627" calcext:value-type="float">
            <text:p>176 346</text:p>
          </table:table-cell>
          <table:table-cell/>
          <table:table-cell table:formula="of:=[.F$2]*[.C329]^[.F$3]+[.F$4]*[.C329]^[.F$5]+[.F$6]*[.C329]^[.F$7]+[.F$8]" office:value-type="float" office:value="176345.61245162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176345.612457644" calcext:value-type="float">
            <text:p>176 346</text:p>
          </table:table-cell>
          <table:table-cell/>
          <table:table-cell table:formula="of:=[.F$2]*[.C330]^[.F$3]+[.F$4]*[.C330]^[.F$5]+[.F$6]*[.C330]^[.F$7]+[.F$8]" office:value-type="float" office:value="176345.61245764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176345.612463237" calcext:value-type="float">
            <text:p>176 346</text:p>
          </table:table-cell>
          <table:table-cell/>
          <table:table-cell table:formula="of:=[.F$2]*[.C331]^[.F$3]+[.F$4]*[.C331]^[.F$5]+[.F$6]*[.C331]^[.F$7]+[.F$8]" office:value-type="float" office:value="176345.61246323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176345.612468437" calcext:value-type="float">
            <text:p>176 346</text:p>
          </table:table-cell>
          <table:table-cell/>
          <table:table-cell table:formula="of:=[.F$2]*[.C332]^[.F$3]+[.F$4]*[.C332]^[.F$5]+[.F$6]*[.C332]^[.F$7]+[.F$8]" office:value-type="float" office:value="176345.61246843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176345.61247327" calcext:value-type="float">
            <text:p>176 346</text:p>
          </table:table-cell>
          <table:table-cell/>
          <table:table-cell table:formula="of:=[.F$2]*[.C333]^[.F$3]+[.F$4]*[.C333]^[.F$5]+[.F$6]*[.C333]^[.F$7]+[.F$8]" office:value-type="float" office:value="176345.6124732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176345.612477763" calcext:value-type="float">
            <text:p>176 346</text:p>
          </table:table-cell>
          <table:table-cell/>
          <table:table-cell table:formula="of:=[.F$2]*[.C334]^[.F$3]+[.F$4]*[.C334]^[.F$5]+[.F$6]*[.C334]^[.F$7]+[.F$8]" office:value-type="float" office:value="176345.61247776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176345.612481939" calcext:value-type="float">
            <text:p>176 346</text:p>
          </table:table-cell>
          <table:table-cell/>
          <table:table-cell table:formula="of:=[.F$2]*[.C335]^[.F$3]+[.F$4]*[.C335]^[.F$5]+[.F$6]*[.C335]^[.F$7]+[.F$8]" office:value-type="float" office:value="176345.61248193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176345.612485822" calcext:value-type="float">
            <text:p>176 346</text:p>
          </table:table-cell>
          <table:table-cell/>
          <table:table-cell table:formula="of:=[.F$2]*[.C336]^[.F$3]+[.F$4]*[.C336]^[.F$5]+[.F$6]*[.C336]^[.F$7]+[.F$8]" office:value-type="float" office:value="176345.61248582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176345.612489431" calcext:value-type="float">
            <text:p>176 346</text:p>
          </table:table-cell>
          <table:table-cell/>
          <table:table-cell table:formula="of:=[.F$2]*[.C337]^[.F$3]+[.F$4]*[.C337]^[.F$5]+[.F$6]*[.C337]^[.F$7]+[.F$8]" office:value-type="float" office:value="176345.61248943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176345.612492785" calcext:value-type="float">
            <text:p>176 346</text:p>
          </table:table-cell>
          <table:table-cell/>
          <table:table-cell table:formula="of:=[.F$2]*[.C338]^[.F$3]+[.F$4]*[.C338]^[.F$5]+[.F$6]*[.C338]^[.F$7]+[.F$8]" office:value-type="float" office:value="176345.61249278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176345.612495904" calcext:value-type="float">
            <text:p>176 346</text:p>
          </table:table-cell>
          <table:table-cell/>
          <table:table-cell table:formula="of:=[.F$2]*[.C339]^[.F$3]+[.F$4]*[.C339]^[.F$5]+[.F$6]*[.C339]^[.F$7]+[.F$8]" office:value-type="float" office:value="176345.61249590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176345.612498802" calcext:value-type="float">
            <text:p>176 346</text:p>
          </table:table-cell>
          <table:table-cell/>
          <table:table-cell table:formula="of:=[.F$2]*[.C340]^[.F$3]+[.F$4]*[.C340]^[.F$5]+[.F$6]*[.C340]^[.F$7]+[.F$8]" office:value-type="float" office:value="176345.61249880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176345.612501497" calcext:value-type="float">
            <text:p>176 346</text:p>
          </table:table-cell>
          <table:table-cell/>
          <table:table-cell table:formula="of:=[.F$2]*[.C341]^[.F$3]+[.F$4]*[.C341]^[.F$5]+[.F$6]*[.C341]^[.F$7]+[.F$8]" office:value-type="float" office:value="176345.61250149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176345.612504002" calcext:value-type="float">
            <text:p>176 346</text:p>
          </table:table-cell>
          <table:table-cell/>
          <table:table-cell table:formula="of:=[.F$2]*[.C342]^[.F$3]+[.F$4]*[.C342]^[.F$5]+[.F$6]*[.C342]^[.F$7]+[.F$8]" office:value-type="float" office:value="176345.61250400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176345.61250633" calcext:value-type="float">
            <text:p>176 346</text:p>
          </table:table-cell>
          <table:table-cell/>
          <table:table-cell table:formula="of:=[.F$2]*[.C343]^[.F$3]+[.F$4]*[.C343]^[.F$5]+[.F$6]*[.C343]^[.F$7]+[.F$8]" office:value-type="float" office:value="176345.6125063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176345.612508495" calcext:value-type="float">
            <text:p>176 346</text:p>
          </table:table-cell>
          <table:table-cell/>
          <table:table-cell table:formula="of:=[.F$2]*[.C344]^[.F$3]+[.F$4]*[.C344]^[.F$5]+[.F$6]*[.C344]^[.F$7]+[.F$8]" office:value-type="float" office:value="176345.61250849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176345.612510507" calcext:value-type="float">
            <text:p>176 346</text:p>
          </table:table-cell>
          <table:table-cell/>
          <table:table-cell table:formula="of:=[.F$2]*[.C345]^[.F$3]+[.F$4]*[.C345]^[.F$5]+[.F$6]*[.C345]^[.F$7]+[.F$8]" office:value-type="float" office:value="176345.61251050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176345.612512377" calcext:value-type="float">
            <text:p>176 346</text:p>
          </table:table-cell>
          <table:table-cell/>
          <table:table-cell table:formula="of:=[.F$2]*[.C346]^[.F$3]+[.F$4]*[.C346]^[.F$5]+[.F$6]*[.C346]^[.F$7]+[.F$8]" office:value-type="float" office:value="176345.61251237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176345.612514116" calcext:value-type="float">
            <text:p>176 346</text:p>
          </table:table-cell>
          <table:table-cell/>
          <table:table-cell table:formula="of:=[.F$2]*[.C347]^[.F$3]+[.F$4]*[.C347]^[.F$5]+[.F$6]*[.C347]^[.F$7]+[.F$8]" office:value-type="float" office:value="176345.61251411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176345.612515732" calcext:value-type="float">
            <text:p>176 346</text:p>
          </table:table-cell>
          <table:table-cell/>
          <table:table-cell table:formula="of:=[.F$2]*[.C348]^[.F$3]+[.F$4]*[.C348]^[.F$5]+[.F$6]*[.C348]^[.F$7]+[.F$8]" office:value-type="float" office:value="176345.61251573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176345.612517234" calcext:value-type="float">
            <text:p>176 346</text:p>
          </table:table-cell>
          <table:table-cell/>
          <table:table-cell table:formula="of:=[.F$2]*[.C349]^[.F$3]+[.F$4]*[.C349]^[.F$5]+[.F$6]*[.C349]^[.F$7]+[.F$8]" office:value-type="float" office:value="176345.61251723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176345.612518631" calcext:value-type="float">
            <text:p>176 346</text:p>
          </table:table-cell>
          <table:table-cell/>
          <table:table-cell table:formula="of:=[.F$2]*[.C350]^[.F$3]+[.F$4]*[.C350]^[.F$5]+[.F$6]*[.C350]^[.F$7]+[.F$8]" office:value-type="float" office:value="176345.61251863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176345.612519929" calcext:value-type="float">
            <text:p>176 346</text:p>
          </table:table-cell>
          <table:table-cell/>
          <table:table-cell table:formula="of:=[.F$2]*[.C351]^[.F$3]+[.F$4]*[.C351]^[.F$5]+[.F$6]*[.C351]^[.F$7]+[.F$8]" office:value-type="float" office:value="176345.61251992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176345.612521136" calcext:value-type="float">
            <text:p>176 346</text:p>
          </table:table-cell>
          <table:table-cell/>
          <table:table-cell table:formula="of:=[.F$2]*[.C352]^[.F$3]+[.F$4]*[.C352]^[.F$5]+[.F$6]*[.C352]^[.F$7]+[.F$8]" office:value-type="float" office:value="176345.61252113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176345.612522257" calcext:value-type="float">
            <text:p>176 346</text:p>
          </table:table-cell>
          <table:table-cell/>
          <table:table-cell table:formula="of:=[.F$2]*[.C353]^[.F$3]+[.F$4]*[.C353]^[.F$5]+[.F$6]*[.C353]^[.F$7]+[.F$8]" office:value-type="float" office:value="176345.61252225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176345.6125233" calcext:value-type="float">
            <text:p>176 346</text:p>
          </table:table-cell>
          <table:table-cell/>
          <table:table-cell table:formula="of:=[.F$2]*[.C354]^[.F$3]+[.F$4]*[.C354]^[.F$5]+[.F$6]*[.C354]^[.F$7]+[.F$8]" office:value-type="float" office:value="176345.612523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176345.612524269" calcext:value-type="float">
            <text:p>176 346</text:p>
          </table:table-cell>
          <table:table-cell/>
          <table:table-cell table:formula="of:=[.F$2]*[.C355]^[.F$3]+[.F$4]*[.C355]^[.F$5]+[.F$6]*[.C355]^[.F$7]+[.F$8]" office:value-type="float" office:value="176345.61252426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176345.61252517" calcext:value-type="float">
            <text:p>176 346</text:p>
          </table:table-cell>
          <table:table-cell/>
          <table:table-cell table:formula="of:=[.F$2]*[.C356]^[.F$3]+[.F$4]*[.C356]^[.F$5]+[.F$6]*[.C356]^[.F$7]+[.F$8]" office:value-type="float" office:value="176345.6125251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176345.612526008" calcext:value-type="float">
            <text:p>176 346</text:p>
          </table:table-cell>
          <table:table-cell/>
          <table:table-cell table:formula="of:=[.F$2]*[.C357]^[.F$3]+[.F$4]*[.C357]^[.F$5]+[.F$6]*[.C357]^[.F$7]+[.F$8]" office:value-type="float" office:value="176345.61252600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176345.612526786" calcext:value-type="float">
            <text:p>176 346</text:p>
          </table:table-cell>
          <table:table-cell/>
          <table:table-cell table:formula="of:=[.F$2]*[.C358]^[.F$3]+[.F$4]*[.C358]^[.F$5]+[.F$6]*[.C358]^[.F$7]+[.F$8]" office:value-type="float" office:value="176345.61252678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176345.61252751" calcext:value-type="float">
            <text:p>176 346</text:p>
          </table:table-cell>
          <table:table-cell/>
          <table:table-cell table:formula="of:=[.F$2]*[.C359]^[.F$3]+[.F$4]*[.C359]^[.F$5]+[.F$6]*[.C359]^[.F$7]+[.F$8]" office:value-type="float" office:value="176345.6125275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176345.612528183" calcext:value-type="float">
            <text:p>176 346</text:p>
          </table:table-cell>
          <table:table-cell/>
          <table:table-cell table:formula="of:=[.F$2]*[.C360]^[.F$3]+[.F$4]*[.C360]^[.F$5]+[.F$6]*[.C360]^[.F$7]+[.F$8]" office:value-type="float" office:value="176345.61252818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176345.612528808" calcext:value-type="float">
            <text:p>176 346</text:p>
          </table:table-cell>
          <table:table-cell/>
          <table:table-cell table:formula="of:=[.F$2]*[.C361]^[.F$3]+[.F$4]*[.C361]^[.F$5]+[.F$6]*[.C361]^[.F$7]+[.F$8]" office:value-type="float" office:value="176345.61252880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176345.61252939" calcext:value-type="float">
            <text:p>176 346</text:p>
          </table:table-cell>
          <table:table-cell/>
          <table:table-cell table:formula="of:=[.F$2]*[.C362]^[.F$3]+[.F$4]*[.C362]^[.F$5]+[.F$6]*[.C362]^[.F$7]+[.F$8]" office:value-type="float" office:value="176345.6125293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176345.61252993" calcext:value-type="float">
            <text:p>176 346</text:p>
          </table:table-cell>
          <table:table-cell/>
          <table:table-cell table:formula="of:=[.F$2]*[.C363]^[.F$3]+[.F$4]*[.C363]^[.F$5]+[.F$6]*[.C363]^[.F$7]+[.F$8]" office:value-type="float" office:value="176345.6125299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176345.612530432" calcext:value-type="float">
            <text:p>176 346</text:p>
          </table:table-cell>
          <table:table-cell/>
          <table:table-cell table:formula="of:=[.F$2]*[.C364]^[.F$3]+[.F$4]*[.C364]^[.F$5]+[.F$6]*[.C364]^[.F$7]+[.F$8]" office:value-type="float" office:value="176345.61253043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176345.612530899" calcext:value-type="float">
            <text:p>176 346</text:p>
          </table:table-cell>
          <table:table-cell/>
          <table:table-cell table:formula="of:=[.F$2]*[.C365]^[.F$3]+[.F$4]*[.C365]^[.F$5]+[.F$6]*[.C365]^[.F$7]+[.F$8]" office:value-type="float" office:value="176345.61253089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176345.612531334" calcext:value-type="float">
            <text:p>176 346</text:p>
          </table:table-cell>
          <table:table-cell/>
          <table:table-cell table:formula="of:=[.F$2]*[.C366]^[.F$3]+[.F$4]*[.C366]^[.F$5]+[.F$6]*[.C366]^[.F$7]+[.F$8]" office:value-type="float" office:value="176345.61253133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176345.612531737" calcext:value-type="float">
            <text:p>176 346</text:p>
          </table:table-cell>
          <table:table-cell/>
          <table:table-cell table:formula="of:=[.F$2]*[.C367]^[.F$3]+[.F$4]*[.C367]^[.F$5]+[.F$6]*[.C367]^[.F$7]+[.F$8]" office:value-type="float" office:value="176345.61253173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176345.612532112" calcext:value-type="float">
            <text:p>176 346</text:p>
          </table:table-cell>
          <table:table-cell/>
          <table:table-cell table:formula="of:=[.F$2]*[.C368]^[.F$3]+[.F$4]*[.C368]^[.F$5]+[.F$6]*[.C368]^[.F$7]+[.F$8]" office:value-type="float" office:value="176345.61253211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176345.612532461" calcext:value-type="float">
            <text:p>176 346</text:p>
          </table:table-cell>
          <table:table-cell/>
          <table:table-cell table:formula="of:=[.F$2]*[.C369]^[.F$3]+[.F$4]*[.C369]^[.F$5]+[.F$6]*[.C369]^[.F$7]+[.F$8]" office:value-type="float" office:value="176345.61253246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176345.612532785" calcext:value-type="float">
            <text:p>176 346</text:p>
          </table:table-cell>
          <table:table-cell/>
          <table:table-cell table:formula="of:=[.F$2]*[.C370]^[.F$3]+[.F$4]*[.C370]^[.F$5]+[.F$6]*[.C370]^[.F$7]+[.F$8]" office:value-type="float" office:value="176345.61253278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176345.612533086" calcext:value-type="float">
            <text:p>176 346</text:p>
          </table:table-cell>
          <table:table-cell/>
          <table:table-cell table:formula="of:=[.F$2]*[.C371]^[.F$3]+[.F$4]*[.C371]^[.F$5]+[.F$6]*[.C371]^[.F$7]+[.F$8]" office:value-type="float" office:value="176345.61253308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176345.612533366" calcext:value-type="float">
            <text:p>176 346</text:p>
          </table:table-cell>
          <table:table-cell/>
          <table:table-cell table:formula="of:=[.F$2]*[.C372]^[.F$3]+[.F$4]*[.C372]^[.F$5]+[.F$6]*[.C372]^[.F$7]+[.F$8]" office:value-type="float" office:value="176345.61253336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176345.612533627" calcext:value-type="float">
            <text:p>176 346</text:p>
          </table:table-cell>
          <table:table-cell/>
          <table:table-cell table:formula="of:=[.F$2]*[.C373]^[.F$3]+[.F$4]*[.C373]^[.F$5]+[.F$6]*[.C373]^[.F$7]+[.F$8]" office:value-type="float" office:value="176345.61253362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176345.612533869" calcext:value-type="float">
            <text:p>176 346</text:p>
          </table:table-cell>
          <table:table-cell/>
          <table:table-cell table:formula="of:=[.F$2]*[.C374]^[.F$3]+[.F$4]*[.C374]^[.F$5]+[.F$6]*[.C374]^[.F$7]+[.F$8]" office:value-type="float" office:value="176345.61253386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176345.612534093" calcext:value-type="float">
            <text:p>176 346</text:p>
          </table:table-cell>
          <table:table-cell/>
          <table:table-cell table:formula="of:=[.F$2]*[.C375]^[.F$3]+[.F$4]*[.C375]^[.F$5]+[.F$6]*[.C375]^[.F$7]+[.F$8]" office:value-type="float" office:value="176345.61253409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176345.612534303" calcext:value-type="float">
            <text:p>176 346</text:p>
          </table:table-cell>
          <table:table-cell/>
          <table:table-cell table:formula="of:=[.F$2]*[.C376]^[.F$3]+[.F$4]*[.C376]^[.F$5]+[.F$6]*[.C376]^[.F$7]+[.F$8]" office:value-type="float" office:value="176345.61253430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176345.612534497" calcext:value-type="float">
            <text:p>176 346</text:p>
          </table:table-cell>
          <table:table-cell/>
          <table:table-cell table:formula="of:=[.F$2]*[.C377]^[.F$3]+[.F$4]*[.C377]^[.F$5]+[.F$6]*[.C377]^[.F$7]+[.F$8]" office:value-type="float" office:value="176345.61253449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176345.612534678" calcext:value-type="float">
            <text:p>176 346</text:p>
          </table:table-cell>
          <table:table-cell/>
          <table:table-cell table:formula="of:=[.F$2]*[.C378]^[.F$3]+[.F$4]*[.C378]^[.F$5]+[.F$6]*[.C378]^[.F$7]+[.F$8]" office:value-type="float" office:value="176345.61253467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176345.612534846" calcext:value-type="float">
            <text:p>176 346</text:p>
          </table:table-cell>
          <table:table-cell/>
          <table:table-cell table:formula="of:=[.F$2]*[.C379]^[.F$3]+[.F$4]*[.C379]^[.F$5]+[.F$6]*[.C379]^[.F$7]+[.F$8]" office:value-type="float" office:value="176345.61253484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176345.612535002" calcext:value-type="float">
            <text:p>176 346</text:p>
          </table:table-cell>
          <table:table-cell/>
          <table:table-cell table:formula="of:=[.F$2]*[.C380]^[.F$3]+[.F$4]*[.C380]^[.F$5]+[.F$6]*[.C380]^[.F$7]+[.F$8]" office:value-type="float" office:value="176345.61253500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176345.612535147" calcext:value-type="float">
            <text:p>176 346</text:p>
          </table:table-cell>
          <table:table-cell/>
          <table:table-cell table:formula="of:=[.F$2]*[.C381]^[.F$3]+[.F$4]*[.C381]^[.F$5]+[.F$6]*[.C381]^[.F$7]+[.F$8]" office:value-type="float" office:value="176345.61253514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176345.612535282" calcext:value-type="float">
            <text:p>176 346</text:p>
          </table:table-cell>
          <table:table-cell/>
          <table:table-cell table:formula="of:=[.F$2]*[.C382]^[.F$3]+[.F$4]*[.C382]^[.F$5]+[.F$6]*[.C382]^[.F$7]+[.F$8]" office:value-type="float" office:value="176345.61253528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176345.612535407" calcext:value-type="float">
            <text:p>176 346</text:p>
          </table:table-cell>
          <table:table-cell/>
          <table:table-cell table:formula="of:=[.F$2]*[.C383]^[.F$3]+[.F$4]*[.C383]^[.F$5]+[.F$6]*[.C383]^[.F$7]+[.F$8]" office:value-type="float" office:value="176345.61253540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176345.612535524" calcext:value-type="float">
            <text:p>176 346</text:p>
          </table:table-cell>
          <table:table-cell/>
          <table:table-cell table:formula="of:=[.F$2]*[.C384]^[.F$3]+[.F$4]*[.C384]^[.F$5]+[.F$6]*[.C384]^[.F$7]+[.F$8]" office:value-type="float" office:value="176345.61253552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176345.612535632" calcext:value-type="float">
            <text:p>176 346</text:p>
          </table:table-cell>
          <table:table-cell/>
          <table:table-cell table:formula="of:=[.F$2]*[.C385]^[.F$3]+[.F$4]*[.C385]^[.F$5]+[.F$6]*[.C385]^[.F$7]+[.F$8]" office:value-type="float" office:value="176345.61253563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176345.612535733" calcext:value-type="float">
            <text:p>176 346</text:p>
          </table:table-cell>
          <table:table-cell/>
          <table:table-cell table:formula="of:=[.F$2]*[.C386]^[.F$3]+[.F$4]*[.C386]^[.F$5]+[.F$6]*[.C386]^[.F$7]+[.F$8]" office:value-type="float" office:value="176345.61253573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176345.612535827" calcext:value-type="float">
            <text:p>176 346</text:p>
          </table:table-cell>
          <table:table-cell/>
          <table:table-cell table:formula="of:=[.F$2]*[.C387]^[.F$3]+[.F$4]*[.C387]^[.F$5]+[.F$6]*[.C387]^[.F$7]+[.F$8]" office:value-type="float" office:value="176345.61253582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176345.612535914" calcext:value-type="float">
            <text:p>176 346</text:p>
          </table:table-cell>
          <table:table-cell/>
          <table:table-cell table:formula="of:=[.F$2]*[.C388]^[.F$3]+[.F$4]*[.C388]^[.F$5]+[.F$6]*[.C388]^[.F$7]+[.F$8]" office:value-type="float" office:value="176345.61253591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176345.612535995" calcext:value-type="float">
            <text:p>176 346</text:p>
          </table:table-cell>
          <table:table-cell/>
          <table:table-cell table:formula="of:=[.F$2]*[.C389]^[.F$3]+[.F$4]*[.C389]^[.F$5]+[.F$6]*[.C389]^[.F$7]+[.F$8]" office:value-type="float" office:value="176345.61253599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176345.61253607" calcext:value-type="float">
            <text:p>176 346</text:p>
          </table:table-cell>
          <table:table-cell/>
          <table:table-cell table:formula="of:=[.F$2]*[.C390]^[.F$3]+[.F$4]*[.C390]^[.F$5]+[.F$6]*[.C390]^[.F$7]+[.F$8]" office:value-type="float" office:value="176345.6125360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176345.61253614" calcext:value-type="float">
            <text:p>176 346</text:p>
          </table:table-cell>
          <table:table-cell/>
          <table:table-cell table:formula="of:=[.F$2]*[.C391]^[.F$3]+[.F$4]*[.C391]^[.F$5]+[.F$6]*[.C391]^[.F$7]+[.F$8]" office:value-type="float" office:value="176345.6125361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176345.612536205" calcext:value-type="float">
            <text:p>176 346</text:p>
          </table:table-cell>
          <table:table-cell/>
          <table:table-cell table:formula="of:=[.F$2]*[.C392]^[.F$3]+[.F$4]*[.C392]^[.F$5]+[.F$6]*[.C392]^[.F$7]+[.F$8]" office:value-type="float" office:value="176345.61253620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176345.612536265" calcext:value-type="float">
            <text:p>176 346</text:p>
          </table:table-cell>
          <table:table-cell/>
          <table:table-cell table:formula="of:=[.F$2]*[.C393]^[.F$3]+[.F$4]*[.C393]^[.F$5]+[.F$6]*[.C393]^[.F$7]+[.F$8]" office:value-type="float" office:value="176345.61253626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176345.612536321" calcext:value-type="float">
            <text:p>176 346</text:p>
          </table:table-cell>
          <table:table-cell/>
          <table:table-cell table:formula="of:=[.F$2]*[.C394]^[.F$3]+[.F$4]*[.C394]^[.F$5]+[.F$6]*[.C394]^[.F$7]+[.F$8]" office:value-type="float" office:value="176345.61253632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176345.612536373" calcext:value-type="float">
            <text:p>176 346</text:p>
          </table:table-cell>
          <table:table-cell/>
          <table:table-cell table:formula="of:=[.F$2]*[.C395]^[.F$3]+[.F$4]*[.C395]^[.F$5]+[.F$6]*[.C395]^[.F$7]+[.F$8]" office:value-type="float" office:value="176345.61253637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176345.612536422" calcext:value-type="float">
            <text:p>176 346</text:p>
          </table:table-cell>
          <table:table-cell/>
          <table:table-cell table:formula="of:=[.F$2]*[.C396]^[.F$3]+[.F$4]*[.C396]^[.F$5]+[.F$6]*[.C396]^[.F$7]+[.F$8]" office:value-type="float" office:value="176345.61253642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176345.612536467" calcext:value-type="float">
            <text:p>176 346</text:p>
          </table:table-cell>
          <table:table-cell/>
          <table:table-cell table:formula="of:=[.F$2]*[.C397]^[.F$3]+[.F$4]*[.C397]^[.F$5]+[.F$6]*[.C397]^[.F$7]+[.F$8]" office:value-type="float" office:value="176345.61253646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176345.612536509" calcext:value-type="float">
            <text:p>176 346</text:p>
          </table:table-cell>
          <table:table-cell/>
          <table:table-cell table:formula="of:=[.F$2]*[.C398]^[.F$3]+[.F$4]*[.C398]^[.F$5]+[.F$6]*[.C398]^[.F$7]+[.F$8]" office:value-type="float" office:value="176345.61253650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176345.612536548" calcext:value-type="float">
            <text:p>176 346</text:p>
          </table:table-cell>
          <table:table-cell/>
          <table:table-cell table:formula="of:=[.F$2]*[.C399]^[.F$3]+[.F$4]*[.C399]^[.F$5]+[.F$6]*[.C399]^[.F$7]+[.F$8]" office:value-type="float" office:value="176345.61253654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176345.612536584" calcext:value-type="float">
            <text:p>176 346</text:p>
          </table:table-cell>
          <table:table-cell/>
          <table:table-cell table:formula="of:=[.F$2]*[.C400]^[.F$3]+[.F$4]*[.C400]^[.F$5]+[.F$6]*[.C400]^[.F$7]+[.F$8]" office:value-type="float" office:value="176345.61253658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176345.612536618" calcext:value-type="float">
            <text:p>176 346</text:p>
          </table:table-cell>
          <table:table-cell/>
          <table:table-cell table:formula="of:=[.F$2]*[.C401]^[.F$3]+[.F$4]*[.C401]^[.F$5]+[.F$6]*[.C401]^[.F$7]+[.F$8]" office:value-type="float" office:value="176345.61253661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176345.612536649" calcext:value-type="float">
            <text:p>176 346</text:p>
          </table:table-cell>
          <table:table-cell/>
          <table:table-cell table:formula="of:=[.F$2]*[.C402]^[.F$3]+[.F$4]*[.C402]^[.F$5]+[.F$6]*[.C402]^[.F$7]+[.F$8]" office:value-type="float" office:value="176345.61253664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176345.612536678" calcext:value-type="float">
            <text:p>176 346</text:p>
          </table:table-cell>
          <table:table-cell/>
          <table:table-cell table:formula="of:=[.F$2]*[.C403]^[.F$3]+[.F$4]*[.C403]^[.F$5]+[.F$6]*[.C403]^[.F$7]+[.F$8]" office:value-type="float" office:value="176345.61253667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176345.612536705" calcext:value-type="float">
            <text:p>176 346</text:p>
          </table:table-cell>
          <table:table-cell/>
          <table:table-cell table:formula="of:=[.F$2]*[.C404]^[.F$3]+[.F$4]*[.C404]^[.F$5]+[.F$6]*[.C404]^[.F$7]+[.F$8]" office:value-type="float" office:value="176345.61253670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176345.612536731" calcext:value-type="float">
            <text:p>176 346</text:p>
          </table:table-cell>
          <table:table-cell/>
          <table:table-cell table:formula="of:=[.F$2]*[.C405]^[.F$3]+[.F$4]*[.C405]^[.F$5]+[.F$6]*[.C405]^[.F$7]+[.F$8]" office:value-type="float" office:value="176345.61253673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176345.612536754" calcext:value-type="float">
            <text:p>176 346</text:p>
          </table:table-cell>
          <table:table-cell/>
          <table:table-cell table:formula="of:=[.F$2]*[.C406]^[.F$3]+[.F$4]*[.C406]^[.F$5]+[.F$6]*[.C406]^[.F$7]+[.F$8]" office:value-type="float" office:value="176345.61253675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176345.612536776" calcext:value-type="float">
            <text:p>176 346</text:p>
          </table:table-cell>
          <table:table-cell/>
          <table:table-cell table:formula="of:=[.F$2]*[.C407]^[.F$3]+[.F$4]*[.C407]^[.F$5]+[.F$6]*[.C407]^[.F$7]+[.F$8]" office:value-type="float" office:value="176345.61253677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176345.612536796" calcext:value-type="float">
            <text:p>176 346</text:p>
          </table:table-cell>
          <table:table-cell/>
          <table:table-cell table:formula="of:=[.F$2]*[.C408]^[.F$3]+[.F$4]*[.C408]^[.F$5]+[.F$6]*[.C408]^[.F$7]+[.F$8]" office:value-type="float" office:value="176345.61253679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176345.612536815" calcext:value-type="float">
            <text:p>176 346</text:p>
          </table:table-cell>
          <table:table-cell/>
          <table:table-cell table:formula="of:=[.F$2]*[.C409]^[.F$3]+[.F$4]*[.C409]^[.F$5]+[.F$6]*[.C409]^[.F$7]+[.F$8]" office:value-type="float" office:value="176345.61253681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176345.612536832" calcext:value-type="float">
            <text:p>176 346</text:p>
          </table:table-cell>
          <table:table-cell/>
          <table:table-cell table:formula="of:=[.F$2]*[.C410]^[.F$3]+[.F$4]*[.C410]^[.F$5]+[.F$6]*[.C410]^[.F$7]+[.F$8]" office:value-type="float" office:value="176345.61253683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176345.612536848" calcext:value-type="float">
            <text:p>176 346</text:p>
          </table:table-cell>
          <table:table-cell/>
          <table:table-cell table:formula="of:=[.F$2]*[.C411]^[.F$3]+[.F$4]*[.C411]^[.F$5]+[.F$6]*[.C411]^[.F$7]+[.F$8]" office:value-type="float" office:value="176345.61253684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176345.612536863" calcext:value-type="float">
            <text:p>176 346</text:p>
          </table:table-cell>
          <table:table-cell/>
          <table:table-cell table:formula="of:=[.F$2]*[.C412]^[.F$3]+[.F$4]*[.C412]^[.F$5]+[.F$6]*[.C412]^[.F$7]+[.F$8]" office:value-type="float" office:value="176345.61253686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176345.612536877" calcext:value-type="float">
            <text:p>176 346</text:p>
          </table:table-cell>
          <table:table-cell/>
          <table:table-cell table:formula="of:=[.F$2]*[.C413]^[.F$3]+[.F$4]*[.C413]^[.F$5]+[.F$6]*[.C413]^[.F$7]+[.F$8]" office:value-type="float" office:value="176345.61253687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176345.61253689" calcext:value-type="float">
            <text:p>176 346</text:p>
          </table:table-cell>
          <table:table-cell/>
          <table:table-cell table:formula="of:=[.F$2]*[.C414]^[.F$3]+[.F$4]*[.C414]^[.F$5]+[.F$6]*[.C414]^[.F$7]+[.F$8]" office:value-type="float" office:value="176345.6125368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176345.612536903" calcext:value-type="float">
            <text:p>176 346</text:p>
          </table:table-cell>
          <table:table-cell/>
          <table:table-cell table:formula="of:=[.F$2]*[.C415]^[.F$3]+[.F$4]*[.C415]^[.F$5]+[.F$6]*[.C415]^[.F$7]+[.F$8]" office:value-type="float" office:value="176345.61253690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176345.612536914" calcext:value-type="float">
            <text:p>176 346</text:p>
          </table:table-cell>
          <table:table-cell/>
          <table:table-cell table:formula="of:=[.F$2]*[.C416]^[.F$3]+[.F$4]*[.C416]^[.F$5]+[.F$6]*[.C416]^[.F$7]+[.F$8]" office:value-type="float" office:value="176345.61253691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176345.612536924" calcext:value-type="float">
            <text:p>176 346</text:p>
          </table:table-cell>
          <table:table-cell/>
          <table:table-cell table:formula="of:=[.F$2]*[.C417]^[.F$3]+[.F$4]*[.C417]^[.F$5]+[.F$6]*[.C417]^[.F$7]+[.F$8]" office:value-type="float" office:value="176345.61253692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176345.612536934" calcext:value-type="float">
            <text:p>176 346</text:p>
          </table:table-cell>
          <table:table-cell/>
          <table:table-cell table:formula="of:=[.F$2]*[.C418]^[.F$3]+[.F$4]*[.C418]^[.F$5]+[.F$6]*[.C418]^[.F$7]+[.F$8]" office:value-type="float" office:value="176345.61253693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176345.612536943" calcext:value-type="float">
            <text:p>176 346</text:p>
          </table:table-cell>
          <table:table-cell/>
          <table:table-cell table:formula="of:=[.F$2]*[.C419]^[.F$3]+[.F$4]*[.C419]^[.F$5]+[.F$6]*[.C419]^[.F$7]+[.F$8]" office:value-type="float" office:value="176345.61253694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176345.612536951" calcext:value-type="float">
            <text:p>176 346</text:p>
          </table:table-cell>
          <table:table-cell/>
          <table:table-cell table:formula="of:=[.F$2]*[.C420]^[.F$3]+[.F$4]*[.C420]^[.F$5]+[.F$6]*[.C420]^[.F$7]+[.F$8]" office:value-type="float" office:value="176345.61253695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176345.612536959" calcext:value-type="float">
            <text:p>176 346</text:p>
          </table:table-cell>
          <table:table-cell/>
          <table:table-cell table:formula="of:=[.F$2]*[.C421]^[.F$3]+[.F$4]*[.C421]^[.F$5]+[.F$6]*[.C421]^[.F$7]+[.F$8]" office:value-type="float" office:value="176345.61253695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176345.612536967" calcext:value-type="float">
            <text:p>176 346</text:p>
          </table:table-cell>
          <table:table-cell/>
          <table:table-cell table:formula="of:=[.F$2]*[.C422]^[.F$3]+[.F$4]*[.C422]^[.F$5]+[.F$6]*[.C422]^[.F$7]+[.F$8]" office:value-type="float" office:value="176345.61253696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176345.612536973" calcext:value-type="float">
            <text:p>176 346</text:p>
          </table:table-cell>
          <table:table-cell/>
          <table:table-cell table:formula="of:=[.F$2]*[.C423]^[.F$3]+[.F$4]*[.C423]^[.F$5]+[.F$6]*[.C423]^[.F$7]+[.F$8]" office:value-type="float" office:value="176345.61253697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176345.61253698" calcext:value-type="float">
            <text:p>176 346</text:p>
          </table:table-cell>
          <table:table-cell/>
          <table:table-cell table:formula="of:=[.F$2]*[.C424]^[.F$3]+[.F$4]*[.C424]^[.F$5]+[.F$6]*[.C424]^[.F$7]+[.F$8]" office:value-type="float" office:value="176345.6125369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176345.612536985" calcext:value-type="float">
            <text:p>176 346</text:p>
          </table:table-cell>
          <table:table-cell/>
          <table:table-cell table:formula="of:=[.F$2]*[.C425]^[.F$3]+[.F$4]*[.C425]^[.F$5]+[.F$6]*[.C425]^[.F$7]+[.F$8]" office:value-type="float" office:value="176345.61253698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176345.612536991" calcext:value-type="float">
            <text:p>176 346</text:p>
          </table:table-cell>
          <table:table-cell/>
          <table:table-cell table:formula="of:=[.F$2]*[.C426]^[.F$3]+[.F$4]*[.C426]^[.F$5]+[.F$6]*[.C426]^[.F$7]+[.F$8]" office:value-type="float" office:value="176345.61253699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176345.612536996" calcext:value-type="float">
            <text:p>176 346</text:p>
          </table:table-cell>
          <table:table-cell/>
          <table:table-cell table:formula="of:=[.F$2]*[.C427]^[.F$3]+[.F$4]*[.C427]^[.F$5]+[.F$6]*[.C427]^[.F$7]+[.F$8]" office:value-type="float" office:value="176345.61253699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176345.612537001" calcext:value-type="float">
            <text:p>176 346</text:p>
          </table:table-cell>
          <table:table-cell/>
          <table:table-cell table:formula="of:=[.F$2]*[.C428]^[.F$3]+[.F$4]*[.C428]^[.F$5]+[.F$6]*[.C428]^[.F$7]+[.F$8]" office:value-type="float" office:value="176345.61253700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176345.612537005" calcext:value-type="float">
            <text:p>176 346</text:p>
          </table:table-cell>
          <table:table-cell/>
          <table:table-cell table:formula="of:=[.F$2]*[.C429]^[.F$3]+[.F$4]*[.C429]^[.F$5]+[.F$6]*[.C429]^[.F$7]+[.F$8]" office:value-type="float" office:value="176345.61253700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176345.612537009" calcext:value-type="float">
            <text:p>176 346</text:p>
          </table:table-cell>
          <table:table-cell/>
          <table:table-cell table:formula="of:=[.F$2]*[.C430]^[.F$3]+[.F$4]*[.C430]^[.F$5]+[.F$6]*[.C430]^[.F$7]+[.F$8]" office:value-type="float" office:value="176345.61253700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176345.612537013" calcext:value-type="float">
            <text:p>176 346</text:p>
          </table:table-cell>
          <table:table-cell/>
          <table:table-cell table:formula="of:=[.F$2]*[.C431]^[.F$3]+[.F$4]*[.C431]^[.F$5]+[.F$6]*[.C431]^[.F$7]+[.F$8]" office:value-type="float" office:value="176345.61253701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176345.612537016" calcext:value-type="float">
            <text:p>176 346</text:p>
          </table:table-cell>
          <table:table-cell/>
          <table:table-cell table:formula="of:=[.F$2]*[.C432]^[.F$3]+[.F$4]*[.C432]^[.F$5]+[.F$6]*[.C432]^[.F$7]+[.F$8]" office:value-type="float" office:value="176345.61253701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176345.61253702" calcext:value-type="float">
            <text:p>176 346</text:p>
          </table:table-cell>
          <table:table-cell/>
          <table:table-cell table:formula="of:=[.F$2]*[.C433]^[.F$3]+[.F$4]*[.C433]^[.F$5]+[.F$6]*[.C433]^[.F$7]+[.F$8]" office:value-type="float" office:value="176345.6125370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176345.612537023" calcext:value-type="float">
            <text:p>176 346</text:p>
          </table:table-cell>
          <table:table-cell/>
          <table:table-cell table:formula="of:=[.F$2]*[.C434]^[.F$3]+[.F$4]*[.C434]^[.F$5]+[.F$6]*[.C434]^[.F$7]+[.F$8]" office:value-type="float" office:value="176345.61253702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176345.612537025" calcext:value-type="float">
            <text:p>176 346</text:p>
          </table:table-cell>
          <table:table-cell/>
          <table:table-cell table:formula="of:=[.F$2]*[.C435]^[.F$3]+[.F$4]*[.C435]^[.F$5]+[.F$6]*[.C435]^[.F$7]+[.F$8]" office:value-type="float" office:value="176345.61253702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176345.612537028" calcext:value-type="float">
            <text:p>176 346</text:p>
          </table:table-cell>
          <table:table-cell/>
          <table:table-cell table:formula="of:=[.F$2]*[.C436]^[.F$3]+[.F$4]*[.C436]^[.F$5]+[.F$6]*[.C436]^[.F$7]+[.F$8]" office:value-type="float" office:value="176345.61253702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176345.61253703" calcext:value-type="float">
            <text:p>176 346</text:p>
          </table:table-cell>
          <table:table-cell/>
          <table:table-cell table:formula="of:=[.F$2]*[.C437]^[.F$3]+[.F$4]*[.C437]^[.F$5]+[.F$6]*[.C437]^[.F$7]+[.F$8]" office:value-type="float" office:value="176345.6125370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176345.612537033" calcext:value-type="float">
            <text:p>176 346</text:p>
          </table:table-cell>
          <table:table-cell/>
          <table:table-cell table:formula="of:=[.F$2]*[.C438]^[.F$3]+[.F$4]*[.C438]^[.F$5]+[.F$6]*[.C438]^[.F$7]+[.F$8]" office:value-type="float" office:value="176345.61253703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176345.612537035" calcext:value-type="float">
            <text:p>176 346</text:p>
          </table:table-cell>
          <table:table-cell/>
          <table:table-cell table:formula="of:=[.F$2]*[.C439]^[.F$3]+[.F$4]*[.C439]^[.F$5]+[.F$6]*[.C439]^[.F$7]+[.F$8]" office:value-type="float" office:value="176345.61253703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176345.612537037" calcext:value-type="float">
            <text:p>176 346</text:p>
          </table:table-cell>
          <table:table-cell/>
          <table:table-cell table:formula="of:=[.F$2]*[.C440]^[.F$3]+[.F$4]*[.C440]^[.F$5]+[.F$6]*[.C440]^[.F$7]+[.F$8]" office:value-type="float" office:value="176345.61253703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176345.612537039" calcext:value-type="float">
            <text:p>176 346</text:p>
          </table:table-cell>
          <table:table-cell/>
          <table:table-cell table:formula="of:=[.F$2]*[.C441]^[.F$3]+[.F$4]*[.C441]^[.F$5]+[.F$6]*[.C441]^[.F$7]+[.F$8]" office:value-type="float" office:value="176345.61253703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176345.61253704" calcext:value-type="float">
            <text:p>176 346</text:p>
          </table:table-cell>
          <table:table-cell/>
          <table:table-cell table:formula="of:=[.F$2]*[.C442]^[.F$3]+[.F$4]*[.C442]^[.F$5]+[.F$6]*[.C442]^[.F$7]+[.F$8]" office:value-type="float" office:value="176345.6125370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176345.612537042" calcext:value-type="float">
            <text:p>176 346</text:p>
          </table:table-cell>
          <table:table-cell/>
          <table:table-cell table:formula="of:=[.F$2]*[.C443]^[.F$3]+[.F$4]*[.C443]^[.F$5]+[.F$6]*[.C443]^[.F$7]+[.F$8]" office:value-type="float" office:value="176345.61253704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176345.612537043" calcext:value-type="float">
            <text:p>176 346</text:p>
          </table:table-cell>
          <table:table-cell/>
          <table:table-cell table:formula="of:=[.F$2]*[.C444]^[.F$3]+[.F$4]*[.C444]^[.F$5]+[.F$6]*[.C444]^[.F$7]+[.F$8]" office:value-type="float" office:value="176345.61253704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176345.612537045" calcext:value-type="float">
            <text:p>176 346</text:p>
          </table:table-cell>
          <table:table-cell/>
          <table:table-cell table:formula="of:=[.F$2]*[.C445]^[.F$3]+[.F$4]*[.C445]^[.F$5]+[.F$6]*[.C445]^[.F$7]+[.F$8]" office:value-type="float" office:value="176345.61253704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176345.612537046" calcext:value-type="float">
            <text:p>176 346</text:p>
          </table:table-cell>
          <table:table-cell/>
          <table:table-cell table:formula="of:=[.F$2]*[.C446]^[.F$3]+[.F$4]*[.C446]^[.F$5]+[.F$6]*[.C446]^[.F$7]+[.F$8]" office:value-type="float" office:value="176345.61253704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176345.612537047" calcext:value-type="float">
            <text:p>176 346</text:p>
          </table:table-cell>
          <table:table-cell/>
          <table:table-cell table:formula="of:=[.F$2]*[.C447]^[.F$3]+[.F$4]*[.C447]^[.F$5]+[.F$6]*[.C447]^[.F$7]+[.F$8]" office:value-type="float" office:value="176345.61253704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176345.612537048" calcext:value-type="float">
            <text:p>176 346</text:p>
          </table:table-cell>
          <table:table-cell/>
          <table:table-cell table:formula="of:=[.F$2]*[.C448]^[.F$3]+[.F$4]*[.C448]^[.F$5]+[.F$6]*[.C448]^[.F$7]+[.F$8]" office:value-type="float" office:value="176345.61253704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176345.612537049" calcext:value-type="float">
            <text:p>176 346</text:p>
          </table:table-cell>
          <table:table-cell/>
          <table:table-cell table:formula="of:=[.F$2]*[.C449]^[.F$3]+[.F$4]*[.C449]^[.F$5]+[.F$6]*[.C449]^[.F$7]+[.F$8]" office:value-type="float" office:value="176345.61253704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176345.61253705" calcext:value-type="float">
            <text:p>176 346</text:p>
          </table:table-cell>
          <table:table-cell/>
          <table:table-cell table:formula="of:=[.F$2]*[.C450]^[.F$3]+[.F$4]*[.C450]^[.F$5]+[.F$6]*[.C450]^[.F$7]+[.F$8]" office:value-type="float" office:value="176345.6125370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176345.612537051" calcext:value-type="float">
            <text:p>176 346</text:p>
          </table:table-cell>
          <table:table-cell/>
          <table:table-cell table:formula="of:=[.F$2]*[.C451]^[.F$3]+[.F$4]*[.C451]^[.F$5]+[.F$6]*[.C451]^[.F$7]+[.F$8]" office:value-type="float" office:value="176345.61253705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176345.612537052" calcext:value-type="float">
            <text:p>176 346</text:p>
          </table:table-cell>
          <table:table-cell/>
          <table:table-cell table:formula="of:=[.F$2]*[.C452]^[.F$3]+[.F$4]*[.C452]^[.F$5]+[.F$6]*[.C452]^[.F$7]+[.F$8]" office:value-type="float" office:value="176345.61253705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176345.612537052" calcext:value-type="float">
            <text:p>176 346</text:p>
          </table:table-cell>
          <table:table-cell/>
          <table:table-cell table:formula="of:=[.F$2]*[.C453]^[.F$3]+[.F$4]*[.C453]^[.F$5]+[.F$6]*[.C453]^[.F$7]+[.F$8]" office:value-type="float" office:value="176345.61253705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176345.612537053" calcext:value-type="float">
            <text:p>176 346</text:p>
          </table:table-cell>
          <table:table-cell/>
          <table:table-cell table:formula="of:=[.F$2]*[.C454]^[.F$3]+[.F$4]*[.C454]^[.F$5]+[.F$6]*[.C454]^[.F$7]+[.F$8]" office:value-type="float" office:value="176345.612537053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176345.612537054" calcext:value-type="float">
            <text:p>176 346</text:p>
          </table:table-cell>
          <table:table-cell/>
          <table:table-cell table:formula="of:=[.F$2]*[.C455]^[.F$3]+[.F$4]*[.C455]^[.F$5]+[.F$6]*[.C455]^[.F$7]+[.F$8]" office:value-type="float" office:value="176345.61253705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176345.612537054" calcext:value-type="float">
            <text:p>176 346</text:p>
          </table:table-cell>
          <table:table-cell/>
          <table:table-cell table:formula="of:=[.F$2]*[.C456]^[.F$3]+[.F$4]*[.C456]^[.F$5]+[.F$6]*[.C456]^[.F$7]+[.F$8]" office:value-type="float" office:value="176345.612537054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176345.612537055" calcext:value-type="float">
            <text:p>176 346</text:p>
          </table:table-cell>
          <table:table-cell/>
          <table:table-cell table:formula="of:=[.F$2]*[.C457]^[.F$3]+[.F$4]*[.C457]^[.F$5]+[.F$6]*[.C457]^[.F$7]+[.F$8]" office:value-type="float" office:value="176345.61253705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176345.612537055" calcext:value-type="float">
            <text:p>176 346</text:p>
          </table:table-cell>
          <table:table-cell/>
          <table:table-cell table:formula="of:=[.F$2]*[.C458]^[.F$3]+[.F$4]*[.C458]^[.F$5]+[.F$6]*[.C458]^[.F$7]+[.F$8]" office:value-type="float" office:value="176345.612537055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176345.612537056" calcext:value-type="float">
            <text:p>176 346</text:p>
          </table:table-cell>
          <table:table-cell/>
          <table:table-cell table:formula="of:=[.F$2]*[.C459]^[.F$3]+[.F$4]*[.C459]^[.F$5]+[.F$6]*[.C459]^[.F$7]+[.F$8]" office:value-type="float" office:value="176345.61253705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176345.612537056" calcext:value-type="float">
            <text:p>176 346</text:p>
          </table:table-cell>
          <table:table-cell/>
          <table:table-cell table:formula="of:=[.F$2]*[.C460]^[.F$3]+[.F$4]*[.C460]^[.F$5]+[.F$6]*[.C460]^[.F$7]+[.F$8]" office:value-type="float" office:value="176345.61253705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176345.612537057" calcext:value-type="float">
            <text:p>176 346</text:p>
          </table:table-cell>
          <table:table-cell/>
          <table:table-cell table:formula="of:=[.F$2]*[.C461]^[.F$3]+[.F$4]*[.C461]^[.F$5]+[.F$6]*[.C461]^[.F$7]+[.F$8]" office:value-type="float" office:value="176345.61253705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176345.612537057" calcext:value-type="float">
            <text:p>176 346</text:p>
          </table:table-cell>
          <table:table-cell/>
          <table:table-cell table:formula="of:=[.F$2]*[.C462]^[.F$3]+[.F$4]*[.C462]^[.F$5]+[.F$6]*[.C462]^[.F$7]+[.F$8]" office:value-type="float" office:value="176345.612537057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176345.612537058" calcext:value-type="float">
            <text:p>176 346</text:p>
          </table:table-cell>
          <table:table-cell/>
          <table:table-cell table:formula="of:=[.F$2]*[.C463]^[.F$3]+[.F$4]*[.C463]^[.F$5]+[.F$6]*[.C463]^[.F$7]+[.F$8]" office:value-type="float" office:value="176345.61253705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176345.612537058" calcext:value-type="float">
            <text:p>176 346</text:p>
          </table:table-cell>
          <table:table-cell/>
          <table:table-cell table:formula="of:=[.F$2]*[.C464]^[.F$3]+[.F$4]*[.C464]^[.F$5]+[.F$6]*[.C464]^[.F$7]+[.F$8]" office:value-type="float" office:value="176345.61253705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176345.612537058" calcext:value-type="float">
            <text:p>176 346</text:p>
          </table:table-cell>
          <table:table-cell/>
          <table:table-cell table:formula="of:=[.F$2]*[.C465]^[.F$3]+[.F$4]*[.C465]^[.F$5]+[.F$6]*[.C465]^[.F$7]+[.F$8]" office:value-type="float" office:value="176345.612537058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176345.612537059" calcext:value-type="float">
            <text:p>176 346</text:p>
          </table:table-cell>
          <table:table-cell/>
          <table:table-cell table:formula="of:=[.F$2]*[.C466]^[.F$3]+[.F$4]*[.C466]^[.F$5]+[.F$6]*[.C466]^[.F$7]+[.F$8]" office:value-type="float" office:value="176345.61253705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176345.612537059" calcext:value-type="float">
            <text:p>176 346</text:p>
          </table:table-cell>
          <table:table-cell/>
          <table:table-cell table:formula="of:=[.F$2]*[.C467]^[.F$3]+[.F$4]*[.C467]^[.F$5]+[.F$6]*[.C467]^[.F$7]+[.F$8]" office:value-type="float" office:value="176345.61253705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176345.612537059" calcext:value-type="float">
            <text:p>176 346</text:p>
          </table:table-cell>
          <table:table-cell/>
          <table:table-cell table:formula="of:=[.F$2]*[.C468]^[.F$3]+[.F$4]*[.C468]^[.F$5]+[.F$6]*[.C468]^[.F$7]+[.F$8]" office:value-type="float" office:value="176345.61253705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176345.612537059" calcext:value-type="float">
            <text:p>176 346</text:p>
          </table:table-cell>
          <table:table-cell/>
          <table:table-cell table:formula="of:=[.F$2]*[.C469]^[.F$3]+[.F$4]*[.C469]^[.F$5]+[.F$6]*[.C469]^[.F$7]+[.F$8]" office:value-type="float" office:value="176345.612537059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176345.61253706" calcext:value-type="float">
            <text:p>176 346</text:p>
          </table:table-cell>
          <table:table-cell/>
          <table:table-cell table:formula="of:=[.F$2]*[.C470]^[.F$3]+[.F$4]*[.C470]^[.F$5]+[.F$6]*[.C470]^[.F$7]+[.F$8]" office:value-type="float" office:value="176345.6125370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176345.61253706" calcext:value-type="float">
            <text:p>176 346</text:p>
          </table:table-cell>
          <table:table-cell/>
          <table:table-cell table:formula="of:=[.F$2]*[.C471]^[.F$3]+[.F$4]*[.C471]^[.F$5]+[.F$6]*[.C471]^[.F$7]+[.F$8]" office:value-type="float" office:value="176345.6125370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176345.61253706" calcext:value-type="float">
            <text:p>176 346</text:p>
          </table:table-cell>
          <table:table-cell/>
          <table:table-cell table:formula="of:=[.F$2]*[.C472]^[.F$3]+[.F$4]*[.C472]^[.F$5]+[.F$6]*[.C472]^[.F$7]+[.F$8]" office:value-type="float" office:value="176345.6125370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176345.61253706" calcext:value-type="float">
            <text:p>176 346</text:p>
          </table:table-cell>
          <table:table-cell/>
          <table:table-cell table:formula="of:=[.F$2]*[.C473]^[.F$3]+[.F$4]*[.C473]^[.F$5]+[.F$6]*[.C473]^[.F$7]+[.F$8]" office:value-type="float" office:value="176345.6125370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176345.61253706" calcext:value-type="float">
            <text:p>176 346</text:p>
          </table:table-cell>
          <table:table-cell/>
          <table:table-cell table:formula="of:=[.F$2]*[.C474]^[.F$3]+[.F$4]*[.C474]^[.F$5]+[.F$6]*[.C474]^[.F$7]+[.F$8]" office:value-type="float" office:value="176345.6125370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176345.61253706" calcext:value-type="float">
            <text:p>176 346</text:p>
          </table:table-cell>
          <table:table-cell/>
          <table:table-cell table:formula="of:=[.F$2]*[.C475]^[.F$3]+[.F$4]*[.C475]^[.F$5]+[.F$6]*[.C475]^[.F$7]+[.F$8]" office:value-type="float" office:value="176345.61253706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176345.612537061" calcext:value-type="float">
            <text:p>176 346</text:p>
          </table:table-cell>
          <table:table-cell/>
          <table:table-cell table:formula="of:=[.F$2]*[.C476]^[.F$3]+[.F$4]*[.C476]^[.F$5]+[.F$6]*[.C476]^[.F$7]+[.F$8]" office:value-type="float" office:value="176345.61253706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176345.612537061" calcext:value-type="float">
            <text:p>176 346</text:p>
          </table:table-cell>
          <table:table-cell/>
          <table:table-cell table:formula="of:=[.F$2]*[.C477]^[.F$3]+[.F$4]*[.C477]^[.F$5]+[.F$6]*[.C477]^[.F$7]+[.F$8]" office:value-type="float" office:value="176345.61253706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176345.612537061" calcext:value-type="float">
            <text:p>176 346</text:p>
          </table:table-cell>
          <table:table-cell/>
          <table:table-cell table:formula="of:=[.F$2]*[.C478]^[.F$3]+[.F$4]*[.C478]^[.F$5]+[.F$6]*[.C478]^[.F$7]+[.F$8]" office:value-type="float" office:value="176345.61253706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176345.612537061" calcext:value-type="float">
            <text:p>176 346</text:p>
          </table:table-cell>
          <table:table-cell/>
          <table:table-cell table:formula="of:=[.F$2]*[.C479]^[.F$3]+[.F$4]*[.C479]^[.F$5]+[.F$6]*[.C479]^[.F$7]+[.F$8]" office:value-type="float" office:value="176345.61253706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176345.612537061" calcext:value-type="float">
            <text:p>176 346</text:p>
          </table:table-cell>
          <table:table-cell/>
          <table:table-cell table:formula="of:=[.F$2]*[.C480]^[.F$3]+[.F$4]*[.C480]^[.F$5]+[.F$6]*[.C480]^[.F$7]+[.F$8]" office:value-type="float" office:value="176345.61253706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176345.612537061" calcext:value-type="float">
            <text:p>176 346</text:p>
          </table:table-cell>
          <table:table-cell/>
          <table:table-cell table:formula="of:=[.F$2]*[.C481]^[.F$3]+[.F$4]*[.C481]^[.F$5]+[.F$6]*[.C481]^[.F$7]+[.F$8]" office:value-type="float" office:value="176345.61253706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176345.612537061" calcext:value-type="float">
            <text:p>176 346</text:p>
          </table:table-cell>
          <table:table-cell/>
          <table:table-cell table:formula="of:=[.F$2]*[.C482]^[.F$3]+[.F$4]*[.C482]^[.F$5]+[.F$6]*[.C482]^[.F$7]+[.F$8]" office:value-type="float" office:value="176345.61253706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176345.612537061" calcext:value-type="float">
            <text:p>176 346</text:p>
          </table:table-cell>
          <table:table-cell/>
          <table:table-cell table:formula="of:=[.F$2]*[.C483]^[.F$3]+[.F$4]*[.C483]^[.F$5]+[.F$6]*[.C483]^[.F$7]+[.F$8]" office:value-type="float" office:value="176345.61253706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176345.612537061" calcext:value-type="float">
            <text:p>176 346</text:p>
          </table:table-cell>
          <table:table-cell/>
          <table:table-cell table:formula="of:=[.F$2]*[.C484]^[.F$3]+[.F$4]*[.C484]^[.F$5]+[.F$6]*[.C484]^[.F$7]+[.F$8]" office:value-type="float" office:value="176345.61253706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176345.612537061" calcext:value-type="float">
            <text:p>176 346</text:p>
          </table:table-cell>
          <table:table-cell/>
          <table:table-cell table:formula="of:=[.F$2]*[.C485]^[.F$3]+[.F$4]*[.C485]^[.F$5]+[.F$6]*[.C485]^[.F$7]+[.F$8]" office:value-type="float" office:value="176345.61253706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176345.612537061" calcext:value-type="float">
            <text:p>176 346</text:p>
          </table:table-cell>
          <table:table-cell/>
          <table:table-cell table:formula="of:=[.F$2]*[.C486]^[.F$3]+[.F$4]*[.C486]^[.F$5]+[.F$6]*[.C486]^[.F$7]+[.F$8]" office:value-type="float" office:value="176345.612537061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176345.612537062" calcext:value-type="float">
            <text:p>176 346</text:p>
          </table:table-cell>
          <table:table-cell/>
          <table:table-cell table:formula="of:=[.F$2]*[.C487]^[.F$3]+[.F$4]*[.C487]^[.F$5]+[.F$6]*[.C48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176345.612537062" calcext:value-type="float">
            <text:p>176 346</text:p>
          </table:table-cell>
          <table:table-cell/>
          <table:table-cell table:formula="of:=[.F$2]*[.C488]^[.F$3]+[.F$4]*[.C488]^[.F$5]+[.F$6]*[.C48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176345.612537062" calcext:value-type="float">
            <text:p>176 346</text:p>
          </table:table-cell>
          <table:table-cell/>
          <table:table-cell table:formula="of:=[.F$2]*[.C489]^[.F$3]+[.F$4]*[.C489]^[.F$5]+[.F$6]*[.C48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176345.612537062" calcext:value-type="float">
            <text:p>176 346</text:p>
          </table:table-cell>
          <table:table-cell/>
          <table:table-cell table:formula="of:=[.F$2]*[.C490]^[.F$3]+[.F$4]*[.C490]^[.F$5]+[.F$6]*[.C49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176345.612537062" calcext:value-type="float">
            <text:p>176 346</text:p>
          </table:table-cell>
          <table:table-cell/>
          <table:table-cell table:formula="of:=[.F$2]*[.C491]^[.F$3]+[.F$4]*[.C491]^[.F$5]+[.F$6]*[.C49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176345.612537062" calcext:value-type="float">
            <text:p>176 346</text:p>
          </table:table-cell>
          <table:table-cell/>
          <table:table-cell table:formula="of:=[.F$2]*[.C492]^[.F$3]+[.F$4]*[.C492]^[.F$5]+[.F$6]*[.C49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176345.612537062" calcext:value-type="float">
            <text:p>176 346</text:p>
          </table:table-cell>
          <table:table-cell/>
          <table:table-cell table:formula="of:=[.F$2]*[.C493]^[.F$3]+[.F$4]*[.C493]^[.F$5]+[.F$6]*[.C49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176345.612537062" calcext:value-type="float">
            <text:p>176 346</text:p>
          </table:table-cell>
          <table:table-cell/>
          <table:table-cell table:formula="of:=[.F$2]*[.C494]^[.F$3]+[.F$4]*[.C494]^[.F$5]+[.F$6]*[.C49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176345.612537062" calcext:value-type="float">
            <text:p>176 346</text:p>
          </table:table-cell>
          <table:table-cell/>
          <table:table-cell table:formula="of:=[.F$2]*[.C495]^[.F$3]+[.F$4]*[.C495]^[.F$5]+[.F$6]*[.C49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176345.612537062" calcext:value-type="float">
            <text:p>176 346</text:p>
          </table:table-cell>
          <table:table-cell/>
          <table:table-cell table:formula="of:=[.F$2]*[.C496]^[.F$3]+[.F$4]*[.C496]^[.F$5]+[.F$6]*[.C49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176345.612537062" calcext:value-type="float">
            <text:p>176 346</text:p>
          </table:table-cell>
          <table:table-cell/>
          <table:table-cell table:formula="of:=[.F$2]*[.C497]^[.F$3]+[.F$4]*[.C497]^[.F$5]+[.F$6]*[.C49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176345.612537062" calcext:value-type="float">
            <text:p>176 346</text:p>
          </table:table-cell>
          <table:table-cell/>
          <table:table-cell table:formula="of:=[.F$2]*[.C498]^[.F$3]+[.F$4]*[.C498]^[.F$5]+[.F$6]*[.C49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176345.612537062" calcext:value-type="float">
            <text:p>176 346</text:p>
          </table:table-cell>
          <table:table-cell/>
          <table:table-cell table:formula="of:=[.F$2]*[.C499]^[.F$3]+[.F$4]*[.C499]^[.F$5]+[.F$6]*[.C49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176345.612537062" calcext:value-type="float">
            <text:p>176 346</text:p>
          </table:table-cell>
          <table:table-cell/>
          <table:table-cell table:formula="of:=[.F$2]*[.C500]^[.F$3]+[.F$4]*[.C500]^[.F$5]+[.F$6]*[.C50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176345.612537062" calcext:value-type="float">
            <text:p>176 346</text:p>
          </table:table-cell>
          <table:table-cell/>
          <table:table-cell table:formula="of:=[.F$2]*[.C501]^[.F$3]+[.F$4]*[.C501]^[.F$5]+[.F$6]*[.C50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176345.612537062" calcext:value-type="float">
            <text:p>176 346</text:p>
          </table:table-cell>
          <table:table-cell/>
          <table:table-cell table:formula="of:=[.F$2]*[.C502]^[.F$3]+[.F$4]*[.C502]^[.F$5]+[.F$6]*[.C50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176345.612537062" calcext:value-type="float">
            <text:p>176 346</text:p>
          </table:table-cell>
          <table:table-cell/>
          <table:table-cell table:formula="of:=[.F$2]*[.C503]^[.F$3]+[.F$4]*[.C503]^[.F$5]+[.F$6]*[.C50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176345.612537062" calcext:value-type="float">
            <text:p>176 346</text:p>
          </table:table-cell>
          <table:table-cell/>
          <table:table-cell table:formula="of:=[.F$2]*[.C504]^[.F$3]+[.F$4]*[.C504]^[.F$5]+[.F$6]*[.C50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176345.612537062" calcext:value-type="float">
            <text:p>176 346</text:p>
          </table:table-cell>
          <table:table-cell/>
          <table:table-cell table:formula="of:=[.F$2]*[.C505]^[.F$3]+[.F$4]*[.C505]^[.F$5]+[.F$6]*[.C50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176345.612537062" calcext:value-type="float">
            <text:p>176 346</text:p>
          </table:table-cell>
          <table:table-cell/>
          <table:table-cell table:formula="of:=[.F$2]*[.C506]^[.F$3]+[.F$4]*[.C506]^[.F$5]+[.F$6]*[.C50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176345.612537062" calcext:value-type="float">
            <text:p>176 346</text:p>
          </table:table-cell>
          <table:table-cell/>
          <table:table-cell table:formula="of:=[.F$2]*[.C507]^[.F$3]+[.F$4]*[.C507]^[.F$5]+[.F$6]*[.C50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176345.612537062" calcext:value-type="float">
            <text:p>176 346</text:p>
          </table:table-cell>
          <table:table-cell/>
          <table:table-cell table:formula="of:=[.F$2]*[.C508]^[.F$3]+[.F$4]*[.C508]^[.F$5]+[.F$6]*[.C50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176345.612537062" calcext:value-type="float">
            <text:p>176 346</text:p>
          </table:table-cell>
          <table:table-cell/>
          <table:table-cell table:formula="of:=[.F$2]*[.C509]^[.F$3]+[.F$4]*[.C509]^[.F$5]+[.F$6]*[.C50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176345.612537062" calcext:value-type="float">
            <text:p>176 346</text:p>
          </table:table-cell>
          <table:table-cell/>
          <table:table-cell table:formula="of:=[.F$2]*[.C510]^[.F$3]+[.F$4]*[.C510]^[.F$5]+[.F$6]*[.C51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176345.612537062" calcext:value-type="float">
            <text:p>176 346</text:p>
          </table:table-cell>
          <table:table-cell/>
          <table:table-cell table:formula="of:=[.F$2]*[.C511]^[.F$3]+[.F$4]*[.C511]^[.F$5]+[.F$6]*[.C51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176345.612537062" calcext:value-type="float">
            <text:p>176 346</text:p>
          </table:table-cell>
          <table:table-cell/>
          <table:table-cell table:formula="of:=[.F$2]*[.C512]^[.F$3]+[.F$4]*[.C512]^[.F$5]+[.F$6]*[.C51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176345.612537062" calcext:value-type="float">
            <text:p>176 346</text:p>
          </table:table-cell>
          <table:table-cell/>
          <table:table-cell table:formula="of:=[.F$2]*[.C513]^[.F$3]+[.F$4]*[.C513]^[.F$5]+[.F$6]*[.C51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176345.612537062" calcext:value-type="float">
            <text:p>176 346</text:p>
          </table:table-cell>
          <table:table-cell/>
          <table:table-cell table:formula="of:=[.F$2]*[.C514]^[.F$3]+[.F$4]*[.C514]^[.F$5]+[.F$6]*[.C51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176345.612537062" calcext:value-type="float">
            <text:p>176 346</text:p>
          </table:table-cell>
          <table:table-cell/>
          <table:table-cell table:formula="of:=[.F$2]*[.C515]^[.F$3]+[.F$4]*[.C515]^[.F$5]+[.F$6]*[.C51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176345.612537062" calcext:value-type="float">
            <text:p>176 346</text:p>
          </table:table-cell>
          <table:table-cell/>
          <table:table-cell table:formula="of:=[.F$2]*[.C516]^[.F$3]+[.F$4]*[.C516]^[.F$5]+[.F$6]*[.C51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176345.612537062" calcext:value-type="float">
            <text:p>176 346</text:p>
          </table:table-cell>
          <table:table-cell/>
          <table:table-cell table:formula="of:=[.F$2]*[.C517]^[.F$3]+[.F$4]*[.C517]^[.F$5]+[.F$6]*[.C51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176345.612537062" calcext:value-type="float">
            <text:p>176 346</text:p>
          </table:table-cell>
          <table:table-cell/>
          <table:table-cell table:formula="of:=[.F$2]*[.C518]^[.F$3]+[.F$4]*[.C518]^[.F$5]+[.F$6]*[.C51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176345.612537062" calcext:value-type="float">
            <text:p>176 346</text:p>
          </table:table-cell>
          <table:table-cell/>
          <table:table-cell table:formula="of:=[.F$2]*[.C519]^[.F$3]+[.F$4]*[.C519]^[.F$5]+[.F$6]*[.C51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176345.612537062" calcext:value-type="float">
            <text:p>176 346</text:p>
          </table:table-cell>
          <table:table-cell/>
          <table:table-cell table:formula="of:=[.F$2]*[.C520]^[.F$3]+[.F$4]*[.C520]^[.F$5]+[.F$6]*[.C52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176345.612537062" calcext:value-type="float">
            <text:p>176 346</text:p>
          </table:table-cell>
          <table:table-cell/>
          <table:table-cell table:formula="of:=[.F$2]*[.C521]^[.F$3]+[.F$4]*[.C521]^[.F$5]+[.F$6]*[.C52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176345.612537062" calcext:value-type="float">
            <text:p>176 346</text:p>
          </table:table-cell>
          <table:table-cell/>
          <table:table-cell table:formula="of:=[.F$2]*[.C522]^[.F$3]+[.F$4]*[.C522]^[.F$5]+[.F$6]*[.C52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176345.612537062" calcext:value-type="float">
            <text:p>176 346</text:p>
          </table:table-cell>
          <table:table-cell/>
          <table:table-cell table:formula="of:=[.F$2]*[.C523]^[.F$3]+[.F$4]*[.C523]^[.F$5]+[.F$6]*[.C52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176345.612537062" calcext:value-type="float">
            <text:p>176 346</text:p>
          </table:table-cell>
          <table:table-cell/>
          <table:table-cell table:formula="of:=[.F$2]*[.C524]^[.F$3]+[.F$4]*[.C524]^[.F$5]+[.F$6]*[.C52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176345.612537062" calcext:value-type="float">
            <text:p>176 346</text:p>
          </table:table-cell>
          <table:table-cell/>
          <table:table-cell table:formula="of:=[.F$2]*[.C525]^[.F$3]+[.F$4]*[.C525]^[.F$5]+[.F$6]*[.C52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176345.612537062" calcext:value-type="float">
            <text:p>176 346</text:p>
          </table:table-cell>
          <table:table-cell/>
          <table:table-cell table:formula="of:=[.F$2]*[.C526]^[.F$3]+[.F$4]*[.C526]^[.F$5]+[.F$6]*[.C52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176345.612537062" calcext:value-type="float">
            <text:p>176 346</text:p>
          </table:table-cell>
          <table:table-cell/>
          <table:table-cell table:formula="of:=[.F$2]*[.C527]^[.F$3]+[.F$4]*[.C527]^[.F$5]+[.F$6]*[.C52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176345.612537062" calcext:value-type="float">
            <text:p>176 346</text:p>
          </table:table-cell>
          <table:table-cell/>
          <table:table-cell table:formula="of:=[.F$2]*[.C528]^[.F$3]+[.F$4]*[.C528]^[.F$5]+[.F$6]*[.C52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176345.612537062" calcext:value-type="float">
            <text:p>176 346</text:p>
          </table:table-cell>
          <table:table-cell/>
          <table:table-cell table:formula="of:=[.F$2]*[.C529]^[.F$3]+[.F$4]*[.C529]^[.F$5]+[.F$6]*[.C52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176345.612537062" calcext:value-type="float">
            <text:p>176 346</text:p>
          </table:table-cell>
          <table:table-cell/>
          <table:table-cell table:formula="of:=[.F$2]*[.C530]^[.F$3]+[.F$4]*[.C530]^[.F$5]+[.F$6]*[.C53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176345.612537062" calcext:value-type="float">
            <text:p>176 346</text:p>
          </table:table-cell>
          <table:table-cell/>
          <table:table-cell table:formula="of:=[.F$2]*[.C531]^[.F$3]+[.F$4]*[.C531]^[.F$5]+[.F$6]*[.C53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176345.612537062" calcext:value-type="float">
            <text:p>176 346</text:p>
          </table:table-cell>
          <table:table-cell/>
          <table:table-cell table:formula="of:=[.F$2]*[.C532]^[.F$3]+[.F$4]*[.C532]^[.F$5]+[.F$6]*[.C53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176345.612537062" calcext:value-type="float">
            <text:p>176 346</text:p>
          </table:table-cell>
          <table:table-cell/>
          <table:table-cell table:formula="of:=[.F$2]*[.C533]^[.F$3]+[.F$4]*[.C533]^[.F$5]+[.F$6]*[.C53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176345.612537062" calcext:value-type="float">
            <text:p>176 346</text:p>
          </table:table-cell>
          <table:table-cell/>
          <table:table-cell table:formula="of:=[.F$2]*[.C534]^[.F$3]+[.F$4]*[.C534]^[.F$5]+[.F$6]*[.C53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176345.612537062" calcext:value-type="float">
            <text:p>176 346</text:p>
          </table:table-cell>
          <table:table-cell/>
          <table:table-cell table:formula="of:=[.F$2]*[.C535]^[.F$3]+[.F$4]*[.C535]^[.F$5]+[.F$6]*[.C53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176345.612537062" calcext:value-type="float">
            <text:p>176 346</text:p>
          </table:table-cell>
          <table:table-cell/>
          <table:table-cell table:formula="of:=[.F$2]*[.C536]^[.F$3]+[.F$4]*[.C536]^[.F$5]+[.F$6]*[.C53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176345.612537062" calcext:value-type="float">
            <text:p>176 346</text:p>
          </table:table-cell>
          <table:table-cell/>
          <table:table-cell table:formula="of:=[.F$2]*[.C537]^[.F$3]+[.F$4]*[.C537]^[.F$5]+[.F$6]*[.C53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176345.612537062" calcext:value-type="float">
            <text:p>176 346</text:p>
          </table:table-cell>
          <table:table-cell/>
          <table:table-cell table:formula="of:=[.F$2]*[.C538]^[.F$3]+[.F$4]*[.C538]^[.F$5]+[.F$6]*[.C53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176345.612537062" calcext:value-type="float">
            <text:p>176 346</text:p>
          </table:table-cell>
          <table:table-cell/>
          <table:table-cell table:formula="of:=[.F$2]*[.C539]^[.F$3]+[.F$4]*[.C539]^[.F$5]+[.F$6]*[.C53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176345.612537062" calcext:value-type="float">
            <text:p>176 346</text:p>
          </table:table-cell>
          <table:table-cell/>
          <table:table-cell table:formula="of:=[.F$2]*[.C540]^[.F$3]+[.F$4]*[.C540]^[.F$5]+[.F$6]*[.C54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176345.612537062" calcext:value-type="float">
            <text:p>176 346</text:p>
          </table:table-cell>
          <table:table-cell/>
          <table:table-cell table:formula="of:=[.F$2]*[.C541]^[.F$3]+[.F$4]*[.C541]^[.F$5]+[.F$6]*[.C54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176345.612537062" calcext:value-type="float">
            <text:p>176 346</text:p>
          </table:table-cell>
          <table:table-cell/>
          <table:table-cell table:formula="of:=[.F$2]*[.C542]^[.F$3]+[.F$4]*[.C542]^[.F$5]+[.F$6]*[.C54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176345.612537062" calcext:value-type="float">
            <text:p>176 346</text:p>
          </table:table-cell>
          <table:table-cell/>
          <table:table-cell table:formula="of:=[.F$2]*[.C543]^[.F$3]+[.F$4]*[.C543]^[.F$5]+[.F$6]*[.C54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176345.612537062" calcext:value-type="float">
            <text:p>176 346</text:p>
          </table:table-cell>
          <table:table-cell/>
          <table:table-cell table:formula="of:=[.F$2]*[.C544]^[.F$3]+[.F$4]*[.C544]^[.F$5]+[.F$6]*[.C54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176345.612537062" calcext:value-type="float">
            <text:p>176 346</text:p>
          </table:table-cell>
          <table:table-cell/>
          <table:table-cell table:formula="of:=[.F$2]*[.C545]^[.F$3]+[.F$4]*[.C545]^[.F$5]+[.F$6]*[.C54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176345.612537062" calcext:value-type="float">
            <text:p>176 346</text:p>
          </table:table-cell>
          <table:table-cell/>
          <table:table-cell table:formula="of:=[.F$2]*[.C546]^[.F$3]+[.F$4]*[.C546]^[.F$5]+[.F$6]*[.C54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176345.612537062" calcext:value-type="float">
            <text:p>176 346</text:p>
          </table:table-cell>
          <table:table-cell/>
          <table:table-cell table:formula="of:=[.F$2]*[.C547]^[.F$3]+[.F$4]*[.C547]^[.F$5]+[.F$6]*[.C54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176345.612537062" calcext:value-type="float">
            <text:p>176 346</text:p>
          </table:table-cell>
          <table:table-cell/>
          <table:table-cell table:formula="of:=[.F$2]*[.C548]^[.F$3]+[.F$4]*[.C548]^[.F$5]+[.F$6]*[.C54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176345.612537062" calcext:value-type="float">
            <text:p>176 346</text:p>
          </table:table-cell>
          <table:table-cell/>
          <table:table-cell table:formula="of:=[.F$2]*[.C549]^[.F$3]+[.F$4]*[.C549]^[.F$5]+[.F$6]*[.C54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176345.612537062" calcext:value-type="float">
            <text:p>176 346</text:p>
          </table:table-cell>
          <table:table-cell/>
          <table:table-cell table:formula="of:=[.F$2]*[.C550]^[.F$3]+[.F$4]*[.C550]^[.F$5]+[.F$6]*[.C55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176345.612537062" calcext:value-type="float">
            <text:p>176 346</text:p>
          </table:table-cell>
          <table:table-cell/>
          <table:table-cell table:formula="of:=[.F$2]*[.C551]^[.F$3]+[.F$4]*[.C551]^[.F$5]+[.F$6]*[.C55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176345.612537062" calcext:value-type="float">
            <text:p>176 346</text:p>
          </table:table-cell>
          <table:table-cell/>
          <table:table-cell table:formula="of:=[.F$2]*[.C552]^[.F$3]+[.F$4]*[.C552]^[.F$5]+[.F$6]*[.C55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176345.612537062" calcext:value-type="float">
            <text:p>176 346</text:p>
          </table:table-cell>
          <table:table-cell/>
          <table:table-cell table:formula="of:=[.F$2]*[.C553]^[.F$3]+[.F$4]*[.C553]^[.F$5]+[.F$6]*[.C55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176345.612537062" calcext:value-type="float">
            <text:p>176 346</text:p>
          </table:table-cell>
          <table:table-cell/>
          <table:table-cell table:formula="of:=[.F$2]*[.C554]^[.F$3]+[.F$4]*[.C554]^[.F$5]+[.F$6]*[.C55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176345.612537062" calcext:value-type="float">
            <text:p>176 346</text:p>
          </table:table-cell>
          <table:table-cell/>
          <table:table-cell table:formula="of:=[.F$2]*[.C555]^[.F$3]+[.F$4]*[.C555]^[.F$5]+[.F$6]*[.C55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176345.612537062" calcext:value-type="float">
            <text:p>176 346</text:p>
          </table:table-cell>
          <table:table-cell/>
          <table:table-cell table:formula="of:=[.F$2]*[.C556]^[.F$3]+[.F$4]*[.C556]^[.F$5]+[.F$6]*[.C55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176345.612537062" calcext:value-type="float">
            <text:p>176 346</text:p>
          </table:table-cell>
          <table:table-cell/>
          <table:table-cell table:formula="of:=[.F$2]*[.C557]^[.F$3]+[.F$4]*[.C557]^[.F$5]+[.F$6]*[.C55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176345.612537062" calcext:value-type="float">
            <text:p>176 346</text:p>
          </table:table-cell>
          <table:table-cell/>
          <table:table-cell table:formula="of:=[.F$2]*[.C558]^[.F$3]+[.F$4]*[.C558]^[.F$5]+[.F$6]*[.C55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176345.612537062" calcext:value-type="float">
            <text:p>176 346</text:p>
          </table:table-cell>
          <table:table-cell/>
          <table:table-cell table:formula="of:=[.F$2]*[.C559]^[.F$3]+[.F$4]*[.C559]^[.F$5]+[.F$6]*[.C55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176345.612537062" calcext:value-type="float">
            <text:p>176 346</text:p>
          </table:table-cell>
          <table:table-cell/>
          <table:table-cell table:formula="of:=[.F$2]*[.C560]^[.F$3]+[.F$4]*[.C560]^[.F$5]+[.F$6]*[.C56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176345.612537062" calcext:value-type="float">
            <text:p>176 346</text:p>
          </table:table-cell>
          <table:table-cell/>
          <table:table-cell table:formula="of:=[.F$2]*[.C561]^[.F$3]+[.F$4]*[.C561]^[.F$5]+[.F$6]*[.C56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176345.612537062" calcext:value-type="float">
            <text:p>176 346</text:p>
          </table:table-cell>
          <table:table-cell/>
          <table:table-cell table:formula="of:=[.F$2]*[.C562]^[.F$3]+[.F$4]*[.C562]^[.F$5]+[.F$6]*[.C56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176345.612537062" calcext:value-type="float">
            <text:p>176 346</text:p>
          </table:table-cell>
          <table:table-cell/>
          <table:table-cell table:formula="of:=[.F$2]*[.C563]^[.F$3]+[.F$4]*[.C563]^[.F$5]+[.F$6]*[.C56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176345.612537062" calcext:value-type="float">
            <text:p>176 346</text:p>
          </table:table-cell>
          <table:table-cell/>
          <table:table-cell table:formula="of:=[.F$2]*[.C564]^[.F$3]+[.F$4]*[.C564]^[.F$5]+[.F$6]*[.C56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176345.612537062" calcext:value-type="float">
            <text:p>176 346</text:p>
          </table:table-cell>
          <table:table-cell/>
          <table:table-cell table:formula="of:=[.F$2]*[.C565]^[.F$3]+[.F$4]*[.C565]^[.F$5]+[.F$6]*[.C56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176345.612537062" calcext:value-type="float">
            <text:p>176 346</text:p>
          </table:table-cell>
          <table:table-cell/>
          <table:table-cell table:formula="of:=[.F$2]*[.C566]^[.F$3]+[.F$4]*[.C566]^[.F$5]+[.F$6]*[.C56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176345.612537062" calcext:value-type="float">
            <text:p>176 346</text:p>
          </table:table-cell>
          <table:table-cell/>
          <table:table-cell table:formula="of:=[.F$2]*[.C567]^[.F$3]+[.F$4]*[.C567]^[.F$5]+[.F$6]*[.C56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176345.612537062" calcext:value-type="float">
            <text:p>176 346</text:p>
          </table:table-cell>
          <table:table-cell/>
          <table:table-cell table:formula="of:=[.F$2]*[.C568]^[.F$3]+[.F$4]*[.C568]^[.F$5]+[.F$6]*[.C56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176345.612537062" calcext:value-type="float">
            <text:p>176 346</text:p>
          </table:table-cell>
          <table:table-cell/>
          <table:table-cell table:formula="of:=[.F$2]*[.C569]^[.F$3]+[.F$4]*[.C569]^[.F$5]+[.F$6]*[.C56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176345.612537062" calcext:value-type="float">
            <text:p>176 346</text:p>
          </table:table-cell>
          <table:table-cell/>
          <table:table-cell table:formula="of:=[.F$2]*[.C570]^[.F$3]+[.F$4]*[.C570]^[.F$5]+[.F$6]*[.C57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176345.612537062" calcext:value-type="float">
            <text:p>176 346</text:p>
          </table:table-cell>
          <table:table-cell/>
          <table:table-cell table:formula="of:=[.F$2]*[.C571]^[.F$3]+[.F$4]*[.C571]^[.F$5]+[.F$6]*[.C57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176345.612537062" calcext:value-type="float">
            <text:p>176 346</text:p>
          </table:table-cell>
          <table:table-cell/>
          <table:table-cell table:formula="of:=[.F$2]*[.C572]^[.F$3]+[.F$4]*[.C572]^[.F$5]+[.F$6]*[.C57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176345.612537062" calcext:value-type="float">
            <text:p>176 346</text:p>
          </table:table-cell>
          <table:table-cell/>
          <table:table-cell table:formula="of:=[.F$2]*[.C573]^[.F$3]+[.F$4]*[.C573]^[.F$5]+[.F$6]*[.C57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176345.612537062" calcext:value-type="float">
            <text:p>176 346</text:p>
          </table:table-cell>
          <table:table-cell/>
          <table:table-cell table:formula="of:=[.F$2]*[.C574]^[.F$3]+[.F$4]*[.C574]^[.F$5]+[.F$6]*[.C57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176345.612537062" calcext:value-type="float">
            <text:p>176 346</text:p>
          </table:table-cell>
          <table:table-cell/>
          <table:table-cell table:formula="of:=[.F$2]*[.C575]^[.F$3]+[.F$4]*[.C575]^[.F$5]+[.F$6]*[.C57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176345.612537062" calcext:value-type="float">
            <text:p>176 346</text:p>
          </table:table-cell>
          <table:table-cell/>
          <table:table-cell table:formula="of:=[.F$2]*[.C576]^[.F$3]+[.F$4]*[.C576]^[.F$5]+[.F$6]*[.C57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176345.612537062" calcext:value-type="float">
            <text:p>176 346</text:p>
          </table:table-cell>
          <table:table-cell/>
          <table:table-cell table:formula="of:=[.F$2]*[.C577]^[.F$3]+[.F$4]*[.C577]^[.F$5]+[.F$6]*[.C57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176345.612537062" calcext:value-type="float">
            <text:p>176 346</text:p>
          </table:table-cell>
          <table:table-cell/>
          <table:table-cell table:formula="of:=[.F$2]*[.C578]^[.F$3]+[.F$4]*[.C578]^[.F$5]+[.F$6]*[.C57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176345.612537062" calcext:value-type="float">
            <text:p>176 346</text:p>
          </table:table-cell>
          <table:table-cell/>
          <table:table-cell table:formula="of:=[.F$2]*[.C579]^[.F$3]+[.F$4]*[.C579]^[.F$5]+[.F$6]*[.C57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176345.612537062" calcext:value-type="float">
            <text:p>176 346</text:p>
          </table:table-cell>
          <table:table-cell/>
          <table:table-cell table:formula="of:=[.F$2]*[.C580]^[.F$3]+[.F$4]*[.C580]^[.F$5]+[.F$6]*[.C58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176345.612537062" calcext:value-type="float">
            <text:p>176 346</text:p>
          </table:table-cell>
          <table:table-cell/>
          <table:table-cell table:formula="of:=[.F$2]*[.C581]^[.F$3]+[.F$4]*[.C581]^[.F$5]+[.F$6]*[.C58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176345.612537062" calcext:value-type="float">
            <text:p>176 346</text:p>
          </table:table-cell>
          <table:table-cell/>
          <table:table-cell table:formula="of:=[.F$2]*[.C582]^[.F$3]+[.F$4]*[.C582]^[.F$5]+[.F$6]*[.C58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176345.612537062" calcext:value-type="float">
            <text:p>176 346</text:p>
          </table:table-cell>
          <table:table-cell/>
          <table:table-cell table:formula="of:=[.F$2]*[.C583]^[.F$3]+[.F$4]*[.C583]^[.F$5]+[.F$6]*[.C58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176345.612537062" calcext:value-type="float">
            <text:p>176 346</text:p>
          </table:table-cell>
          <table:table-cell/>
          <table:table-cell table:formula="of:=[.F$2]*[.C584]^[.F$3]+[.F$4]*[.C584]^[.F$5]+[.F$6]*[.C58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176345.612537062" calcext:value-type="float">
            <text:p>176 346</text:p>
          </table:table-cell>
          <table:table-cell/>
          <table:table-cell table:formula="of:=[.F$2]*[.C585]^[.F$3]+[.F$4]*[.C585]^[.F$5]+[.F$6]*[.C58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176345.612537062" calcext:value-type="float">
            <text:p>176 346</text:p>
          </table:table-cell>
          <table:table-cell/>
          <table:table-cell table:formula="of:=[.F$2]*[.C586]^[.F$3]+[.F$4]*[.C586]^[.F$5]+[.F$6]*[.C58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176345.612537062" calcext:value-type="float">
            <text:p>176 346</text:p>
          </table:table-cell>
          <table:table-cell/>
          <table:table-cell table:formula="of:=[.F$2]*[.C587]^[.F$3]+[.F$4]*[.C587]^[.F$5]+[.F$6]*[.C58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176345.612537062" calcext:value-type="float">
            <text:p>176 346</text:p>
          </table:table-cell>
          <table:table-cell/>
          <table:table-cell table:formula="of:=[.F$2]*[.C588]^[.F$3]+[.F$4]*[.C588]^[.F$5]+[.F$6]*[.C58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176345.612537062" calcext:value-type="float">
            <text:p>176 346</text:p>
          </table:table-cell>
          <table:table-cell/>
          <table:table-cell table:formula="of:=[.F$2]*[.C589]^[.F$3]+[.F$4]*[.C589]^[.F$5]+[.F$6]*[.C58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176345.612537062" calcext:value-type="float">
            <text:p>176 346</text:p>
          </table:table-cell>
          <table:table-cell/>
          <table:table-cell table:formula="of:=[.F$2]*[.C590]^[.F$3]+[.F$4]*[.C590]^[.F$5]+[.F$6]*[.C59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176345.612537062" calcext:value-type="float">
            <text:p>176 346</text:p>
          </table:table-cell>
          <table:table-cell/>
          <table:table-cell table:formula="of:=[.F$2]*[.C591]^[.F$3]+[.F$4]*[.C591]^[.F$5]+[.F$6]*[.C59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176345.612537062" calcext:value-type="float">
            <text:p>176 346</text:p>
          </table:table-cell>
          <table:table-cell/>
          <table:table-cell table:formula="of:=[.F$2]*[.C592]^[.F$3]+[.F$4]*[.C592]^[.F$5]+[.F$6]*[.C59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176345.612537062" calcext:value-type="float">
            <text:p>176 346</text:p>
          </table:table-cell>
          <table:table-cell/>
          <table:table-cell table:formula="of:=[.F$2]*[.C593]^[.F$3]+[.F$4]*[.C593]^[.F$5]+[.F$6]*[.C59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176345.612537062" calcext:value-type="float">
            <text:p>176 346</text:p>
          </table:table-cell>
          <table:table-cell/>
          <table:table-cell table:formula="of:=[.F$2]*[.C594]^[.F$3]+[.F$4]*[.C594]^[.F$5]+[.F$6]*[.C59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176345.612537062" calcext:value-type="float">
            <text:p>176 346</text:p>
          </table:table-cell>
          <table:table-cell/>
          <table:table-cell table:formula="of:=[.F$2]*[.C595]^[.F$3]+[.F$4]*[.C595]^[.F$5]+[.F$6]*[.C59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176345.612537062" calcext:value-type="float">
            <text:p>176 346</text:p>
          </table:table-cell>
          <table:table-cell/>
          <table:table-cell table:formula="of:=[.F$2]*[.C596]^[.F$3]+[.F$4]*[.C596]^[.F$5]+[.F$6]*[.C59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176345.612537062" calcext:value-type="float">
            <text:p>176 346</text:p>
          </table:table-cell>
          <table:table-cell/>
          <table:table-cell table:formula="of:=[.F$2]*[.C597]^[.F$3]+[.F$4]*[.C597]^[.F$5]+[.F$6]*[.C59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176345.612537062" calcext:value-type="float">
            <text:p>176 346</text:p>
          </table:table-cell>
          <table:table-cell/>
          <table:table-cell table:formula="of:=[.F$2]*[.C598]^[.F$3]+[.F$4]*[.C598]^[.F$5]+[.F$6]*[.C59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176345.612537062" calcext:value-type="float">
            <text:p>176 346</text:p>
          </table:table-cell>
          <table:table-cell/>
          <table:table-cell table:formula="of:=[.F$2]*[.C599]^[.F$3]+[.F$4]*[.C599]^[.F$5]+[.F$6]*[.C59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176345.612537062" calcext:value-type="float">
            <text:p>176 346</text:p>
          </table:table-cell>
          <table:table-cell/>
          <table:table-cell table:formula="of:=[.F$2]*[.C600]^[.F$3]+[.F$4]*[.C600]^[.F$5]+[.F$6]*[.C60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176345.612537062" calcext:value-type="float">
            <text:p>176 346</text:p>
          </table:table-cell>
          <table:table-cell/>
          <table:table-cell table:formula="of:=[.F$2]*[.C601]^[.F$3]+[.F$4]*[.C601]^[.F$5]+[.F$6]*[.C60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176345.612537062" calcext:value-type="float">
            <text:p>176 346</text:p>
          </table:table-cell>
          <table:table-cell/>
          <table:table-cell table:formula="of:=[.F$2]*[.C602]^[.F$3]+[.F$4]*[.C602]^[.F$5]+[.F$6]*[.C60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176345.612537062" calcext:value-type="float">
            <text:p>176 346</text:p>
          </table:table-cell>
          <table:table-cell/>
          <table:table-cell table:formula="of:=[.F$2]*[.C603]^[.F$3]+[.F$4]*[.C603]^[.F$5]+[.F$6]*[.C60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176345.612537062" calcext:value-type="float">
            <text:p>176 346</text:p>
          </table:table-cell>
          <table:table-cell/>
          <table:table-cell table:formula="of:=[.F$2]*[.C604]^[.F$3]+[.F$4]*[.C604]^[.F$5]+[.F$6]*[.C60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176345.612537062" calcext:value-type="float">
            <text:p>176 346</text:p>
          </table:table-cell>
          <table:table-cell/>
          <table:table-cell table:formula="of:=[.F$2]*[.C605]^[.F$3]+[.F$4]*[.C605]^[.F$5]+[.F$6]*[.C60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176345.612537062" calcext:value-type="float">
            <text:p>176 346</text:p>
          </table:table-cell>
          <table:table-cell/>
          <table:table-cell table:formula="of:=[.F$2]*[.C606]^[.F$3]+[.F$4]*[.C606]^[.F$5]+[.F$6]*[.C60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176345.612537062" calcext:value-type="float">
            <text:p>176 346</text:p>
          </table:table-cell>
          <table:table-cell/>
          <table:table-cell table:formula="of:=[.F$2]*[.C607]^[.F$3]+[.F$4]*[.C607]^[.F$5]+[.F$6]*[.C60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176345.612537062" calcext:value-type="float">
            <text:p>176 346</text:p>
          </table:table-cell>
          <table:table-cell/>
          <table:table-cell table:formula="of:=[.F$2]*[.C608]^[.F$3]+[.F$4]*[.C608]^[.F$5]+[.F$6]*[.C60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176345.612537062" calcext:value-type="float">
            <text:p>176 346</text:p>
          </table:table-cell>
          <table:table-cell/>
          <table:table-cell table:formula="of:=[.F$2]*[.C609]^[.F$3]+[.F$4]*[.C609]^[.F$5]+[.F$6]*[.C60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176345.612537062" calcext:value-type="float">
            <text:p>176 346</text:p>
          </table:table-cell>
          <table:table-cell/>
          <table:table-cell table:formula="of:=[.F$2]*[.C610]^[.F$3]+[.F$4]*[.C610]^[.F$5]+[.F$6]*[.C61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176345.612537062" calcext:value-type="float">
            <text:p>176 346</text:p>
          </table:table-cell>
          <table:table-cell/>
          <table:table-cell table:formula="of:=[.F$2]*[.C611]^[.F$3]+[.F$4]*[.C611]^[.F$5]+[.F$6]*[.C61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176345.612537062" calcext:value-type="float">
            <text:p>176 346</text:p>
          </table:table-cell>
          <table:table-cell/>
          <table:table-cell table:formula="of:=[.F$2]*[.C612]^[.F$3]+[.F$4]*[.C612]^[.F$5]+[.F$6]*[.C61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176345.612537062" calcext:value-type="float">
            <text:p>176 346</text:p>
          </table:table-cell>
          <table:table-cell/>
          <table:table-cell table:formula="of:=[.F$2]*[.C613]^[.F$3]+[.F$4]*[.C613]^[.F$5]+[.F$6]*[.C61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176345.612537062" calcext:value-type="float">
            <text:p>176 346</text:p>
          </table:table-cell>
          <table:table-cell/>
          <table:table-cell table:formula="of:=[.F$2]*[.C614]^[.F$3]+[.F$4]*[.C614]^[.F$5]+[.F$6]*[.C61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176345.612537062" calcext:value-type="float">
            <text:p>176 346</text:p>
          </table:table-cell>
          <table:table-cell/>
          <table:table-cell table:formula="of:=[.F$2]*[.C615]^[.F$3]+[.F$4]*[.C615]^[.F$5]+[.F$6]*[.C61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176345.612537062" calcext:value-type="float">
            <text:p>176 346</text:p>
          </table:table-cell>
          <table:table-cell/>
          <table:table-cell table:formula="of:=[.F$2]*[.C616]^[.F$3]+[.F$4]*[.C616]^[.F$5]+[.F$6]*[.C61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176345.612537062" calcext:value-type="float">
            <text:p>176 346</text:p>
          </table:table-cell>
          <table:table-cell/>
          <table:table-cell table:formula="of:=[.F$2]*[.C617]^[.F$3]+[.F$4]*[.C617]^[.F$5]+[.F$6]*[.C61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176345.612537062" calcext:value-type="float">
            <text:p>176 346</text:p>
          </table:table-cell>
          <table:table-cell/>
          <table:table-cell table:formula="of:=[.F$2]*[.C618]^[.F$3]+[.F$4]*[.C618]^[.F$5]+[.F$6]*[.C61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176345.612537062" calcext:value-type="float">
            <text:p>176 346</text:p>
          </table:table-cell>
          <table:table-cell/>
          <table:table-cell table:formula="of:=[.F$2]*[.C619]^[.F$3]+[.F$4]*[.C619]^[.F$5]+[.F$6]*[.C61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176345.612537062" calcext:value-type="float">
            <text:p>176 346</text:p>
          </table:table-cell>
          <table:table-cell/>
          <table:table-cell table:formula="of:=[.F$2]*[.C620]^[.F$3]+[.F$4]*[.C620]^[.F$5]+[.F$6]*[.C62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176345.612537062" calcext:value-type="float">
            <text:p>176 346</text:p>
          </table:table-cell>
          <table:table-cell/>
          <table:table-cell table:formula="of:=[.F$2]*[.C621]^[.F$3]+[.F$4]*[.C621]^[.F$5]+[.F$6]*[.C62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176345.612537062" calcext:value-type="float">
            <text:p>176 346</text:p>
          </table:table-cell>
          <table:table-cell/>
          <table:table-cell table:formula="of:=[.F$2]*[.C622]^[.F$3]+[.F$4]*[.C622]^[.F$5]+[.F$6]*[.C62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176345.612537062" calcext:value-type="float">
            <text:p>176 346</text:p>
          </table:table-cell>
          <table:table-cell/>
          <table:table-cell table:formula="of:=[.F$2]*[.C623]^[.F$3]+[.F$4]*[.C623]^[.F$5]+[.F$6]*[.C62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176345.612537062" calcext:value-type="float">
            <text:p>176 346</text:p>
          </table:table-cell>
          <table:table-cell/>
          <table:table-cell table:formula="of:=[.F$2]*[.C624]^[.F$3]+[.F$4]*[.C624]^[.F$5]+[.F$6]*[.C62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176345.612537062" calcext:value-type="float">
            <text:p>176 346</text:p>
          </table:table-cell>
          <table:table-cell/>
          <table:table-cell table:formula="of:=[.F$2]*[.C625]^[.F$3]+[.F$4]*[.C625]^[.F$5]+[.F$6]*[.C62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176345.612537062" calcext:value-type="float">
            <text:p>176 346</text:p>
          </table:table-cell>
          <table:table-cell/>
          <table:table-cell table:formula="of:=[.F$2]*[.C626]^[.F$3]+[.F$4]*[.C626]^[.F$5]+[.F$6]*[.C62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176345.612537062" calcext:value-type="float">
            <text:p>176 346</text:p>
          </table:table-cell>
          <table:table-cell/>
          <table:table-cell table:formula="of:=[.F$2]*[.C627]^[.F$3]+[.F$4]*[.C627]^[.F$5]+[.F$6]*[.C62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176345.612537062" calcext:value-type="float">
            <text:p>176 346</text:p>
          </table:table-cell>
          <table:table-cell/>
          <table:table-cell table:formula="of:=[.F$2]*[.C628]^[.F$3]+[.F$4]*[.C628]^[.F$5]+[.F$6]*[.C62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176345.612537062" calcext:value-type="float">
            <text:p>176 346</text:p>
          </table:table-cell>
          <table:table-cell/>
          <table:table-cell table:formula="of:=[.F$2]*[.C629]^[.F$3]+[.F$4]*[.C629]^[.F$5]+[.F$6]*[.C62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176345.612537062" calcext:value-type="float">
            <text:p>176 346</text:p>
          </table:table-cell>
          <table:table-cell/>
          <table:table-cell table:formula="of:=[.F$2]*[.C630]^[.F$3]+[.F$4]*[.C630]^[.F$5]+[.F$6]*[.C63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176345.612537062" calcext:value-type="float">
            <text:p>176 346</text:p>
          </table:table-cell>
          <table:table-cell/>
          <table:table-cell table:formula="of:=[.F$2]*[.C631]^[.F$3]+[.F$4]*[.C631]^[.F$5]+[.F$6]*[.C63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176345.612537062" calcext:value-type="float">
            <text:p>176 346</text:p>
          </table:table-cell>
          <table:table-cell/>
          <table:table-cell table:formula="of:=[.F$2]*[.C632]^[.F$3]+[.F$4]*[.C632]^[.F$5]+[.F$6]*[.C63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176345.612537062" calcext:value-type="float">
            <text:p>176 346</text:p>
          </table:table-cell>
          <table:table-cell/>
          <table:table-cell table:formula="of:=[.F$2]*[.C633]^[.F$3]+[.F$4]*[.C633]^[.F$5]+[.F$6]*[.C63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176345.612537062" calcext:value-type="float">
            <text:p>176 346</text:p>
          </table:table-cell>
          <table:table-cell/>
          <table:table-cell table:formula="of:=[.F$2]*[.C634]^[.F$3]+[.F$4]*[.C634]^[.F$5]+[.F$6]*[.C63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176345.612537062" calcext:value-type="float">
            <text:p>176 346</text:p>
          </table:table-cell>
          <table:table-cell/>
          <table:table-cell table:formula="of:=[.F$2]*[.C635]^[.F$3]+[.F$4]*[.C635]^[.F$5]+[.F$6]*[.C63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176345.612537062" calcext:value-type="float">
            <text:p>176 346</text:p>
          </table:table-cell>
          <table:table-cell/>
          <table:table-cell table:formula="of:=[.F$2]*[.C636]^[.F$3]+[.F$4]*[.C636]^[.F$5]+[.F$6]*[.C63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176345.612537062" calcext:value-type="float">
            <text:p>176 346</text:p>
          </table:table-cell>
          <table:table-cell/>
          <table:table-cell table:formula="of:=[.F$2]*[.C637]^[.F$3]+[.F$4]*[.C637]^[.F$5]+[.F$6]*[.C63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176345.612537062" calcext:value-type="float">
            <text:p>176 346</text:p>
          </table:table-cell>
          <table:table-cell/>
          <table:table-cell table:formula="of:=[.F$2]*[.C638]^[.F$3]+[.F$4]*[.C638]^[.F$5]+[.F$6]*[.C63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176345.612537062" calcext:value-type="float">
            <text:p>176 346</text:p>
          </table:table-cell>
          <table:table-cell/>
          <table:table-cell table:formula="of:=[.F$2]*[.C639]^[.F$3]+[.F$4]*[.C639]^[.F$5]+[.F$6]*[.C63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176345.612537062" calcext:value-type="float">
            <text:p>176 346</text:p>
          </table:table-cell>
          <table:table-cell/>
          <table:table-cell table:formula="of:=[.F$2]*[.C640]^[.F$3]+[.F$4]*[.C640]^[.F$5]+[.F$6]*[.C64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176345.612537062" calcext:value-type="float">
            <text:p>176 346</text:p>
          </table:table-cell>
          <table:table-cell/>
          <table:table-cell table:formula="of:=[.F$2]*[.C641]^[.F$3]+[.F$4]*[.C641]^[.F$5]+[.F$6]*[.C64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176345.612537062" calcext:value-type="float">
            <text:p>176 346</text:p>
          </table:table-cell>
          <table:table-cell/>
          <table:table-cell table:formula="of:=[.F$2]*[.C642]^[.F$3]+[.F$4]*[.C642]^[.F$5]+[.F$6]*[.C64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176345.612537062" calcext:value-type="float">
            <text:p>176 346</text:p>
          </table:table-cell>
          <table:table-cell/>
          <table:table-cell table:formula="of:=[.F$2]*[.C643]^[.F$3]+[.F$4]*[.C643]^[.F$5]+[.F$6]*[.C64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176345.612537062" calcext:value-type="float">
            <text:p>176 346</text:p>
          </table:table-cell>
          <table:table-cell/>
          <table:table-cell table:formula="of:=[.F$2]*[.C644]^[.F$3]+[.F$4]*[.C644]^[.F$5]+[.F$6]*[.C64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176345.612537062" calcext:value-type="float">
            <text:p>176 346</text:p>
          </table:table-cell>
          <table:table-cell/>
          <table:table-cell table:formula="of:=[.F$2]*[.C645]^[.F$3]+[.F$4]*[.C645]^[.F$5]+[.F$6]*[.C64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176345.612537062" calcext:value-type="float">
            <text:p>176 346</text:p>
          </table:table-cell>
          <table:table-cell/>
          <table:table-cell table:formula="of:=[.F$2]*[.C646]^[.F$3]+[.F$4]*[.C646]^[.F$5]+[.F$6]*[.C64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176345.612537062" calcext:value-type="float">
            <text:p>176 346</text:p>
          </table:table-cell>
          <table:table-cell/>
          <table:table-cell table:formula="of:=[.F$2]*[.C647]^[.F$3]+[.F$4]*[.C647]^[.F$5]+[.F$6]*[.C64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176345.612537062" calcext:value-type="float">
            <text:p>176 346</text:p>
          </table:table-cell>
          <table:table-cell/>
          <table:table-cell table:formula="of:=[.F$2]*[.C648]^[.F$3]+[.F$4]*[.C648]^[.F$5]+[.F$6]*[.C64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176345.612537062" calcext:value-type="float">
            <text:p>176 346</text:p>
          </table:table-cell>
          <table:table-cell/>
          <table:table-cell table:formula="of:=[.F$2]*[.C649]^[.F$3]+[.F$4]*[.C649]^[.F$5]+[.F$6]*[.C64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176345.612537062" calcext:value-type="float">
            <text:p>176 346</text:p>
          </table:table-cell>
          <table:table-cell/>
          <table:table-cell table:formula="of:=[.F$2]*[.C650]^[.F$3]+[.F$4]*[.C650]^[.F$5]+[.F$6]*[.C65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176345.612537062" calcext:value-type="float">
            <text:p>176 346</text:p>
          </table:table-cell>
          <table:table-cell/>
          <table:table-cell table:formula="of:=[.F$2]*[.C651]^[.F$3]+[.F$4]*[.C651]^[.F$5]+[.F$6]*[.C65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176345.612537062" calcext:value-type="float">
            <text:p>176 346</text:p>
          </table:table-cell>
          <table:table-cell/>
          <table:table-cell table:formula="of:=[.F$2]*[.C652]^[.F$3]+[.F$4]*[.C652]^[.F$5]+[.F$6]*[.C65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176345.612537062" calcext:value-type="float">
            <text:p>176 346</text:p>
          </table:table-cell>
          <table:table-cell/>
          <table:table-cell table:formula="of:=[.F$2]*[.C653]^[.F$3]+[.F$4]*[.C653]^[.F$5]+[.F$6]*[.C65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176345.612537062" calcext:value-type="float">
            <text:p>176 346</text:p>
          </table:table-cell>
          <table:table-cell/>
          <table:table-cell table:formula="of:=[.F$2]*[.C654]^[.F$3]+[.F$4]*[.C654]^[.F$5]+[.F$6]*[.C65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176345.612537062" calcext:value-type="float">
            <text:p>176 346</text:p>
          </table:table-cell>
          <table:table-cell/>
          <table:table-cell table:formula="of:=[.F$2]*[.C655]^[.F$3]+[.F$4]*[.C655]^[.F$5]+[.F$6]*[.C65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176345.612537062" calcext:value-type="float">
            <text:p>176 346</text:p>
          </table:table-cell>
          <table:table-cell/>
          <table:table-cell table:formula="of:=[.F$2]*[.C656]^[.F$3]+[.F$4]*[.C656]^[.F$5]+[.F$6]*[.C65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176345.612537062" calcext:value-type="float">
            <text:p>176 346</text:p>
          </table:table-cell>
          <table:table-cell/>
          <table:table-cell table:formula="of:=[.F$2]*[.C657]^[.F$3]+[.F$4]*[.C657]^[.F$5]+[.F$6]*[.C65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176345.612537062" calcext:value-type="float">
            <text:p>176 346</text:p>
          </table:table-cell>
          <table:table-cell/>
          <table:table-cell table:formula="of:=[.F$2]*[.C658]^[.F$3]+[.F$4]*[.C658]^[.F$5]+[.F$6]*[.C65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176345.612537062" calcext:value-type="float">
            <text:p>176 346</text:p>
          </table:table-cell>
          <table:table-cell/>
          <table:table-cell table:formula="of:=[.F$2]*[.C659]^[.F$3]+[.F$4]*[.C659]^[.F$5]+[.F$6]*[.C65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176345.612537062" calcext:value-type="float">
            <text:p>176 346</text:p>
          </table:table-cell>
          <table:table-cell/>
          <table:table-cell table:formula="of:=[.F$2]*[.C660]^[.F$3]+[.F$4]*[.C660]^[.F$5]+[.F$6]*[.C66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176345.612537062" calcext:value-type="float">
            <text:p>176 346</text:p>
          </table:table-cell>
          <table:table-cell/>
          <table:table-cell table:formula="of:=[.F$2]*[.C661]^[.F$3]+[.F$4]*[.C661]^[.F$5]+[.F$6]*[.C66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176345.612537062" calcext:value-type="float">
            <text:p>176 346</text:p>
          </table:table-cell>
          <table:table-cell/>
          <table:table-cell table:formula="of:=[.F$2]*[.C662]^[.F$3]+[.F$4]*[.C662]^[.F$5]+[.F$6]*[.C66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176345.612537062" calcext:value-type="float">
            <text:p>176 346</text:p>
          </table:table-cell>
          <table:table-cell/>
          <table:table-cell table:formula="of:=[.F$2]*[.C663]^[.F$3]+[.F$4]*[.C663]^[.F$5]+[.F$6]*[.C66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176345.612537062" calcext:value-type="float">
            <text:p>176 346</text:p>
          </table:table-cell>
          <table:table-cell/>
          <table:table-cell table:formula="of:=[.F$2]*[.C664]^[.F$3]+[.F$4]*[.C664]^[.F$5]+[.F$6]*[.C66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176345.612537062" calcext:value-type="float">
            <text:p>176 346</text:p>
          </table:table-cell>
          <table:table-cell/>
          <table:table-cell table:formula="of:=[.F$2]*[.C665]^[.F$3]+[.F$4]*[.C665]^[.F$5]+[.F$6]*[.C66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176345.612537062" calcext:value-type="float">
            <text:p>176 346</text:p>
          </table:table-cell>
          <table:table-cell/>
          <table:table-cell table:formula="of:=[.F$2]*[.C666]^[.F$3]+[.F$4]*[.C666]^[.F$5]+[.F$6]*[.C66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176345.612537062" calcext:value-type="float">
            <text:p>176 346</text:p>
          </table:table-cell>
          <table:table-cell/>
          <table:table-cell table:formula="of:=[.F$2]*[.C667]^[.F$3]+[.F$4]*[.C667]^[.F$5]+[.F$6]*[.C66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176345.612537062" calcext:value-type="float">
            <text:p>176 346</text:p>
          </table:table-cell>
          <table:table-cell/>
          <table:table-cell table:formula="of:=[.F$2]*[.C668]^[.F$3]+[.F$4]*[.C668]^[.F$5]+[.F$6]*[.C66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176345.612537062" calcext:value-type="float">
            <text:p>176 346</text:p>
          </table:table-cell>
          <table:table-cell/>
          <table:table-cell table:formula="of:=[.F$2]*[.C669]^[.F$3]+[.F$4]*[.C669]^[.F$5]+[.F$6]*[.C66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176345.612537062" calcext:value-type="float">
            <text:p>176 346</text:p>
          </table:table-cell>
          <table:table-cell/>
          <table:table-cell table:formula="of:=[.F$2]*[.C670]^[.F$3]+[.F$4]*[.C670]^[.F$5]+[.F$6]*[.C67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176345.612537062" calcext:value-type="float">
            <text:p>176 346</text:p>
          </table:table-cell>
          <table:table-cell/>
          <table:table-cell table:formula="of:=[.F$2]*[.C671]^[.F$3]+[.F$4]*[.C671]^[.F$5]+[.F$6]*[.C67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176345.612537062" calcext:value-type="float">
            <text:p>176 346</text:p>
          </table:table-cell>
          <table:table-cell/>
          <table:table-cell table:formula="of:=[.F$2]*[.C672]^[.F$3]+[.F$4]*[.C672]^[.F$5]+[.F$6]*[.C67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176345.612537062" calcext:value-type="float">
            <text:p>176 346</text:p>
          </table:table-cell>
          <table:table-cell/>
          <table:table-cell table:formula="of:=[.F$2]*[.C673]^[.F$3]+[.F$4]*[.C673]^[.F$5]+[.F$6]*[.C67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176345.612537062" calcext:value-type="float">
            <text:p>176 346</text:p>
          </table:table-cell>
          <table:table-cell/>
          <table:table-cell table:formula="of:=[.F$2]*[.C674]^[.F$3]+[.F$4]*[.C674]^[.F$5]+[.F$6]*[.C67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176345.612537062" calcext:value-type="float">
            <text:p>176 346</text:p>
          </table:table-cell>
          <table:table-cell/>
          <table:table-cell table:formula="of:=[.F$2]*[.C675]^[.F$3]+[.F$4]*[.C675]^[.F$5]+[.F$6]*[.C67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176345.612537062" calcext:value-type="float">
            <text:p>176 346</text:p>
          </table:table-cell>
          <table:table-cell/>
          <table:table-cell table:formula="of:=[.F$2]*[.C676]^[.F$3]+[.F$4]*[.C676]^[.F$5]+[.F$6]*[.C67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176345.612537062" calcext:value-type="float">
            <text:p>176 346</text:p>
          </table:table-cell>
          <table:table-cell/>
          <table:table-cell table:formula="of:=[.F$2]*[.C677]^[.F$3]+[.F$4]*[.C677]^[.F$5]+[.F$6]*[.C67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176345.612537062" calcext:value-type="float">
            <text:p>176 346</text:p>
          </table:table-cell>
          <table:table-cell/>
          <table:table-cell table:formula="of:=[.F$2]*[.C678]^[.F$3]+[.F$4]*[.C678]^[.F$5]+[.F$6]*[.C67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176345.612537062" calcext:value-type="float">
            <text:p>176 346</text:p>
          </table:table-cell>
          <table:table-cell/>
          <table:table-cell table:formula="of:=[.F$2]*[.C679]^[.F$3]+[.F$4]*[.C679]^[.F$5]+[.F$6]*[.C67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176345.612537062" calcext:value-type="float">
            <text:p>176 346</text:p>
          </table:table-cell>
          <table:table-cell/>
          <table:table-cell table:formula="of:=[.F$2]*[.C680]^[.F$3]+[.F$4]*[.C680]^[.F$5]+[.F$6]*[.C68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176345.612537062" calcext:value-type="float">
            <text:p>176 346</text:p>
          </table:table-cell>
          <table:table-cell/>
          <table:table-cell table:formula="of:=[.F$2]*[.C681]^[.F$3]+[.F$4]*[.C681]^[.F$5]+[.F$6]*[.C68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176345.612537062" calcext:value-type="float">
            <text:p>176 346</text:p>
          </table:table-cell>
          <table:table-cell/>
          <table:table-cell table:formula="of:=[.F$2]*[.C682]^[.F$3]+[.F$4]*[.C682]^[.F$5]+[.F$6]*[.C68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176345.612537062" calcext:value-type="float">
            <text:p>176 346</text:p>
          </table:table-cell>
          <table:table-cell/>
          <table:table-cell table:formula="of:=[.F$2]*[.C683]^[.F$3]+[.F$4]*[.C683]^[.F$5]+[.F$6]*[.C68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176345.612537062" calcext:value-type="float">
            <text:p>176 346</text:p>
          </table:table-cell>
          <table:table-cell/>
          <table:table-cell table:formula="of:=[.F$2]*[.C684]^[.F$3]+[.F$4]*[.C684]^[.F$5]+[.F$6]*[.C68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176345.612537062" calcext:value-type="float">
            <text:p>176 346</text:p>
          </table:table-cell>
          <table:table-cell/>
          <table:table-cell table:formula="of:=[.F$2]*[.C685]^[.F$3]+[.F$4]*[.C685]^[.F$5]+[.F$6]*[.C68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176345.612537062" calcext:value-type="float">
            <text:p>176 346</text:p>
          </table:table-cell>
          <table:table-cell/>
          <table:table-cell table:formula="of:=[.F$2]*[.C686]^[.F$3]+[.F$4]*[.C686]^[.F$5]+[.F$6]*[.C68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176345.612537062" calcext:value-type="float">
            <text:p>176 346</text:p>
          </table:table-cell>
          <table:table-cell/>
          <table:table-cell table:formula="of:=[.F$2]*[.C687]^[.F$3]+[.F$4]*[.C687]^[.F$5]+[.F$6]*[.C68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176345.612537062" calcext:value-type="float">
            <text:p>176 346</text:p>
          </table:table-cell>
          <table:table-cell/>
          <table:table-cell table:formula="of:=[.F$2]*[.C688]^[.F$3]+[.F$4]*[.C688]^[.F$5]+[.F$6]*[.C68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176345.612537062" calcext:value-type="float">
            <text:p>176 346</text:p>
          </table:table-cell>
          <table:table-cell/>
          <table:table-cell table:formula="of:=[.F$2]*[.C689]^[.F$3]+[.F$4]*[.C689]^[.F$5]+[.F$6]*[.C68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176345.612537062" calcext:value-type="float">
            <text:p>176 346</text:p>
          </table:table-cell>
          <table:table-cell/>
          <table:table-cell table:formula="of:=[.F$2]*[.C690]^[.F$3]+[.F$4]*[.C690]^[.F$5]+[.F$6]*[.C69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176345.612537062" calcext:value-type="float">
            <text:p>176 346</text:p>
          </table:table-cell>
          <table:table-cell/>
          <table:table-cell table:formula="of:=[.F$2]*[.C691]^[.F$3]+[.F$4]*[.C691]^[.F$5]+[.F$6]*[.C69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176345.612537062" calcext:value-type="float">
            <text:p>176 346</text:p>
          </table:table-cell>
          <table:table-cell/>
          <table:table-cell table:formula="of:=[.F$2]*[.C692]^[.F$3]+[.F$4]*[.C692]^[.F$5]+[.F$6]*[.C69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176345.612537062" calcext:value-type="float">
            <text:p>176 346</text:p>
          </table:table-cell>
          <table:table-cell/>
          <table:table-cell table:formula="of:=[.F$2]*[.C693]^[.F$3]+[.F$4]*[.C693]^[.F$5]+[.F$6]*[.C69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176345.612537062" calcext:value-type="float">
            <text:p>176 346</text:p>
          </table:table-cell>
          <table:table-cell/>
          <table:table-cell table:formula="of:=[.F$2]*[.C694]^[.F$3]+[.F$4]*[.C694]^[.F$5]+[.F$6]*[.C69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176345.612537062" calcext:value-type="float">
            <text:p>176 346</text:p>
          </table:table-cell>
          <table:table-cell/>
          <table:table-cell table:formula="of:=[.F$2]*[.C695]^[.F$3]+[.F$4]*[.C695]^[.F$5]+[.F$6]*[.C69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176345.612537062" calcext:value-type="float">
            <text:p>176 346</text:p>
          </table:table-cell>
          <table:table-cell/>
          <table:table-cell table:formula="of:=[.F$2]*[.C696]^[.F$3]+[.F$4]*[.C696]^[.F$5]+[.F$6]*[.C69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176345.612537062" calcext:value-type="float">
            <text:p>176 346</text:p>
          </table:table-cell>
          <table:table-cell/>
          <table:table-cell table:formula="of:=[.F$2]*[.C697]^[.F$3]+[.F$4]*[.C697]^[.F$5]+[.F$6]*[.C69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176345.612537062" calcext:value-type="float">
            <text:p>176 346</text:p>
          </table:table-cell>
          <table:table-cell/>
          <table:table-cell table:formula="of:=[.F$2]*[.C698]^[.F$3]+[.F$4]*[.C698]^[.F$5]+[.F$6]*[.C69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176345.612537062" calcext:value-type="float">
            <text:p>176 346</text:p>
          </table:table-cell>
          <table:table-cell/>
          <table:table-cell table:formula="of:=[.F$2]*[.C699]^[.F$3]+[.F$4]*[.C699]^[.F$5]+[.F$6]*[.C69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176345.612537062" calcext:value-type="float">
            <text:p>176 346</text:p>
          </table:table-cell>
          <table:table-cell/>
          <table:table-cell table:formula="of:=[.F$2]*[.C700]^[.F$3]+[.F$4]*[.C700]^[.F$5]+[.F$6]*[.C70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176345.612537062" calcext:value-type="float">
            <text:p>176 346</text:p>
          </table:table-cell>
          <table:table-cell/>
          <table:table-cell table:formula="of:=[.F$2]*[.C701]^[.F$3]+[.F$4]*[.C701]^[.F$5]+[.F$6]*[.C70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176345.612537062" calcext:value-type="float">
            <text:p>176 346</text:p>
          </table:table-cell>
          <table:table-cell/>
          <table:table-cell table:formula="of:=[.F$2]*[.C702]^[.F$3]+[.F$4]*[.C702]^[.F$5]+[.F$6]*[.C70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176345.612537062" calcext:value-type="float">
            <text:p>176 346</text:p>
          </table:table-cell>
          <table:table-cell/>
          <table:table-cell table:formula="of:=[.F$2]*[.C703]^[.F$3]+[.F$4]*[.C703]^[.F$5]+[.F$6]*[.C70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176345.612537062" calcext:value-type="float">
            <text:p>176 346</text:p>
          </table:table-cell>
          <table:table-cell/>
          <table:table-cell table:formula="of:=[.F$2]*[.C704]^[.F$3]+[.F$4]*[.C704]^[.F$5]+[.F$6]*[.C70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176345.612537062" calcext:value-type="float">
            <text:p>176 346</text:p>
          </table:table-cell>
          <table:table-cell/>
          <table:table-cell table:formula="of:=[.F$2]*[.C705]^[.F$3]+[.F$4]*[.C705]^[.F$5]+[.F$6]*[.C70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176345.612537062" calcext:value-type="float">
            <text:p>176 346</text:p>
          </table:table-cell>
          <table:table-cell/>
          <table:table-cell table:formula="of:=[.F$2]*[.C706]^[.F$3]+[.F$4]*[.C706]^[.F$5]+[.F$6]*[.C70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176345.612537062" calcext:value-type="float">
            <text:p>176 346</text:p>
          </table:table-cell>
          <table:table-cell/>
          <table:table-cell table:formula="of:=[.F$2]*[.C707]^[.F$3]+[.F$4]*[.C707]^[.F$5]+[.F$6]*[.C70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176345.612537062" calcext:value-type="float">
            <text:p>176 346</text:p>
          </table:table-cell>
          <table:table-cell/>
          <table:table-cell table:formula="of:=[.F$2]*[.C708]^[.F$3]+[.F$4]*[.C708]^[.F$5]+[.F$6]*[.C70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176345.612537062" calcext:value-type="float">
            <text:p>176 346</text:p>
          </table:table-cell>
          <table:table-cell/>
          <table:table-cell table:formula="of:=[.F$2]*[.C709]^[.F$3]+[.F$4]*[.C709]^[.F$5]+[.F$6]*[.C70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176345.612537062" calcext:value-type="float">
            <text:p>176 346</text:p>
          </table:table-cell>
          <table:table-cell/>
          <table:table-cell table:formula="of:=[.F$2]*[.C710]^[.F$3]+[.F$4]*[.C710]^[.F$5]+[.F$6]*[.C71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176345.612537062" calcext:value-type="float">
            <text:p>176 346</text:p>
          </table:table-cell>
          <table:table-cell/>
          <table:table-cell table:formula="of:=[.F$2]*[.C711]^[.F$3]+[.F$4]*[.C711]^[.F$5]+[.F$6]*[.C71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176345.612537062" calcext:value-type="float">
            <text:p>176 346</text:p>
          </table:table-cell>
          <table:table-cell/>
          <table:table-cell table:formula="of:=[.F$2]*[.C712]^[.F$3]+[.F$4]*[.C712]^[.F$5]+[.F$6]*[.C71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176345.612537062" calcext:value-type="float">
            <text:p>176 346</text:p>
          </table:table-cell>
          <table:table-cell/>
          <table:table-cell table:formula="of:=[.F$2]*[.C713]^[.F$3]+[.F$4]*[.C713]^[.F$5]+[.F$6]*[.C71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176345.612537062" calcext:value-type="float">
            <text:p>176 346</text:p>
          </table:table-cell>
          <table:table-cell/>
          <table:table-cell table:formula="of:=[.F$2]*[.C714]^[.F$3]+[.F$4]*[.C714]^[.F$5]+[.F$6]*[.C71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176345.612537062" calcext:value-type="float">
            <text:p>176 346</text:p>
          </table:table-cell>
          <table:table-cell/>
          <table:table-cell table:formula="of:=[.F$2]*[.C715]^[.F$3]+[.F$4]*[.C715]^[.F$5]+[.F$6]*[.C71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176345.612537062" calcext:value-type="float">
            <text:p>176 346</text:p>
          </table:table-cell>
          <table:table-cell/>
          <table:table-cell table:formula="of:=[.F$2]*[.C716]^[.F$3]+[.F$4]*[.C716]^[.F$5]+[.F$6]*[.C71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176345.612537062" calcext:value-type="float">
            <text:p>176 346</text:p>
          </table:table-cell>
          <table:table-cell/>
          <table:table-cell table:formula="of:=[.F$2]*[.C717]^[.F$3]+[.F$4]*[.C717]^[.F$5]+[.F$6]*[.C71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176345.612537062" calcext:value-type="float">
            <text:p>176 346</text:p>
          </table:table-cell>
          <table:table-cell/>
          <table:table-cell table:formula="of:=[.F$2]*[.C718]^[.F$3]+[.F$4]*[.C718]^[.F$5]+[.F$6]*[.C71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176345.612537062" calcext:value-type="float">
            <text:p>176 346</text:p>
          </table:table-cell>
          <table:table-cell/>
          <table:table-cell table:formula="of:=[.F$2]*[.C719]^[.F$3]+[.F$4]*[.C719]^[.F$5]+[.F$6]*[.C71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176345.612537062" calcext:value-type="float">
            <text:p>176 346</text:p>
          </table:table-cell>
          <table:table-cell/>
          <table:table-cell table:formula="of:=[.F$2]*[.C720]^[.F$3]+[.F$4]*[.C720]^[.F$5]+[.F$6]*[.C72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176345.612537062" calcext:value-type="float">
            <text:p>176 346</text:p>
          </table:table-cell>
          <table:table-cell/>
          <table:table-cell table:formula="of:=[.F$2]*[.C721]^[.F$3]+[.F$4]*[.C721]^[.F$5]+[.F$6]*[.C72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176345.612537062" calcext:value-type="float">
            <text:p>176 346</text:p>
          </table:table-cell>
          <table:table-cell/>
          <table:table-cell table:formula="of:=[.F$2]*[.C722]^[.F$3]+[.F$4]*[.C722]^[.F$5]+[.F$6]*[.C72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176345.612537062" calcext:value-type="float">
            <text:p>176 346</text:p>
          </table:table-cell>
          <table:table-cell/>
          <table:table-cell table:formula="of:=[.F$2]*[.C723]^[.F$3]+[.F$4]*[.C723]^[.F$5]+[.F$6]*[.C72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176345.612537062" calcext:value-type="float">
            <text:p>176 346</text:p>
          </table:table-cell>
          <table:table-cell/>
          <table:table-cell table:formula="of:=[.F$2]*[.C724]^[.F$3]+[.F$4]*[.C724]^[.F$5]+[.F$6]*[.C72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176345.612537062" calcext:value-type="float">
            <text:p>176 346</text:p>
          </table:table-cell>
          <table:table-cell/>
          <table:table-cell table:formula="of:=[.F$2]*[.C725]^[.F$3]+[.F$4]*[.C725]^[.F$5]+[.F$6]*[.C72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176345.612537062" calcext:value-type="float">
            <text:p>176 346</text:p>
          </table:table-cell>
          <table:table-cell/>
          <table:table-cell table:formula="of:=[.F$2]*[.C726]^[.F$3]+[.F$4]*[.C726]^[.F$5]+[.F$6]*[.C72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176345.612537062" calcext:value-type="float">
            <text:p>176 346</text:p>
          </table:table-cell>
          <table:table-cell/>
          <table:table-cell table:formula="of:=[.F$2]*[.C727]^[.F$3]+[.F$4]*[.C727]^[.F$5]+[.F$6]*[.C72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176345.612537062" calcext:value-type="float">
            <text:p>176 346</text:p>
          </table:table-cell>
          <table:table-cell/>
          <table:table-cell table:formula="of:=[.F$2]*[.C728]^[.F$3]+[.F$4]*[.C728]^[.F$5]+[.F$6]*[.C72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176345.612537062" calcext:value-type="float">
            <text:p>176 346</text:p>
          </table:table-cell>
          <table:table-cell/>
          <table:table-cell table:formula="of:=[.F$2]*[.C729]^[.F$3]+[.F$4]*[.C729]^[.F$5]+[.F$6]*[.C72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176345.612537062" calcext:value-type="float">
            <text:p>176 346</text:p>
          </table:table-cell>
          <table:table-cell/>
          <table:table-cell table:formula="of:=[.F$2]*[.C730]^[.F$3]+[.F$4]*[.C730]^[.F$5]+[.F$6]*[.C73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176345.612537062" calcext:value-type="float">
            <text:p>176 346</text:p>
          </table:table-cell>
          <table:table-cell/>
          <table:table-cell table:formula="of:=[.F$2]*[.C731]^[.F$3]+[.F$4]*[.C731]^[.F$5]+[.F$6]*[.C73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176345.612537062" calcext:value-type="float">
            <text:p>176 346</text:p>
          </table:table-cell>
          <table:table-cell/>
          <table:table-cell table:formula="of:=[.F$2]*[.C732]^[.F$3]+[.F$4]*[.C732]^[.F$5]+[.F$6]*[.C73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176345.612537062" calcext:value-type="float">
            <text:p>176 346</text:p>
          </table:table-cell>
          <table:table-cell/>
          <table:table-cell table:formula="of:=[.F$2]*[.C733]^[.F$3]+[.F$4]*[.C733]^[.F$5]+[.F$6]*[.C73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176345.612537062" calcext:value-type="float">
            <text:p>176 346</text:p>
          </table:table-cell>
          <table:table-cell/>
          <table:table-cell table:formula="of:=[.F$2]*[.C734]^[.F$3]+[.F$4]*[.C734]^[.F$5]+[.F$6]*[.C73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176345.612537062" calcext:value-type="float">
            <text:p>176 346</text:p>
          </table:table-cell>
          <table:table-cell/>
          <table:table-cell table:formula="of:=[.F$2]*[.C735]^[.F$3]+[.F$4]*[.C735]^[.F$5]+[.F$6]*[.C73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176345.612537062" calcext:value-type="float">
            <text:p>176 346</text:p>
          </table:table-cell>
          <table:table-cell/>
          <table:table-cell table:formula="of:=[.F$2]*[.C736]^[.F$3]+[.F$4]*[.C736]^[.F$5]+[.F$6]*[.C73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176345.612537062" calcext:value-type="float">
            <text:p>176 346</text:p>
          </table:table-cell>
          <table:table-cell/>
          <table:table-cell table:formula="of:=[.F$2]*[.C737]^[.F$3]+[.F$4]*[.C737]^[.F$5]+[.F$6]*[.C73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176345.612537062" calcext:value-type="float">
            <text:p>176 346</text:p>
          </table:table-cell>
          <table:table-cell/>
          <table:table-cell table:formula="of:=[.F$2]*[.C738]^[.F$3]+[.F$4]*[.C738]^[.F$5]+[.F$6]*[.C73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176345.612537062" calcext:value-type="float">
            <text:p>176 346</text:p>
          </table:table-cell>
          <table:table-cell/>
          <table:table-cell table:formula="of:=[.F$2]*[.C739]^[.F$3]+[.F$4]*[.C739]^[.F$5]+[.F$6]*[.C73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176345.612537062" calcext:value-type="float">
            <text:p>176 346</text:p>
          </table:table-cell>
          <table:table-cell/>
          <table:table-cell table:formula="of:=[.F$2]*[.C740]^[.F$3]+[.F$4]*[.C740]^[.F$5]+[.F$6]*[.C74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176345.612537062" calcext:value-type="float">
            <text:p>176 346</text:p>
          </table:table-cell>
          <table:table-cell/>
          <table:table-cell table:formula="of:=[.F$2]*[.C741]^[.F$3]+[.F$4]*[.C741]^[.F$5]+[.F$6]*[.C74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176345.612537062" calcext:value-type="float">
            <text:p>176 346</text:p>
          </table:table-cell>
          <table:table-cell/>
          <table:table-cell table:formula="of:=[.F$2]*[.C742]^[.F$3]+[.F$4]*[.C742]^[.F$5]+[.F$6]*[.C74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176345.612537062" calcext:value-type="float">
            <text:p>176 346</text:p>
          </table:table-cell>
          <table:table-cell/>
          <table:table-cell table:formula="of:=[.F$2]*[.C743]^[.F$3]+[.F$4]*[.C743]^[.F$5]+[.F$6]*[.C74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176345.612537062" calcext:value-type="float">
            <text:p>176 346</text:p>
          </table:table-cell>
          <table:table-cell/>
          <table:table-cell table:formula="of:=[.F$2]*[.C744]^[.F$3]+[.F$4]*[.C744]^[.F$5]+[.F$6]*[.C74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176345.612537062" calcext:value-type="float">
            <text:p>176 346</text:p>
          </table:table-cell>
          <table:table-cell/>
          <table:table-cell table:formula="of:=[.F$2]*[.C745]^[.F$3]+[.F$4]*[.C745]^[.F$5]+[.F$6]*[.C74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176345.612537062" calcext:value-type="float">
            <text:p>176 346</text:p>
          </table:table-cell>
          <table:table-cell/>
          <table:table-cell table:formula="of:=[.F$2]*[.C746]^[.F$3]+[.F$4]*[.C746]^[.F$5]+[.F$6]*[.C74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176345.612537062" calcext:value-type="float">
            <text:p>176 346</text:p>
          </table:table-cell>
          <table:table-cell/>
          <table:table-cell table:formula="of:=[.F$2]*[.C747]^[.F$3]+[.F$4]*[.C747]^[.F$5]+[.F$6]*[.C74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176345.612537062" calcext:value-type="float">
            <text:p>176 346</text:p>
          </table:table-cell>
          <table:table-cell/>
          <table:table-cell table:formula="of:=[.F$2]*[.C748]^[.F$3]+[.F$4]*[.C748]^[.F$5]+[.F$6]*[.C74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176345.612537062" calcext:value-type="float">
            <text:p>176 346</text:p>
          </table:table-cell>
          <table:table-cell/>
          <table:table-cell table:formula="of:=[.F$2]*[.C749]^[.F$3]+[.F$4]*[.C749]^[.F$5]+[.F$6]*[.C74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176345.612537062" calcext:value-type="float">
            <text:p>176 346</text:p>
          </table:table-cell>
          <table:table-cell/>
          <table:table-cell table:formula="of:=[.F$2]*[.C750]^[.F$3]+[.F$4]*[.C750]^[.F$5]+[.F$6]*[.C75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176345.612537062" calcext:value-type="float">
            <text:p>176 346</text:p>
          </table:table-cell>
          <table:table-cell/>
          <table:table-cell table:formula="of:=[.F$2]*[.C751]^[.F$3]+[.F$4]*[.C751]^[.F$5]+[.F$6]*[.C75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176345.612537062" calcext:value-type="float">
            <text:p>176 346</text:p>
          </table:table-cell>
          <table:table-cell/>
          <table:table-cell table:formula="of:=[.F$2]*[.C752]^[.F$3]+[.F$4]*[.C752]^[.F$5]+[.F$6]*[.C75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176345.612537062" calcext:value-type="float">
            <text:p>176 346</text:p>
          </table:table-cell>
          <table:table-cell/>
          <table:table-cell table:formula="of:=[.F$2]*[.C753]^[.F$3]+[.F$4]*[.C753]^[.F$5]+[.F$6]*[.C75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176345.612537062" calcext:value-type="float">
            <text:p>176 346</text:p>
          </table:table-cell>
          <table:table-cell/>
          <table:table-cell table:formula="of:=[.F$2]*[.C754]^[.F$3]+[.F$4]*[.C754]^[.F$5]+[.F$6]*[.C75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176345.612537062" calcext:value-type="float">
            <text:p>176 346</text:p>
          </table:table-cell>
          <table:table-cell/>
          <table:table-cell table:formula="of:=[.F$2]*[.C755]^[.F$3]+[.F$4]*[.C755]^[.F$5]+[.F$6]*[.C75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176345.612537062" calcext:value-type="float">
            <text:p>176 346</text:p>
          </table:table-cell>
          <table:table-cell/>
          <table:table-cell table:formula="of:=[.F$2]*[.C756]^[.F$3]+[.F$4]*[.C756]^[.F$5]+[.F$6]*[.C75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176345.612537062" calcext:value-type="float">
            <text:p>176 346</text:p>
          </table:table-cell>
          <table:table-cell/>
          <table:table-cell table:formula="of:=[.F$2]*[.C757]^[.F$3]+[.F$4]*[.C757]^[.F$5]+[.F$6]*[.C75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176345.612537062" calcext:value-type="float">
            <text:p>176 346</text:p>
          </table:table-cell>
          <table:table-cell/>
          <table:table-cell table:formula="of:=[.F$2]*[.C758]^[.F$3]+[.F$4]*[.C758]^[.F$5]+[.F$6]*[.C75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176345.612537062" calcext:value-type="float">
            <text:p>176 346</text:p>
          </table:table-cell>
          <table:table-cell/>
          <table:table-cell table:formula="of:=[.F$2]*[.C759]^[.F$3]+[.F$4]*[.C759]^[.F$5]+[.F$6]*[.C75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176345.612537062" calcext:value-type="float">
            <text:p>176 346</text:p>
          </table:table-cell>
          <table:table-cell/>
          <table:table-cell table:formula="of:=[.F$2]*[.C760]^[.F$3]+[.F$4]*[.C760]^[.F$5]+[.F$6]*[.C76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176345.612537062" calcext:value-type="float">
            <text:p>176 346</text:p>
          </table:table-cell>
          <table:table-cell/>
          <table:table-cell table:formula="of:=[.F$2]*[.C761]^[.F$3]+[.F$4]*[.C761]^[.F$5]+[.F$6]*[.C76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176345.612537062" calcext:value-type="float">
            <text:p>176 346</text:p>
          </table:table-cell>
          <table:table-cell/>
          <table:table-cell table:formula="of:=[.F$2]*[.C762]^[.F$3]+[.F$4]*[.C762]^[.F$5]+[.F$6]*[.C76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176345.612537062" calcext:value-type="float">
            <text:p>176 346</text:p>
          </table:table-cell>
          <table:table-cell/>
          <table:table-cell table:formula="of:=[.F$2]*[.C763]^[.F$3]+[.F$4]*[.C763]^[.F$5]+[.F$6]*[.C76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176345.612537062" calcext:value-type="float">
            <text:p>176 346</text:p>
          </table:table-cell>
          <table:table-cell/>
          <table:table-cell table:formula="of:=[.F$2]*[.C764]^[.F$3]+[.F$4]*[.C764]^[.F$5]+[.F$6]*[.C76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176345.612537062" calcext:value-type="float">
            <text:p>176 346</text:p>
          </table:table-cell>
          <table:table-cell/>
          <table:table-cell table:formula="of:=[.F$2]*[.C765]^[.F$3]+[.F$4]*[.C765]^[.F$5]+[.F$6]*[.C76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176345.612537062" calcext:value-type="float">
            <text:p>176 346</text:p>
          </table:table-cell>
          <table:table-cell/>
          <table:table-cell table:formula="of:=[.F$2]*[.C766]^[.F$3]+[.F$4]*[.C766]^[.F$5]+[.F$6]*[.C76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176345.612537062" calcext:value-type="float">
            <text:p>176 346</text:p>
          </table:table-cell>
          <table:table-cell/>
          <table:table-cell table:formula="of:=[.F$2]*[.C767]^[.F$3]+[.F$4]*[.C767]^[.F$5]+[.F$6]*[.C76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176345.612537062" calcext:value-type="float">
            <text:p>176 346</text:p>
          </table:table-cell>
          <table:table-cell/>
          <table:table-cell table:formula="of:=[.F$2]*[.C768]^[.F$3]+[.F$4]*[.C768]^[.F$5]+[.F$6]*[.C76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176345.612537062" calcext:value-type="float">
            <text:p>176 346</text:p>
          </table:table-cell>
          <table:table-cell/>
          <table:table-cell table:formula="of:=[.F$2]*[.C769]^[.F$3]+[.F$4]*[.C769]^[.F$5]+[.F$6]*[.C76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176345.612537062" calcext:value-type="float">
            <text:p>176 346</text:p>
          </table:table-cell>
          <table:table-cell/>
          <table:table-cell table:formula="of:=[.F$2]*[.C770]^[.F$3]+[.F$4]*[.C770]^[.F$5]+[.F$6]*[.C77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176345.612537062" calcext:value-type="float">
            <text:p>176 346</text:p>
          </table:table-cell>
          <table:table-cell/>
          <table:table-cell table:formula="of:=[.F$2]*[.C771]^[.F$3]+[.F$4]*[.C771]^[.F$5]+[.F$6]*[.C77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176345.612537062" calcext:value-type="float">
            <text:p>176 346</text:p>
          </table:table-cell>
          <table:table-cell/>
          <table:table-cell table:formula="of:=[.F$2]*[.C772]^[.F$3]+[.F$4]*[.C772]^[.F$5]+[.F$6]*[.C77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176345.612537062" calcext:value-type="float">
            <text:p>176 346</text:p>
          </table:table-cell>
          <table:table-cell/>
          <table:table-cell table:formula="of:=[.F$2]*[.C773]^[.F$3]+[.F$4]*[.C773]^[.F$5]+[.F$6]*[.C77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176345.612537062" calcext:value-type="float">
            <text:p>176 346</text:p>
          </table:table-cell>
          <table:table-cell/>
          <table:table-cell table:formula="of:=[.F$2]*[.C774]^[.F$3]+[.F$4]*[.C774]^[.F$5]+[.F$6]*[.C77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176345.612537062" calcext:value-type="float">
            <text:p>176 346</text:p>
          </table:table-cell>
          <table:table-cell/>
          <table:table-cell table:formula="of:=[.F$2]*[.C775]^[.F$3]+[.F$4]*[.C775]^[.F$5]+[.F$6]*[.C77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176345.612537062" calcext:value-type="float">
            <text:p>176 346</text:p>
          </table:table-cell>
          <table:table-cell/>
          <table:table-cell table:formula="of:=[.F$2]*[.C776]^[.F$3]+[.F$4]*[.C776]^[.F$5]+[.F$6]*[.C77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176345.612537062" calcext:value-type="float">
            <text:p>176 346</text:p>
          </table:table-cell>
          <table:table-cell/>
          <table:table-cell table:formula="of:=[.F$2]*[.C777]^[.F$3]+[.F$4]*[.C777]^[.F$5]+[.F$6]*[.C77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176345.612537062" calcext:value-type="float">
            <text:p>176 346</text:p>
          </table:table-cell>
          <table:table-cell/>
          <table:table-cell table:formula="of:=[.F$2]*[.C778]^[.F$3]+[.F$4]*[.C778]^[.F$5]+[.F$6]*[.C77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176345.612537062" calcext:value-type="float">
            <text:p>176 346</text:p>
          </table:table-cell>
          <table:table-cell/>
          <table:table-cell table:formula="of:=[.F$2]*[.C779]^[.F$3]+[.F$4]*[.C779]^[.F$5]+[.F$6]*[.C77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176345.612537062" calcext:value-type="float">
            <text:p>176 346</text:p>
          </table:table-cell>
          <table:table-cell/>
          <table:table-cell table:formula="of:=[.F$2]*[.C780]^[.F$3]+[.F$4]*[.C780]^[.F$5]+[.F$6]*[.C78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176345.612537062" calcext:value-type="float">
            <text:p>176 346</text:p>
          </table:table-cell>
          <table:table-cell/>
          <table:table-cell table:formula="of:=[.F$2]*[.C781]^[.F$3]+[.F$4]*[.C781]^[.F$5]+[.F$6]*[.C78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176345.612537062" calcext:value-type="float">
            <text:p>176 346</text:p>
          </table:table-cell>
          <table:table-cell/>
          <table:table-cell table:formula="of:=[.F$2]*[.C782]^[.F$3]+[.F$4]*[.C782]^[.F$5]+[.F$6]*[.C78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176345.612537062" calcext:value-type="float">
            <text:p>176 346</text:p>
          </table:table-cell>
          <table:table-cell/>
          <table:table-cell table:formula="of:=[.F$2]*[.C783]^[.F$3]+[.F$4]*[.C783]^[.F$5]+[.F$6]*[.C78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176345.612537062" calcext:value-type="float">
            <text:p>176 346</text:p>
          </table:table-cell>
          <table:table-cell/>
          <table:table-cell table:formula="of:=[.F$2]*[.C784]^[.F$3]+[.F$4]*[.C784]^[.F$5]+[.F$6]*[.C78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176345.612537062" calcext:value-type="float">
            <text:p>176 346</text:p>
          </table:table-cell>
          <table:table-cell/>
          <table:table-cell table:formula="of:=[.F$2]*[.C785]^[.F$3]+[.F$4]*[.C785]^[.F$5]+[.F$6]*[.C78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176345.612537062" calcext:value-type="float">
            <text:p>176 346</text:p>
          </table:table-cell>
          <table:table-cell/>
          <table:table-cell table:formula="of:=[.F$2]*[.C786]^[.F$3]+[.F$4]*[.C786]^[.F$5]+[.F$6]*[.C78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176345.612537062" calcext:value-type="float">
            <text:p>176 346</text:p>
          </table:table-cell>
          <table:table-cell/>
          <table:table-cell table:formula="of:=[.F$2]*[.C787]^[.F$3]+[.F$4]*[.C787]^[.F$5]+[.F$6]*[.C78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176345.612537062" calcext:value-type="float">
            <text:p>176 346</text:p>
          </table:table-cell>
          <table:table-cell/>
          <table:table-cell table:formula="of:=[.F$2]*[.C788]^[.F$3]+[.F$4]*[.C788]^[.F$5]+[.F$6]*[.C78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176345.612537062" calcext:value-type="float">
            <text:p>176 346</text:p>
          </table:table-cell>
          <table:table-cell/>
          <table:table-cell table:formula="of:=[.F$2]*[.C789]^[.F$3]+[.F$4]*[.C789]^[.F$5]+[.F$6]*[.C78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176345.612537062" calcext:value-type="float">
            <text:p>176 346</text:p>
          </table:table-cell>
          <table:table-cell/>
          <table:table-cell table:formula="of:=[.F$2]*[.C790]^[.F$3]+[.F$4]*[.C790]^[.F$5]+[.F$6]*[.C79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176345.612537062" calcext:value-type="float">
            <text:p>176 346</text:p>
          </table:table-cell>
          <table:table-cell/>
          <table:table-cell table:formula="of:=[.F$2]*[.C791]^[.F$3]+[.F$4]*[.C791]^[.F$5]+[.F$6]*[.C79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176345.612537062" calcext:value-type="float">
            <text:p>176 346</text:p>
          </table:table-cell>
          <table:table-cell/>
          <table:table-cell table:formula="of:=[.F$2]*[.C792]^[.F$3]+[.F$4]*[.C792]^[.F$5]+[.F$6]*[.C79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176345.612537062" calcext:value-type="float">
            <text:p>176 346</text:p>
          </table:table-cell>
          <table:table-cell/>
          <table:table-cell table:formula="of:=[.F$2]*[.C793]^[.F$3]+[.F$4]*[.C793]^[.F$5]+[.F$6]*[.C79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176345.612537062" calcext:value-type="float">
            <text:p>176 346</text:p>
          </table:table-cell>
          <table:table-cell/>
          <table:table-cell table:formula="of:=[.F$2]*[.C794]^[.F$3]+[.F$4]*[.C794]^[.F$5]+[.F$6]*[.C79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176345.612537062" calcext:value-type="float">
            <text:p>176 346</text:p>
          </table:table-cell>
          <table:table-cell/>
          <table:table-cell table:formula="of:=[.F$2]*[.C795]^[.F$3]+[.F$4]*[.C795]^[.F$5]+[.F$6]*[.C79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176345.612537062" calcext:value-type="float">
            <text:p>176 346</text:p>
          </table:table-cell>
          <table:table-cell/>
          <table:table-cell table:formula="of:=[.F$2]*[.C796]^[.F$3]+[.F$4]*[.C796]^[.F$5]+[.F$6]*[.C79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176345.612537062" calcext:value-type="float">
            <text:p>176 346</text:p>
          </table:table-cell>
          <table:table-cell/>
          <table:table-cell table:formula="of:=[.F$2]*[.C797]^[.F$3]+[.F$4]*[.C797]^[.F$5]+[.F$6]*[.C79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176345.612537062" calcext:value-type="float">
            <text:p>176 346</text:p>
          </table:table-cell>
          <table:table-cell/>
          <table:table-cell table:formula="of:=[.F$2]*[.C798]^[.F$3]+[.F$4]*[.C798]^[.F$5]+[.F$6]*[.C79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176345.612537062" calcext:value-type="float">
            <text:p>176 346</text:p>
          </table:table-cell>
          <table:table-cell/>
          <table:table-cell table:formula="of:=[.F$2]*[.C799]^[.F$3]+[.F$4]*[.C799]^[.F$5]+[.F$6]*[.C79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176345.612537062" calcext:value-type="float">
            <text:p>176 346</text:p>
          </table:table-cell>
          <table:table-cell/>
          <table:table-cell table:formula="of:=[.F$2]*[.C800]^[.F$3]+[.F$4]*[.C800]^[.F$5]+[.F$6]*[.C80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176345.612537062" calcext:value-type="float">
            <text:p>176 346</text:p>
          </table:table-cell>
          <table:table-cell/>
          <table:table-cell table:formula="of:=[.F$2]*[.C801]^[.F$3]+[.F$4]*[.C801]^[.F$5]+[.F$6]*[.C80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176345.612537062" calcext:value-type="float">
            <text:p>176 346</text:p>
          </table:table-cell>
          <table:table-cell/>
          <table:table-cell table:formula="of:=[.F$2]*[.C802]^[.F$3]+[.F$4]*[.C802]^[.F$5]+[.F$6]*[.C80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176345.612537062" calcext:value-type="float">
            <text:p>176 346</text:p>
          </table:table-cell>
          <table:table-cell/>
          <table:table-cell table:formula="of:=[.F$2]*[.C803]^[.F$3]+[.F$4]*[.C803]^[.F$5]+[.F$6]*[.C80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176345.612537062" calcext:value-type="float">
            <text:p>176 346</text:p>
          </table:table-cell>
          <table:table-cell/>
          <table:table-cell table:formula="of:=[.F$2]*[.C804]^[.F$3]+[.F$4]*[.C804]^[.F$5]+[.F$6]*[.C80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176345.612537062" calcext:value-type="float">
            <text:p>176 346</text:p>
          </table:table-cell>
          <table:table-cell/>
          <table:table-cell table:formula="of:=[.F$2]*[.C805]^[.F$3]+[.F$4]*[.C805]^[.F$5]+[.F$6]*[.C80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176345.612537062" calcext:value-type="float">
            <text:p>176 346</text:p>
          </table:table-cell>
          <table:table-cell/>
          <table:table-cell table:formula="of:=[.F$2]*[.C806]^[.F$3]+[.F$4]*[.C806]^[.F$5]+[.F$6]*[.C80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176345.612537062" calcext:value-type="float">
            <text:p>176 346</text:p>
          </table:table-cell>
          <table:table-cell/>
          <table:table-cell table:formula="of:=[.F$2]*[.C807]^[.F$3]+[.F$4]*[.C807]^[.F$5]+[.F$6]*[.C80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176345.612537062" calcext:value-type="float">
            <text:p>176 346</text:p>
          </table:table-cell>
          <table:table-cell/>
          <table:table-cell table:formula="of:=[.F$2]*[.C808]^[.F$3]+[.F$4]*[.C808]^[.F$5]+[.F$6]*[.C80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176345.612537062" calcext:value-type="float">
            <text:p>176 346</text:p>
          </table:table-cell>
          <table:table-cell/>
          <table:table-cell table:formula="of:=[.F$2]*[.C809]^[.F$3]+[.F$4]*[.C809]^[.F$5]+[.F$6]*[.C80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176345.612537062" calcext:value-type="float">
            <text:p>176 346</text:p>
          </table:table-cell>
          <table:table-cell/>
          <table:table-cell table:formula="of:=[.F$2]*[.C810]^[.F$3]+[.F$4]*[.C810]^[.F$5]+[.F$6]*[.C81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176345.612537062" calcext:value-type="float">
            <text:p>176 346</text:p>
          </table:table-cell>
          <table:table-cell/>
          <table:table-cell table:formula="of:=[.F$2]*[.C811]^[.F$3]+[.F$4]*[.C811]^[.F$5]+[.F$6]*[.C81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176345.612537062" calcext:value-type="float">
            <text:p>176 346</text:p>
          </table:table-cell>
          <table:table-cell/>
          <table:table-cell table:formula="of:=[.F$2]*[.C812]^[.F$3]+[.F$4]*[.C812]^[.F$5]+[.F$6]*[.C81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176345.612537062" calcext:value-type="float">
            <text:p>176 346</text:p>
          </table:table-cell>
          <table:table-cell/>
          <table:table-cell table:formula="of:=[.F$2]*[.C813]^[.F$3]+[.F$4]*[.C813]^[.F$5]+[.F$6]*[.C81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176345.612537062" calcext:value-type="float">
            <text:p>176 346</text:p>
          </table:table-cell>
          <table:table-cell/>
          <table:table-cell table:formula="of:=[.F$2]*[.C814]^[.F$3]+[.F$4]*[.C814]^[.F$5]+[.F$6]*[.C81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176345.612537062" calcext:value-type="float">
            <text:p>176 346</text:p>
          </table:table-cell>
          <table:table-cell/>
          <table:table-cell table:formula="of:=[.F$2]*[.C815]^[.F$3]+[.F$4]*[.C815]^[.F$5]+[.F$6]*[.C81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176345.612537062" calcext:value-type="float">
            <text:p>176 346</text:p>
          </table:table-cell>
          <table:table-cell/>
          <table:table-cell table:formula="of:=[.F$2]*[.C816]^[.F$3]+[.F$4]*[.C816]^[.F$5]+[.F$6]*[.C81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176345.612537062" calcext:value-type="float">
            <text:p>176 346</text:p>
          </table:table-cell>
          <table:table-cell/>
          <table:table-cell table:formula="of:=[.F$2]*[.C817]^[.F$3]+[.F$4]*[.C817]^[.F$5]+[.F$6]*[.C81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176345.612537062" calcext:value-type="float">
            <text:p>176 346</text:p>
          </table:table-cell>
          <table:table-cell/>
          <table:table-cell table:formula="of:=[.F$2]*[.C818]^[.F$3]+[.F$4]*[.C818]^[.F$5]+[.F$6]*[.C81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176345.612537062" calcext:value-type="float">
            <text:p>176 346</text:p>
          </table:table-cell>
          <table:table-cell/>
          <table:table-cell table:formula="of:=[.F$2]*[.C819]^[.F$3]+[.F$4]*[.C819]^[.F$5]+[.F$6]*[.C81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176345.612537062" calcext:value-type="float">
            <text:p>176 346</text:p>
          </table:table-cell>
          <table:table-cell/>
          <table:table-cell table:formula="of:=[.F$2]*[.C820]^[.F$3]+[.F$4]*[.C820]^[.F$5]+[.F$6]*[.C82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176345.612537062" calcext:value-type="float">
            <text:p>176 346</text:p>
          </table:table-cell>
          <table:table-cell/>
          <table:table-cell table:formula="of:=[.F$2]*[.C821]^[.F$3]+[.F$4]*[.C821]^[.F$5]+[.F$6]*[.C82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176345.612537062" calcext:value-type="float">
            <text:p>176 346</text:p>
          </table:table-cell>
          <table:table-cell/>
          <table:table-cell table:formula="of:=[.F$2]*[.C822]^[.F$3]+[.F$4]*[.C822]^[.F$5]+[.F$6]*[.C82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176345.612537062" calcext:value-type="float">
            <text:p>176 346</text:p>
          </table:table-cell>
          <table:table-cell/>
          <table:table-cell table:formula="of:=[.F$2]*[.C823]^[.F$3]+[.F$4]*[.C823]^[.F$5]+[.F$6]*[.C82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176345.612537062" calcext:value-type="float">
            <text:p>176 346</text:p>
          </table:table-cell>
          <table:table-cell/>
          <table:table-cell table:formula="of:=[.F$2]*[.C824]^[.F$3]+[.F$4]*[.C824]^[.F$5]+[.F$6]*[.C82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176345.612537062" calcext:value-type="float">
            <text:p>176 346</text:p>
          </table:table-cell>
          <table:table-cell/>
          <table:table-cell table:formula="of:=[.F$2]*[.C825]^[.F$3]+[.F$4]*[.C825]^[.F$5]+[.F$6]*[.C82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176345.612537062" calcext:value-type="float">
            <text:p>176 346</text:p>
          </table:table-cell>
          <table:table-cell/>
          <table:table-cell table:formula="of:=[.F$2]*[.C826]^[.F$3]+[.F$4]*[.C826]^[.F$5]+[.F$6]*[.C82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176345.612537062" calcext:value-type="float">
            <text:p>176 346</text:p>
          </table:table-cell>
          <table:table-cell/>
          <table:table-cell table:formula="of:=[.F$2]*[.C827]^[.F$3]+[.F$4]*[.C827]^[.F$5]+[.F$6]*[.C82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176345.612537062" calcext:value-type="float">
            <text:p>176 346</text:p>
          </table:table-cell>
          <table:table-cell/>
          <table:table-cell table:formula="of:=[.F$2]*[.C828]^[.F$3]+[.F$4]*[.C828]^[.F$5]+[.F$6]*[.C82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176345.612537062" calcext:value-type="float">
            <text:p>176 346</text:p>
          </table:table-cell>
          <table:table-cell/>
          <table:table-cell table:formula="of:=[.F$2]*[.C829]^[.F$3]+[.F$4]*[.C829]^[.F$5]+[.F$6]*[.C82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176345.612537062" calcext:value-type="float">
            <text:p>176 346</text:p>
          </table:table-cell>
          <table:table-cell/>
          <table:table-cell table:formula="of:=[.F$2]*[.C830]^[.F$3]+[.F$4]*[.C830]^[.F$5]+[.F$6]*[.C83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176345.612537062" calcext:value-type="float">
            <text:p>176 346</text:p>
          </table:table-cell>
          <table:table-cell/>
          <table:table-cell table:formula="of:=[.F$2]*[.C831]^[.F$3]+[.F$4]*[.C831]^[.F$5]+[.F$6]*[.C83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176345.612537062" calcext:value-type="float">
            <text:p>176 346</text:p>
          </table:table-cell>
          <table:table-cell/>
          <table:table-cell table:formula="of:=[.F$2]*[.C832]^[.F$3]+[.F$4]*[.C832]^[.F$5]+[.F$6]*[.C83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176345.612537062" calcext:value-type="float">
            <text:p>176 346</text:p>
          </table:table-cell>
          <table:table-cell/>
          <table:table-cell table:formula="of:=[.F$2]*[.C833]^[.F$3]+[.F$4]*[.C833]^[.F$5]+[.F$6]*[.C83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176345.612537062" calcext:value-type="float">
            <text:p>176 346</text:p>
          </table:table-cell>
          <table:table-cell/>
          <table:table-cell table:formula="of:=[.F$2]*[.C834]^[.F$3]+[.F$4]*[.C834]^[.F$5]+[.F$6]*[.C83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176345.612537062" calcext:value-type="float">
            <text:p>176 346</text:p>
          </table:table-cell>
          <table:table-cell/>
          <table:table-cell table:formula="of:=[.F$2]*[.C835]^[.F$3]+[.F$4]*[.C835]^[.F$5]+[.F$6]*[.C83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176345.612537062" calcext:value-type="float">
            <text:p>176 346</text:p>
          </table:table-cell>
          <table:table-cell/>
          <table:table-cell table:formula="of:=[.F$2]*[.C836]^[.F$3]+[.F$4]*[.C836]^[.F$5]+[.F$6]*[.C83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176345.612537062" calcext:value-type="float">
            <text:p>176 346</text:p>
          </table:table-cell>
          <table:table-cell/>
          <table:table-cell table:formula="of:=[.F$2]*[.C837]^[.F$3]+[.F$4]*[.C837]^[.F$5]+[.F$6]*[.C83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176345.612537062" calcext:value-type="float">
            <text:p>176 346</text:p>
          </table:table-cell>
          <table:table-cell/>
          <table:table-cell table:formula="of:=[.F$2]*[.C838]^[.F$3]+[.F$4]*[.C838]^[.F$5]+[.F$6]*[.C83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176345.612537062" calcext:value-type="float">
            <text:p>176 346</text:p>
          </table:table-cell>
          <table:table-cell/>
          <table:table-cell table:formula="of:=[.F$2]*[.C839]^[.F$3]+[.F$4]*[.C839]^[.F$5]+[.F$6]*[.C83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176345.612537062" calcext:value-type="float">
            <text:p>176 346</text:p>
          </table:table-cell>
          <table:table-cell/>
          <table:table-cell table:formula="of:=[.F$2]*[.C840]^[.F$3]+[.F$4]*[.C840]^[.F$5]+[.F$6]*[.C84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176345.612537062" calcext:value-type="float">
            <text:p>176 346</text:p>
          </table:table-cell>
          <table:table-cell/>
          <table:table-cell table:formula="of:=[.F$2]*[.C841]^[.F$3]+[.F$4]*[.C841]^[.F$5]+[.F$6]*[.C84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176345.612537062" calcext:value-type="float">
            <text:p>176 346</text:p>
          </table:table-cell>
          <table:table-cell/>
          <table:table-cell table:formula="of:=[.F$2]*[.C842]^[.F$3]+[.F$4]*[.C842]^[.F$5]+[.F$6]*[.C84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176345.612537062" calcext:value-type="float">
            <text:p>176 346</text:p>
          </table:table-cell>
          <table:table-cell/>
          <table:table-cell table:formula="of:=[.F$2]*[.C843]^[.F$3]+[.F$4]*[.C843]^[.F$5]+[.F$6]*[.C84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176345.612537062" calcext:value-type="float">
            <text:p>176 346</text:p>
          </table:table-cell>
          <table:table-cell/>
          <table:table-cell table:formula="of:=[.F$2]*[.C844]^[.F$3]+[.F$4]*[.C844]^[.F$5]+[.F$6]*[.C84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176345.612537062" calcext:value-type="float">
            <text:p>176 346</text:p>
          </table:table-cell>
          <table:table-cell/>
          <table:table-cell table:formula="of:=[.F$2]*[.C845]^[.F$3]+[.F$4]*[.C845]^[.F$5]+[.F$6]*[.C84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176345.612537062" calcext:value-type="float">
            <text:p>176 346</text:p>
          </table:table-cell>
          <table:table-cell/>
          <table:table-cell table:formula="of:=[.F$2]*[.C846]^[.F$3]+[.F$4]*[.C846]^[.F$5]+[.F$6]*[.C84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176345.612537062" calcext:value-type="float">
            <text:p>176 346</text:p>
          </table:table-cell>
          <table:table-cell/>
          <table:table-cell table:formula="of:=[.F$2]*[.C847]^[.F$3]+[.F$4]*[.C847]^[.F$5]+[.F$6]*[.C84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176345.612537062" calcext:value-type="float">
            <text:p>176 346</text:p>
          </table:table-cell>
          <table:table-cell/>
          <table:table-cell table:formula="of:=[.F$2]*[.C848]^[.F$3]+[.F$4]*[.C848]^[.F$5]+[.F$6]*[.C84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176345.612537062" calcext:value-type="float">
            <text:p>176 346</text:p>
          </table:table-cell>
          <table:table-cell/>
          <table:table-cell table:formula="of:=[.F$2]*[.C849]^[.F$3]+[.F$4]*[.C849]^[.F$5]+[.F$6]*[.C84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176345.612537062" calcext:value-type="float">
            <text:p>176 346</text:p>
          </table:table-cell>
          <table:table-cell/>
          <table:table-cell table:formula="of:=[.F$2]*[.C850]^[.F$3]+[.F$4]*[.C850]^[.F$5]+[.F$6]*[.C85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176345.612537062" calcext:value-type="float">
            <text:p>176 346</text:p>
          </table:table-cell>
          <table:table-cell/>
          <table:table-cell table:formula="of:=[.F$2]*[.C851]^[.F$3]+[.F$4]*[.C851]^[.F$5]+[.F$6]*[.C85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176345.612537062" calcext:value-type="float">
            <text:p>176 346</text:p>
          </table:table-cell>
          <table:table-cell/>
          <table:table-cell table:formula="of:=[.F$2]*[.C852]^[.F$3]+[.F$4]*[.C852]^[.F$5]+[.F$6]*[.C85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176345.612537062" calcext:value-type="float">
            <text:p>176 346</text:p>
          </table:table-cell>
          <table:table-cell/>
          <table:table-cell table:formula="of:=[.F$2]*[.C853]^[.F$3]+[.F$4]*[.C853]^[.F$5]+[.F$6]*[.C85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176345.612537062" calcext:value-type="float">
            <text:p>176 346</text:p>
          </table:table-cell>
          <table:table-cell/>
          <table:table-cell table:formula="of:=[.F$2]*[.C854]^[.F$3]+[.F$4]*[.C854]^[.F$5]+[.F$6]*[.C85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176345.612537062" calcext:value-type="float">
            <text:p>176 346</text:p>
          </table:table-cell>
          <table:table-cell/>
          <table:table-cell table:formula="of:=[.F$2]*[.C855]^[.F$3]+[.F$4]*[.C855]^[.F$5]+[.F$6]*[.C85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176345.612537062" calcext:value-type="float">
            <text:p>176 346</text:p>
          </table:table-cell>
          <table:table-cell/>
          <table:table-cell table:formula="of:=[.F$2]*[.C856]^[.F$3]+[.F$4]*[.C856]^[.F$5]+[.F$6]*[.C85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176345.612537062" calcext:value-type="float">
            <text:p>176 346</text:p>
          </table:table-cell>
          <table:table-cell/>
          <table:table-cell table:formula="of:=[.F$2]*[.C857]^[.F$3]+[.F$4]*[.C857]^[.F$5]+[.F$6]*[.C85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176345.612537062" calcext:value-type="float">
            <text:p>176 346</text:p>
          </table:table-cell>
          <table:table-cell/>
          <table:table-cell table:formula="of:=[.F$2]*[.C858]^[.F$3]+[.F$4]*[.C858]^[.F$5]+[.F$6]*[.C85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176345.612537062" calcext:value-type="float">
            <text:p>176 346</text:p>
          </table:table-cell>
          <table:table-cell/>
          <table:table-cell table:formula="of:=[.F$2]*[.C859]^[.F$3]+[.F$4]*[.C859]^[.F$5]+[.F$6]*[.C85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176345.612537062" calcext:value-type="float">
            <text:p>176 346</text:p>
          </table:table-cell>
          <table:table-cell/>
          <table:table-cell table:formula="of:=[.F$2]*[.C860]^[.F$3]+[.F$4]*[.C860]^[.F$5]+[.F$6]*[.C86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176345.612537062" calcext:value-type="float">
            <text:p>176 346</text:p>
          </table:table-cell>
          <table:table-cell/>
          <table:table-cell table:formula="of:=[.F$2]*[.C861]^[.F$3]+[.F$4]*[.C861]^[.F$5]+[.F$6]*[.C86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176345.612537062" calcext:value-type="float">
            <text:p>176 346</text:p>
          </table:table-cell>
          <table:table-cell/>
          <table:table-cell table:formula="of:=[.F$2]*[.C862]^[.F$3]+[.F$4]*[.C862]^[.F$5]+[.F$6]*[.C86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176345.612537062" calcext:value-type="float">
            <text:p>176 346</text:p>
          </table:table-cell>
          <table:table-cell/>
          <table:table-cell table:formula="of:=[.F$2]*[.C863]^[.F$3]+[.F$4]*[.C863]^[.F$5]+[.F$6]*[.C86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176345.612537062" calcext:value-type="float">
            <text:p>176 346</text:p>
          </table:table-cell>
          <table:table-cell/>
          <table:table-cell table:formula="of:=[.F$2]*[.C864]^[.F$3]+[.F$4]*[.C864]^[.F$5]+[.F$6]*[.C86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176345.612537062" calcext:value-type="float">
            <text:p>176 346</text:p>
          </table:table-cell>
          <table:table-cell/>
          <table:table-cell table:formula="of:=[.F$2]*[.C865]^[.F$3]+[.F$4]*[.C865]^[.F$5]+[.F$6]*[.C86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176345.612537062" calcext:value-type="float">
            <text:p>176 346</text:p>
          </table:table-cell>
          <table:table-cell/>
          <table:table-cell table:formula="of:=[.F$2]*[.C866]^[.F$3]+[.F$4]*[.C866]^[.F$5]+[.F$6]*[.C86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176345.612537062" calcext:value-type="float">
            <text:p>176 346</text:p>
          </table:table-cell>
          <table:table-cell/>
          <table:table-cell table:formula="of:=[.F$2]*[.C867]^[.F$3]+[.F$4]*[.C867]^[.F$5]+[.F$6]*[.C867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176345.612537062" calcext:value-type="float">
            <text:p>176 346</text:p>
          </table:table-cell>
          <table:table-cell/>
          <table:table-cell table:formula="of:=[.F$2]*[.C868]^[.F$3]+[.F$4]*[.C868]^[.F$5]+[.F$6]*[.C868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176345.612537062" calcext:value-type="float">
            <text:p>176 346</text:p>
          </table:table-cell>
          <table:table-cell/>
          <table:table-cell table:formula="of:=[.F$2]*[.C869]^[.F$3]+[.F$4]*[.C869]^[.F$5]+[.F$6]*[.C869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176345.612537062" calcext:value-type="float">
            <text:p>176 346</text:p>
          </table:table-cell>
          <table:table-cell/>
          <table:table-cell table:formula="of:=[.F$2]*[.C870]^[.F$3]+[.F$4]*[.C870]^[.F$5]+[.F$6]*[.C870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176345.612537062" calcext:value-type="float">
            <text:p>176 346</text:p>
          </table:table-cell>
          <table:table-cell/>
          <table:table-cell table:formula="of:=[.F$2]*[.C871]^[.F$3]+[.F$4]*[.C871]^[.F$5]+[.F$6]*[.C871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176345.612537062" calcext:value-type="float">
            <text:p>176 346</text:p>
          </table:table-cell>
          <table:table-cell/>
          <table:table-cell table:formula="of:=[.F$2]*[.C872]^[.F$3]+[.F$4]*[.C872]^[.F$5]+[.F$6]*[.C872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176345.612537062" calcext:value-type="float">
            <text:p>176 346</text:p>
          </table:table-cell>
          <table:table-cell/>
          <table:table-cell table:formula="of:=[.F$2]*[.C873]^[.F$3]+[.F$4]*[.C873]^[.F$5]+[.F$6]*[.C873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176345.612537062" calcext:value-type="float">
            <text:p>176 346</text:p>
          </table:table-cell>
          <table:table-cell/>
          <table:table-cell table:formula="of:=[.F$2]*[.C874]^[.F$3]+[.F$4]*[.C874]^[.F$5]+[.F$6]*[.C874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176345.612537062" calcext:value-type="float">
            <text:p>176 346</text:p>
          </table:table-cell>
          <table:table-cell/>
          <table:table-cell table:formula="of:=[.F$2]*[.C875]^[.F$3]+[.F$4]*[.C875]^[.F$5]+[.F$6]*[.C875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176345.612537062" calcext:value-type="float">
            <text:p>176 346</text:p>
          </table:table-cell>
          <table:table-cell/>
          <table:table-cell table:formula="of:=[.F$2]*[.C876]^[.F$3]+[.F$4]*[.C876]^[.F$5]+[.F$6]*[.C876]^[.F$7]+[.F$8]" office:value-type="float" office:value="176345.612537062" calcext:value-type="float">
            <text:p>176 346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176345.612537062" calcext:value-type="float">
            <text:p>176 346</text:p>
          </table:table-cell>
          <table:table-cell/>
          <table:table-cell table:formula="of:=[.F$2]*[.C877]^[.F$3]+[.F$4]*[.C877]^[.F$5]+[.F$6]*[.C877]^[.F$7]+[.F$8]" office:value-type="float" office:value="176345.612537062" calcext:value-type="float">
            <text:p>176 34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.00.0000</text:date>, <text:time style:data-style-name="N2" text:time-value="20:34:34.661023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07T23:57:45.311749897</dc:date>
    <meta:editing-duration>PT8H5M15S</meta:editing-duration>
    <meta:editing-cycles>26</meta:editing-cycles>
    <meta:generator>LibreOffice/5.1.6.2$Linux_X86_64 LibreOffice_project/10m0$Build-2</meta:generator>
    <meta:document-statistic meta:table-count="1" meta:cell-count="26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0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17cm" svg:height="12.752cm" xlink:href=".." xlink:type="simple" chart:class="chart:line" chart:style-name="ch1">
        <chart:title svg:x="10.105cm" svg:y="0.391cm" chart:style-name="ch2">
          <text:p>expansion 2019-nCoV</text:p>
        </chart:title>
        <chart:plot-area chart:style-name="ch3" table:cell-range-address="Sheet9.B12:Sheet9.C849" chart:data-source-has-labels="column" svg:x="2.86cm" svg:y="1.32cm" svg:width="20.823cm" svg:height="10.144cm">
          <chartooo:coordinate-region svg:x="4.62cm" svg:y="1.52cm" svg:width="19.063cm" svg:height="8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1.806cm" svg:y="7.891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5597.3552854147">
                <text:p>35597.3552854147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9893.3725128214">
                <text:p>39893.3725128214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4340.2598148658">
                <text:p>44340.2598148658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8908.3878202668">
                <text:p>48908.3878202668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53567.9885478555">
                <text:p>53567.9885478555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58289.7757796224">
                <text:p>58289.7757796224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3045.4756202013">
                <text:p>63045.4756202013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808.2621738575">
                <text:p>67808.2621738575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72553.0984260817">
                <text:p>72553.0984260817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77256.9864421169">
                <text:p>77256.9864421169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81899.1339230456">
                <text:p>81899.1339230456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86461.0460915877">
                <text:p>86461.0460915877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90926.5529537639">
                <text:p>90926.5529537639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95281.7823554755">
                <text:p>95281.7823554755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99515.0890819627">
                <text:p>99515.0890819627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103616.949679612">
                <text:p>103616.949679612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107579.831842926">
                <text:p>107579.831842926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111398.046213172">
                <text:p>111398.046213172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115067.58736645">
                <text:p>115067.58736645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18585.969694322">
                <text:p>118585.969694322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121952.062848284">
                <text:p>121952.062848284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125165.930462918">
                <text:p>125165.930462918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128228.675011706">
                <text:p>128228.675011706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131142.290894024">
                <text:p>131142.29089402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33909.527204227">
                <text:p>133909.527204227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136533.761090821">
                <text:p>136533.761090821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139018.882168757">
                <text:p>139018.882168757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141369.188091824">
                <text:p>141369.188091824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143589.291114801">
                <text:p>143589.291114801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145684.035265912">
                <text:p>145684.035265912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147658.423598909">
                <text:p>147658.423598909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149517.554891151">
                <text:p>149517.554891151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151266.569090463">
                <text:p>151266.569090463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52910.600781538">
                <text:p>152910.600781538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154454.73993531">
                <text:p>154454.73993531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155903.999216292">
                <text:p>155903.999216292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157263.287148275">
                <text:p>157263.287148275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158537.386474137">
                <text:p>158537.386474137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159730.93708735">
                <text:p>159730.93708735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160848.422958548">
                <text:p>160848.422958548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161894.1625281">
                <text:p>161894.1625281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162872.302083492">
                <text:p>162872.302083492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163786.811687183">
                <text:p>163786.811687183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164641.483265701">
                <text:p>164641.483265701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165439.930513402">
                <text:p>165439.930513402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66185.590304221">
                <text:p>166185.590304221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166881.725341643">
                <text:p>166881.725341643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167531.427810932">
                <text:p>167531.427810932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168137.623828411">
                <text:p>168137.623828411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168703.078510331">
                <text:p>168703.078510331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169230.401508783">
                <text:p>169230.401508783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169722.052884313">
                <text:p>169722.052884313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170180.349204568">
                <text:p>170180.349204568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70607.469775736">
                <text:p>170607.469775736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171005.462928772">
                <text:p>171005.462928772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171376.252295762">
                <text:p>171376.252295762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171721.643023405">
                <text:p>171721.643023405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172043.327880644">
                <text:p>172043.327880644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172342.893226153">
                <text:p>172342.893226153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172621.824808854">
                <text:p>172621.824808854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172881.51338097">
                <text:p>172881.51338097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173123.260108549">
                <text:p>173123.260108549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173348.281768942">
                <text:p>173348.281768942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173557.715728572">
                <text:p>173557.715728572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173752.624697482">
                <text:p>173752.624697482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173934.001259859">
                <text:p>173934.001259859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174102.772181817">
                <text:p>174102.772181817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174259.802499557">
                <text:p>174259.802499557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174405.899392348">
                <text:p>174405.899392348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174541.815845941">
                <text:p>174541.815845941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174668.254112818">
                <text:p>174668.254112818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174785.868976359">
                <text:p>174785.868976359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174895.270826409">
                <text:p>174895.270826409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174997.028554065">
                <text:p>174997.028554065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175091.672273651">
                <text:p>175091.672273651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175179.695879902">
                <text:p>175179.695879902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175261.559448401">
                <text:p>175261.559448401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175337.691487163">
                <text:p>175337.691487163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175408.49104717">
                <text:p>175408.49104717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175474.32969943">
                <text:p>175474.32969943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175535.553385939">
                <text:p>175535.553385939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175592.484151656">
                <text:p>175592.484151656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175645.421764351">
                <text:p>175645.421764351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175694.645228893">
                <text:p>175694.645228893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175740.41420227">
                <text:p>175740.41420227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175782.970315334">
                <text:p>175782.970315334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175822.538406993">
                <text:p>175822.538406993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175859.32767625">
                <text:p>175859.32767625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175893.532757252">
                <text:p>175893.532757252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175925.3347222">
                <text:p>175925.3347222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175954.902016718">
                <text:p>175954.902016718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175982.391332029">
                <text:p>175982.391332029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176007.948418018">
                <text:p>176007.948418018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176031.708841029">
                <text:p>176031.708841029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176053.798690033">
                <text:p>176053.798690033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176074.335234554">
                <text:p>176074.335234554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176093.427537553">
                <text:p>176093.427537553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176111.177026265">
                <text:p>176111.177026265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176127.678023807">
                <text:p>176127.678023807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176143.018244179">
                <text:p>176143.018244179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176157.279253121">
                <text:p>176157.279253121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176170.536897151">
                <text:p>176170.536897151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176182.861702909">
                <text:p>176182.861702909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176194.319248863">
                <text:p>176194.319248863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176204.970511224">
                <text:p>176204.970511224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176214.872185856">
                <text:p>176214.872185856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176224.076987817">
                <text:p>176224.076987817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176232.633930058">
                <text:p>176232.633930058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176240.588582723">
                <text:p>176240.588582723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176247.983314388">
                <text:p>176247.983314388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176254.857516465">
                <text:p>176254.857516465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176261.247811957">
                <text:p>176261.247811957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176267.188249635">
                <text:p>176267.188249635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176272.710484643">
                <text:p>176272.710484643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176277.843946486">
                <text:p>176277.843946486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176282.615995258">
                <text:p>176282.615995258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176287.052066945">
                <text:p>176287.052066945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176291.175808553">
                <text:p>176291.175808553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176295.009203766">
                <text:p>176295.009203766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176298.572689812">
                <text:p>176298.572689812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176301.88526612">
                <text:p>176301.88526612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176304.964595376">
                <text:p>176304.964595376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176307.827097479">
                <text:p>176307.827097479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176310.488036907">
                <text:p>176310.488036907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176312.961603959">
                <text:p>176312.961603959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176315.260990283">
                <text:p>176315.260990283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176317.398459108">
                <text:p>176317.398459108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176319.385410544">
                <text:p>176319.385410544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176321.232442292">
                <text:p>176321.232442292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176322.94940609">
                <text:p>176322.94940609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176324.545460194">
                <text:p>176324.545460194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176326.029118167">
                <text:p>176326.029118167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176327.408294243">
                <text:p>176327.408294243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176328.6903455">
                <text:p>176328.6903455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176329.882111067">
                <text:p>176329.882111067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176330.989948575">
                <text:p>176330.989948575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176332.019768044">
                <text:p>176332.019768044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176332.977063391">
                <text:p>176332.977063391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176333.866941711">
                <text:p>176333.866941711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176334.694150509">
                <text:p>176334.694150509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176335.463103015">
                <text:p>176335.463103015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176336.177901709">
                <text:p>176336.177901709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176336.842360202">
                <text:p>176336.842360202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176337.460023568">
                <text:p>176337.460023568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176338.034187253">
                <text:p>176338.034187253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176338.567914649">
                <text:p>176338.567914649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176339.064053428">
                <text:p>176339.064053428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176339.525250736">
                <text:p>176339.525250736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176339.953967309">
                <text:p>176339.953967309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176340.352490595">
                <text:p>176340.352490595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176340.722946961">
                <text:p>176340.722946961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176341.067313033">
                <text:p>176341.067313033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176341.387426237">
                <text:p>176341.387426237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176341.684994606">
                <text:p>176341.684994606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176341.961605885">
                <text:p>176341.961605885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176342.218736007">
                <text:p>176342.218736007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176342.457756966">
                <text:p>176342.457756966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176342.679944131">
                <text:p>176342.679944131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176342.886483055">
                <text:p>176342.886483055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176343.0784758">
                <text:p>176343.0784758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176343.256946814">
                <text:p>176343.256946814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176343.422848397">
                <text:p>176343.422848397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176343.577065785">
                <text:p>176343.577065785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176343.720421867">
                <text:p>176343.720421867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176343.853681583">
                <text:p>176343.853681583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176343.977555999">
                <text:p>176343.977555999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176344.092706101">
                <text:p>176344.092706101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176344.199746328">
                <text:p>176344.199746328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176344.299247843">
                <text:p>176344.299247843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176344.391741584">
                <text:p>176344.391741584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76344.477721098">
                <text:p>176344.477721098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176344.557645171">
                <text:p>176344.557645171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76344.631940279">
                <text:p>176344.631940279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76344.701002861">
                <text:p>176344.701002861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76344.765201436">
                <text:p>176344.765201436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76344.824878571">
                <text:p>176344.82487857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76344.880352704">
                <text:p>176344.880352704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176344.931919848">
                <text:p>176344.931919848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76344.979855166">
                <text:p>176344.979855166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76345.024414445">
                <text:p>176345.024414445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76345.065835454">
                <text:p>176345.065835454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76345.104339218">
                <text:p>176345.104339218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176345.140131196">
                <text:p>176345.140131196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176345.173402376">
                <text:p>176345.173402376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6345.204330296">
                <text:p>176345.204330296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176345.233079988">
                <text:p>176345.233079988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176345.259804863">
                <text:p>176345.259804863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176345.284647527">
                <text:p>176345.284647527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176345.307740542">
                <text:p>176345.30774054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176345.329207135">
                <text:p>176345.329207135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176345.349161853">
                <text:p>176345.349161853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176345.367711175">
                <text:p>176345.367711175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176345.384954084">
                <text:p>176345.384954084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176345.400982587">
                <text:p>176345.400982587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176345.415882216">
                <text:p>176345.415882216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176345.429732475">
                <text:p>176345.429732475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176345.44260727">
                <text:p>176345.44260727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176345.454575304">
                <text:p>176345.454575304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176345.465700438">
                <text:p>176345.465700438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176345.476042036">
                <text:p>176345.476042036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176345.485655284">
                <text:p>176345.485655284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176345.494591478">
                <text:p>176345.494591478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76345.502898302">
                <text:p>176345.502898302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76345.510620082">
                <text:p>176345.510620082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176345.517798024">
                <text:p>176345.517798024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176345.524470427">
                <text:p>176345.524470427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76345.530672899">
                <text:p>176345.53067289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76345.536438535">
                <text:p>176345.536438535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176345.541798101">
                <text:p>176345.541798101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76345.546780196">
                <text:p>176345.546780196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76345.551411407">
                <text:p>176345.551411407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176345.555716444">
                <text:p>176345.555716444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176345.559718281">
                <text:p>176345.559718281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176345.563438271">
                <text:p>176345.563438271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176345.566896264">
                <text:p>176345.566896264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76345.570110714">
                <text:p>176345.570110714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176345.573098773">
                <text:p>176345.573098773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176345.575876384">
                <text:p>176345.575876384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176345.57845837">
                <text:p>176345.57845837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176345.580858509">
                <text:p>176345.58085850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76345.583089608">
                <text:p>176345.583089608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76345.585163571">
                <text:p>176345.585163571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76345.587091468">
                <text:p>176345.587091468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76345.588883583">
                <text:p>176345.588883583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76345.590549482">
                <text:p>176345.590549482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76345.592098052">
                <text:p>176345.592098052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76345.593537557">
                <text:p>176345.593537557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76345.594875679">
                <text:p>176345.59487567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76345.596119558">
                <text:p>176345.596119558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76345.597275832">
                <text:p>176345.597275832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76345.59835067">
                <text:p>176345.59835067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76345.599349808">
                <text:p>176345.599349808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176345.600278577">
                <text:p>176345.600278577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76345.601141934">
                <text:p>176345.601141934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76345.601944485">
                <text:p>176345.601944485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76345.602690513">
                <text:p>176345.602690513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76345.603383999">
                <text:p>176345.603383999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76345.604028643">
                <text:p>176345.60402864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76345.604627885">
                <text:p>176345.604627885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76345.605184923">
                <text:p>176345.605184923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76345.605702729">
                <text:p>176345.605702729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76345.606184066">
                <text:p>176345.606184066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76345.606631504">
                <text:p>176345.606631504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76345.607047428">
                <text:p>176345.607047428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76345.607434059">
                <text:p>176345.607434059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76345.60779346">
                <text:p>176345.60779346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76345.608127549">
                <text:p>176345.608127549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76345.608438108">
                <text:p>176345.608438108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76345.608726795">
                <text:p>176345.608726795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6345.608995149">
                <text:p>176345.608995149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76345.609244604">
                <text:p>176345.609244604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76345.609476489">
                <text:p>176345.609476489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76345.609692043">
                <text:p>176345.609692043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76345.609892416">
                <text:p>176345.609892416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76345.610078677">
                <text:p>176345.61007867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176345.610251819">
                <text:p>176345.610251819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76345.610412767">
                <text:p>176345.610412767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176345.61056238">
                <text:p>176345.61056238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176345.610701456">
                <text:p>176345.610701456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176345.610830736">
                <text:p>176345.610830736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176345.610950912">
                <text:p>176345.610950912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176345.611062623">
                <text:p>176345.611062623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176345.611166467">
                <text:p>176345.611166467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76345.611262997">
                <text:p>176345.611262997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176345.611352729">
                <text:p>176345.611352729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176345.61143614">
                <text:p>176345.61143614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176345.611513678">
                <text:p>176345.611513678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176345.611585754">
                <text:p>176345.611585754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176345.611652754">
                <text:p>176345.611652754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176345.611715035">
                <text:p>176345.611715035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176345.61177293">
                <text:p>176345.61177293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176345.611826747">
                <text:p>176345.611826747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76345.611876774">
                <text:p>176345.611876774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76345.611923278">
                <text:p>176345.611923278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176345.611966506">
                <text:p>176345.611966506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176345.61200669">
                <text:p>176345.61200669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176345.612044044">
                <text:p>176345.612044044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176345.612078767">
                <text:p>176345.612078767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176345.612111045">
                <text:p>176345.612111045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176345.612141049">
                <text:p>176345.612141049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176345.61216894">
                <text:p>176345.61216894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176345.612194866">
                <text:p>176345.612194866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176345.612218967">
                <text:p>176345.612218967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176345.61224137">
                <text:p>176345.61224137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176345.612262196">
                <text:p>176345.612262196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176345.612281554">
                <text:p>176345.612281554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176345.61229955">
                <text:p>176345.61229955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176345.612316278">
                <text:p>176345.612316278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176345.612331827">
                <text:p>176345.612331827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176345.612346282">
                <text:p>176345.612346282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176345.612359718">
                <text:p>176345.612359718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176345.612372209">
                <text:p>176345.612372209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176345.612383819">
                <text:p>176345.612383819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176345.612394612">
                <text:p>176345.612394612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176345.612404645">
                <text:p>176345.612404645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176345.612413971">
                <text:p>176345.612413971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76345.61242264">
                <text:p>176345.61242264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176345.612430699">
                <text:p>176345.612430699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176345.61243819">
                <text:p>176345.61243819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176345.612445154">
                <text:p>176345.612445154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176345.612451627">
                <text:p>176345.612451627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176345.612457644">
                <text:p>176345.612457644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176345.612463237">
                <text:p>176345.612463237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176345.612468437">
                <text:p>176345.612468437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176345.61247327">
                <text:p>176345.61247327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176345.612477763">
                <text:p>176345.612477763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176345.612481939">
                <text:p>176345.612481939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176345.612485822">
                <text:p>176345.612485822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176345.612489431">
                <text:p>176345.612489431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176345.612492785">
                <text:p>176345.612492785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176345.612495904">
                <text:p>176345.612495904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176345.612498802">
                <text:p>176345.612498802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176345.612501497">
                <text:p>176345.612501497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176345.612504002">
                <text:p>176345.612504002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176345.61250633">
                <text:p>176345.61250633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176345.612508495">
                <text:p>176345.612508495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176345.612510507">
                <text:p>176345.612510507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176345.612512377">
                <text:p>176345.612512377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176345.612514116">
                <text:p>176345.612514116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176345.612515732">
                <text:p>176345.612515732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176345.612517234">
                <text:p>176345.612517234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176345.612518631">
                <text:p>176345.612518631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176345.612519929">
                <text:p>176345.612519929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176345.612521136">
                <text:p>176345.612521136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176345.612522257">
                <text:p>176345.612522257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176345.6125233">
                <text:p>176345.6125233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176345.612524269">
                <text:p>176345.612524269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176345.61252517">
                <text:p>176345.61252517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176345.612526008">
                <text:p>176345.612526008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176345.612526786">
                <text:p>176345.612526786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176345.61252751">
                <text:p>176345.61252751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176345.612528183">
                <text:p>176345.612528183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176345.612528808">
                <text:p>176345.61252880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176345.61252939">
                <text:p>176345.61252939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176345.61252993">
                <text:p>176345.61252993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176345.612530432">
                <text:p>176345.612530432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176345.612530899">
                <text:p>176345.612530899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176345.612531334">
                <text:p>176345.612531334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176345.612531737">
                <text:p>176345.612531737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176345.612532112">
                <text:p>176345.612532112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176345.612532461">
                <text:p>176345.612532461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176345.612532785">
                <text:p>176345.612532785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176345.612533086">
                <text:p>176345.612533086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176345.612533366">
                <text:p>176345.612533366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176345.612533627">
                <text:p>176345.612533627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176345.612533869">
                <text:p>176345.61253386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176345.612534093">
                <text:p>176345.61253409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176345.612534303">
                <text:p>176345.612534303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176345.612534497">
                <text:p>176345.612534497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176345.612534678">
                <text:p>176345.612534678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176345.612534846">
                <text:p>176345.612534846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176345.612535002">
                <text:p>176345.612535002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176345.612535147">
                <text:p>176345.612535147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176345.612535282">
                <text:p>176345.612535282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176345.612535407">
                <text:p>176345.612535407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176345.612535524">
                <text:p>176345.612535524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176345.612535632">
                <text:p>176345.61253563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176345.612535733">
                <text:p>176345.612535733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176345.612535827">
                <text:p>176345.612535827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176345.612535914">
                <text:p>176345.612535914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176345.612535995">
                <text:p>176345.612535995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76345.61253607">
                <text:p>176345.61253607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76345.61253614">
                <text:p>176345.61253614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76345.612536205">
                <text:p>176345.612536205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76345.612536265">
                <text:p>176345.61253626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76345.612536321">
                <text:p>176345.612536321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76345.612536373">
                <text:p>176345.61253637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76345.612536422">
                <text:p>176345.61253642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76345.612536467">
                <text:p>176345.612536467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76345.612536509">
                <text:p>176345.612536509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76345.612536548">
                <text:p>176345.612536548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76345.612536584">
                <text:p>176345.612536584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76345.612536618">
                <text:p>176345.612536618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76345.612536649">
                <text:p>176345.612536649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76345.612536678">
                <text:p>176345.612536678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76345.612536705">
                <text:p>176345.612536705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176345.612536731">
                <text:p>176345.612536731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176345.612536754">
                <text:p>176345.612536754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76345.612536776">
                <text:p>176345.612536776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76345.612536796">
                <text:p>176345.612536796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76345.612536815">
                <text:p>176345.612536815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76345.612536832">
                <text:p>176345.612536832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76345.612536848">
                <text:p>176345.61253684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76345.612536863">
                <text:p>176345.61253686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6345.612536877">
                <text:p>176345.61253687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76345.61253689">
                <text:p>176345.61253689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76345.612536903">
                <text:p>176345.61253690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76345.612536914">
                <text:p>176345.61253691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76345.612536924">
                <text:p>176345.612536924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76345.612536934">
                <text:p>176345.612536934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76345.612536943">
                <text:p>176345.612536943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76345.612536951">
                <text:p>176345.61253695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76345.612536959">
                <text:p>176345.61253695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6345.612536967">
                <text:p>176345.61253696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76345.612536973">
                <text:p>176345.61253697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76345.61253698">
                <text:p>176345.6125369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76345.612536985">
                <text:p>176345.61253698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76345.612536991">
                <text:p>176345.61253699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76345.612536996">
                <text:p>176345.61253699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6345.612537001">
                <text:p>176345.61253700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76345.612537005">
                <text:p>176345.61253700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76345.612537009">
                <text:p>176345.61253700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76345.612537013">
                <text:p>176345.61253701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76345.612537016">
                <text:p>176345.6125370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76345.61253702">
                <text:p>176345.6125370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76345.612537023">
                <text:p>176345.61253702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6345.612537025">
                <text:p>176345.61253702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6345.612537028">
                <text:p>176345.61253702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6345.61253703">
                <text:p>176345.6125370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76345.612537033">
                <text:p>176345.61253703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76345.612537035">
                <text:p>176345.61253703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76345.612537037">
                <text:p>176345.61253703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76345.612537039">
                <text:p>176345.61253703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76345.61253704">
                <text:p>176345.6125370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76345.612537042">
                <text:p>176345.6125370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76345.612537043">
                <text:p>176345.61253704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76345.612537045">
                <text:p>176345.61253704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76345.612537046">
                <text:p>176345.61253704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76345.612537047">
                <text:p>176345.61253704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76345.612537048">
                <text:p>176345.61253704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76345.612537049">
                <text:p>176345.61253704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76345.61253705">
                <text:p>176345.6125370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76345.612537051">
                <text:p>176345.61253705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76345.612537052">
                <text:p>176345.61253705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6345.612537052">
                <text:p>176345.61253705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76345.612537053">
                <text:p>176345.61253705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76345.612537054">
                <text:p>176345.6125370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76345.612537054">
                <text:p>176345.61253705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6345.612537055">
                <text:p>176345.61253705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76345.612537055">
                <text:p>176345.61253705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6345.612537056">
                <text:p>176345.61253705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6345.612537056">
                <text:p>176345.61253705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76345.612537057">
                <text:p>176345.61253705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6345.612537057">
                <text:p>176345.61253705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76345.612537058">
                <text:p>176345.61253705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76345.612537058">
                <text:p>176345.61253705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76345.612537058">
                <text:p>176345.61253705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76345.612537059">
                <text:p>176345.61253705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76345.612537059">
                <text:p>176345.61253705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76345.612537059">
                <text:p>176345.61253705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76345.612537059">
                <text:p>176345.61253705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76345.61253706">
                <text:p>176345.6125370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76345.61253706">
                <text:p>176345.6125370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76345.61253706">
                <text:p>176345.61253706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76345.61253706">
                <text:p>176345.61253706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76345.61253706">
                <text:p>176345.61253706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6345.61253706">
                <text:p>176345.61253706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6345.612537061">
                <text:p>176345.61253706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76345.612537061">
                <text:p>176345.61253706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76345.612537061">
                <text:p>176345.612537061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76345.612537061">
                <text:p>176345.61253706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76345.612537061">
                <text:p>176345.61253706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176345.612537061">
                <text:p>176345.61253706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176345.612537061">
                <text:p>176345.61253706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76345.612537061">
                <text:p>176345.612537061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76345.612537061">
                <text:p>176345.61253706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6345.612537061">
                <text:p>176345.61253706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76345.612537061">
                <text:p>176345.61253706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76345.612537062">
                <text:p>176345.612537062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76345.612537062">
                <text:p>176345.612537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